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5.162cm" fo:min-width="21.0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4.615cm" fo:min-width="20.82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7cm" fo:min-width="8.38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788cm" fo:min-width="22.14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42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Default_20_Drawing_20_Style_5f_1" style:list-style-name="L10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1.013cm" fo:min-width="7.119cm" fo:padding-top="0.125cm" fo:padding-bottom="0.125cm" fo:padding-left="0.25cm" fo:padding-right="0.25cm" fo:wrap-option="wrap"/>
    </style:style>
    <style:style style:name="gr45" style:family="graphic" style:parent-style-name="Default_20_Drawing_20_Style_5f_1" style:list-style-name="L10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 style:list-style-name="L10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Default_20_Drawing_20_Style_5f_1" style:list-style-name="L1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20_Drawing_20_Style_5f_1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63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65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1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5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07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08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Default_20_Drawing_20_Style_5f_2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Default_20_Drawing_20_Style_5f_2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12" style:family="graphic" style:parent-style-name="Default_20_Drawing_20_Style_5f_2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13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120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21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Default_20_Drawing_20_Style_5f_2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Default_20_Drawing_20_Style_5f_2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/>
    </style:style>
    <style:style style:name="gr129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0" style:family="graphic" style:parent-style-name="Default_20_Drawing_20_Style_5f_2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gr131" style:family="graphic" style:parent-style-name="Default_20_Drawing_20_Style_5f_2" style:list-style-name="L9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2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3" style:family="graphic" style:parent-style-name="Default_20_Drawing_20_Style_5f_2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</style:style>
    <style:style style:name="gr134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4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56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</style:style>
    <style:style style:name="gr157" style:family="graphic" style:parent-style-name="standard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pr1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10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lank_20_Slide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9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e6e6e6"/>
      <style:paragraph-properties fo:text-align="start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23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24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5" style:family="paragraph">
      <loext:graphic-properties draw:fill="solid" draw:fill-color="#cc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099cm" fo:margin-bottom="0cm" fo:line-height="100%" fo:text-align="start" fo:text-indent="0cm" style:writing-mode="lr-tb"/>
      <style:text-properties fo:font-size="18pt"/>
    </style:style>
    <style:style style:name="P27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.953cm" fo:margin-right="0cm" fo:margin-top="0.169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style:font-name="Andale Mono" fo:font-size="14pt" style:font-size-asian="14pt" style:font-size-complex="14pt"/>
    </style:style>
    <style:style style:name="P30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4pt" style:font-size-asian="14pt" style:font-size-complex="14pt"/>
    </style:style>
    <style:style style:name="P31" style:family="paragraph">
      <style:paragraph-properties fo:margin-left="0.953cm" fo:margin-right="0cm" fo:margin-top="0.169cm" fo:margin-bottom="0cm" fo:line-height="95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2" style:family="paragraph">
      <style:paragraph-properties fo:margin-left="0cm" fo:margin-right="0cm" fo:margin-top="0.169cm" fo:margin-bottom="0cm" fo:line-height="95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top="0.423cm" fo:margin-bottom="0cm" fo:line-height="100%" fo:text-align="start" style:writing-mode="lr-tb"/>
      <style:text-properties fo:font-size="18pt"/>
    </style:style>
    <style:style style:name="P35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39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4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1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42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3" style:family="paragraph">
      <loext:graphic-properties draw:fill="solid" draw:fill-color="#d5f1cf"/>
      <style:paragraph-properties fo:text-align="start"/>
      <style:text-properties fo:font-size="18pt"/>
    </style:style>
    <style:style style:name="P44" style:family="paragraph">
      <loext:graphic-properties draw:fill="solid" draw:fill-color="#f2dcdb"/>
      <style:paragraph-properties fo:text-align="start"/>
      <style:text-properties fo:font-size="18pt"/>
    </style:style>
    <style:style style:name="P45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0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3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6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text-indent="0cm"/>
    </style:style>
    <style:style style:name="P6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6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3" style:family="paragraph">
      <loext:graphic-properties draw:fill="solid" draw:fill-color="#808080"/>
      <style:paragraph-properties fo:text-align="start"/>
      <style:text-properties fo:font-size="18pt"/>
    </style:style>
    <style:style style:name="P64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65" style:family="paragraph">
      <loext:graphic-properties draw:fill="solid" draw:fill-color="#c00000"/>
      <style:paragraph-properties fo:text-align="start"/>
      <style:text-properties fo:font-size="18pt"/>
    </style:style>
    <style:style style:name="P66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67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68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69" style:family="paragraph">
      <loext:graphic-properties draw:fill="solid" draw:fill-color="#f1c7c7"/>
      <style:paragraph-properties fo:text-align="start"/>
      <style:text-properties fo:font-size="18pt"/>
    </style:style>
    <style:style style:name="P70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7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2" style:family="paragraph">
      <loext:graphic-properties draw:fill-color="#ffffff"/>
      <style:paragraph-properties style:writing-mode="lr-tb"/>
      <style:text-properties fo:font-size="20pt"/>
    </style:style>
    <style:style style:name="P7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74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top="0.353cm" fo:margin-bottom="0cm" fo:line-height="100%" fo:text-align="center" style:punctuation-wrap="simple" style:writing-mode="lr-tb"/>
      <style:text-properties fo:font-size="24pt"/>
    </style:style>
    <style:style style:name="P76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4pt"/>
    </style:style>
    <style:style style:name="P77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78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79" style:family="paragraph">
      <style:paragraph-properties fo:margin-left="0cm" fo:margin-right="0cm" fo:margin-top="0.169cm" fo:margin-bottom="0cm" fo:line-height="97%" fo:text-align="start" fo:text-indent="0cm" style:writing-mode="lr-tb"/>
      <style:text-properties fo:font-size="18pt"/>
    </style:style>
    <style:style style:name="P80" style:family="paragraph">
      <style:paragraph-properties fo:margin-left="0cm" fo:margin-right="0cm" fo:margin-top="0cm" fo:margin-bottom="0cm" fo:line-height="97%" fo:text-align="start" fo:text-indent="0cm" style:writing-mode="lr-tb"/>
      <style:text-properties fo:font-size="18pt"/>
    </style:style>
    <style:style style:name="P81" style:family="paragraph">
      <loext:graphic-properties draw:fill="solid" draw:fill-color="#e49494"/>
      <style:paragraph-properties fo:text-align="start"/>
      <style:text-properties fo:font-size="18pt"/>
    </style:style>
    <style:style style:name="P82" style:family="paragraph">
      <style:paragraph-properties fo:margin-top="0.318cm" fo:margin-bottom="0cm" fo:line-height="100%" fo:text-align="start" style:writing-mode="lr-tb"/>
      <style:text-properties fo:font-size="18pt"/>
    </style:style>
    <style:style style:name="P83" style:family="paragraph">
      <loext:graphic-properties draw:fill="solid" draw:fill-color="#000000"/>
      <style:paragraph-properties fo:text-align="start"/>
      <style:text-properties fo:font-size="18pt"/>
    </style:style>
    <style:style style:name="P84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5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86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87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88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8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91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7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0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1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3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4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5" style:family="text">
      <style:text-properties fo:font-variant="normal" fo:text-transform="none" fo:color="#92649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28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40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2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3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4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6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49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2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5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6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8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9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61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2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3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4" style:family="text">
      <style:text-properties fo:font-variant="normal" fo:text-transform="none" fo:color="#9d0003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5" style:family="text">
      <style:text-properties fo:font-variant="normal" fo:text-transform="none" fo:color="#10770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6" style:family="text">
      <style:text-properties fo:font-variant="normal" fo:text-transform="none" fo:color="#00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7" style:family="text">
      <style:text-properties fo:font-variant="normal" fo:text-transform="none" fo:color="#9e4c0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8" style:family="text">
      <style:text-properties fo:font-variant="normal" fo:text-transform="none" fo:color="#9d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0f757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1" style:family="text">
      <style:text-properties fo:font-variant="normal" fo:text-transform="none" fo:color="#9d3e4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b7898a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7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ff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4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7f7f7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2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3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5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26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2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129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5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6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8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9" style:family="text">
      <style:text-properties fo:font-variant="normal" fo:text-transform="none" fo:color="#32946a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0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41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3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4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5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6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7" style:family="text">
      <style:text-properties fo:font-variant="normal" fo:text-transform="none" fo:color="#db6f6f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4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1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2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3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5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6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7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6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3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4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65" style:family="text">
      <style:text-properties fo:font-variant="normal" fo:text-transform="none" fo:color="#990000" loext:opacity="100%" style:text-line-through-style="none" style:text-line-through-type="none" style:text-position="-25% 58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66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254" draw:style-name="gr1" draw:text-style-name="P2" draw:layer="layout" svg:width="21.586cm" svg:height="5.411cm" svg:x="1.905cm" svg:y="4.445cm">
          <text:p text:style-name="P1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I</text:span></text:p>
          <text:p text:style-name="P1"><text:span text:style-name="T2"><text:line-break/></text:span><text:span text:style-name="T2"><text:line-break/></text:span><text:span text:style-name="T3">H</text:span><text:span text:style-name="T3">P</text:span><text:span text:style-name="T3">P</text:span><text:span text:style-name="T3">S</text:span><text:span text:style-name="T2"><text:line-break/></text:span><text:span text:style-name="T2"><text:line-break/></text:span><text:span text:style-name="T2"><text:line-break/></text:span><text:span text:style-name="T2">D</text:span><text:span text:style-name="T2">a</text:span><text:span text:style-name="T2">v</text:span><text:span text:style-name="T2">i</text:span><text:span text:style-name="T2">d</text:span><text:span text:style-name="T2"> </text:span><text:span text:style-name="T2">M</text:span><text:span text:style-name="T2">a</text:span><text:span text:style-name="T2">r</text:span><text:span text:style-name="T2">c</text:span><text:span text:style-name="T2">h</text:span><text:span text:style-name="T2">a</text:span><text:span text:style-name="T2">n</text:span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2" draw:text-style-name="P5" draw:layer="layout" svg:width="21.326cm" svg:height="4.864cm" svg:x="1.905cm" svg:y="10.795cm">
          <text:p text:style-name="P3"><text:span text:style-name="T2"/></text:p>
          <text:p text:style-name="P3"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s</text:span><text:span text:style-name="T3">l</text:span><text:span text:style-name="T3">i</text:span><text:span text:style-name="T3">d</text:span><text:span text:style-name="T3">e</text:span><text:span text:style-name="T3">s</text:span><text:span text:style-name="T3"> </text:span><text:span text:style-name="T3">b</text:span><text:span text:style-name="T3">y</text:span><text:span text:style-name="T3">:</text:span><text:span text:style-name="T4"> </text:span></text:p>
          <text:p text:style-name="P4"><text:span text:style-name="T5">T</text:span><text:span text:style-name="T5">r</text:span><text:span text:style-name="T5">o</text:span><text:span text:style-name="T5">e</text:span><text:span text:style-name="T5">l</text:span><text:span text:style-name="T5">s</text:span><text:span text:style-name="T5"> </text:span><text:span text:style-name="T5">H</text:span><text:span text:style-name="T5">e</text:span><text:span text:style-name="T5">n</text:span><text:span text:style-name="T5">r</text:span><text:span text:style-name="T5">i</text:span><text:span text:style-name="T5">k</text:span><text:span text:style-name="T5">s</text:span><text:span text:style-name="T5">e</text:span><text:span text:style-name="T5">n</text:span><text:span text:style-name="T5">, </text:span><text:span text:style-name="T5">R</text:span><text:span text:style-name="T5">a</text:span><text:span text:style-name="T5">n</text:span><text:span text:style-name="T5">d</text:span><text:span text:style-name="T5">a</text:span><text:span text:style-name="T5">l </text:span><text:span text:style-name="T5">E</text:span><text:span text:style-name="T5">. </text:span><text:span text:style-name="T5">B</text:span><text:span text:style-name="T5">r</text:span><text:span text:style-name="T5">y</text:span><text:span text:style-name="T5">a</text:span><text:span text:style-name="T5">n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a</text:span><text:span text:style-name="T5">v</text:span><text:span text:style-name="T5">i</text:span><text:span text:style-name="T5">d</text:span><text:span text:style-name="T5"> </text:span><text:span text:style-name="T5">R</text:span><text:span text:style-name="T5">. </text:span><text:span text:style-name="T5">O</text:span><text:span text:style-name="T5">’</text:span><text:span text:style-name="T5">H</text:span><text:span text:style-name="T5">a</text:span><text:span text:style-name="T5">l</text:span><text:span text:style-name="T5">l</text:span><text:span text:style-name="T5">a</text:span><text:span text:style-name="T5">r</text:span><text:span text:style-name="T5">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2" presentation:style-name="pr1" draw:text-style-name="P6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56" draw:style-name="gr3" draw:text-style-name="P8" draw:layer="layout" svg:width="8.886cm" svg:height="1.266cm" svg:x="11.43cm" svg:y="25.4cm">
            <text:p text:style-name="P7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55" draw:style-name="gr4" draw:text-style-name="P10" draw:layer="layout" svg:width="21.085cm" svg:height="2.113cm" svg:x="0.992cm" svg:y="1.21cm">
          <text:p text:style-name="P9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H</text:span><text:span text:style-name="T1">a</text:span><text:span text:style-name="T1">r</text:span><text:span text:style-name="T1">d</text:span><text:span text:style-name="T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" draw:text-style-name="P12" draw:layer="layout" svg:width="21.93cm" svg:height="13.807cm" svg:x="1.102cm" svg:y="3.784cm">
          <text:list text:style-name="L2">
            <text:list-item>
              <text:p text:style-name="P11"><text:span text:style-name="T7">T</text:span><text:span text:style-name="T7">h</text:span><text:span text:style-name="T7">e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 </text:span><text:span text:style-name="T7">m</text:span><text:span text:style-name="T7">i</text:span><text:span text:style-name="T7">n</text:span><text:span text:style-name="T7">d</text:span><text:span text:style-name="T7"> </text:span><text:span text:style-name="T7">t</text:span><text:span text:style-name="T7">e</text:span><text:span text:style-name="T7">n</text:span><text:span text:style-name="T7">d</text:span><text:span text:style-name="T7">s</text:span><text:span text:style-name="T7"> </text:span><text:span text:style-name="T7">t</text:span><text:span text:style-name="T7">o</text:span><text:span text:style-name="T7"> </text:span><text:span text:style-name="T7">b</text:span><text:span text:style-name="T7">e</text:span><text:span text:style-name="T7">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t</text:span><text:span text:style-name="T7">i</text:span><text:span text:style-name="T7">a</text:span><text:span text:style-name="T7">l</text:span></text:p>
            </text:list-item>
          </text:list>
          <text:p text:style-name="P11"><text:span text:style-name="T8"/></text:p>
          <text:list text:continue-numbering="true" text:style-name="L2">
            <text:list-item>
              <text:p text:style-name="P11"><text:span text:style-name="T7">T</text:span><text:span text:style-name="T7">h</text:span><text:span text:style-name="T7">e</text:span><text:span text:style-name="T7"> </text:span><text:span text:style-name="T7">n</text:span><text:span text:style-name="T7">o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t</text:span><text:span text:style-name="T7">i</text:span><text:span text:style-name="T7">m</text:span><text:span text:style-name="T7">e</text:span><text:span text:style-name="T7"> </text:span><text:span text:style-name="T7">i</text:span><text:span text:style-name="T7">s</text:span><text:span text:style-name="T7"> </text:span><text:span text:style-name="T7">o</text:span><text:span text:style-name="T7">f</text:span><text:span text:style-name="T7">t</text:span><text:span text:style-name="T7">e</text:span><text:span text:style-name="T7">n</text:span><text:span text:style-name="T7"> </text:span><text:span text:style-name="T7">m</text:span><text:span text:style-name="T7">i</text:span><text:span text:style-name="T7">s</text:span><text:span text:style-name="T7">l</text:span><text:span text:style-name="T7">e</text:span><text:span text:style-name="T7">a</text:span><text:span text:style-name="T7">d</text:span><text:span text:style-name="T7">i</text:span><text:span text:style-name="T7">n</text:span><text:span text:style-name="T7">g</text:span></text:p>
            </text:list-item>
          </text:list>
          <text:p text:style-name="P11"><text:span text:style-name="T8"/></text:p>
          <text:list text:continue-numbering="true" text:style-name="L2">
            <text:list-item>
              <text:p text:style-name="P11"><text:span text:style-name="T7">T</text:span><text:span text:style-name="T7">h</text:span><text:span text:style-name="T7">i</text:span><text:span text:style-name="T7">n</text:span><text:span text:style-name="T7">k</text:span><text:span text:style-name="T7">i</text:span><text:span text:style-name="T7">n</text:span><text:span text:style-name="T7">g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e</text:span><text:span text:style-name="T7">v</text:span><text:span text:style-name="T7">e</text:span><text:span text:style-name="T7">n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e</text:span><text:span text:style-name="T7">r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i</text:span><text:span text:style-name="T7">s</text:span><text:span text:style-name="T7"> </text:span><text:span text:style-name="T7">a</text:span><text:span text:style-name="T7">t</text:span><text:span text:style-name="T7"> </text:span><text:span text:style-name="T7">l</text:span><text:span text:style-name="T7">e</text:span><text:span text:style-name="T7">a</text:span><text:span text:style-name="T7">s</text:span><text:span text:style-name="T7">t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 </text:span><text:span text:style-name="T7">p</text:span><text:span text:style-name="T7">r</text:span><text:span text:style-name="T7">o</text:span><text:span text:style-name="T7">n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r</text:span><text:span text:style-name="T7">e</text:span><text:span text:style-name="T7">q</text:span><text:span text:style-name="T7">u</text:span><text:span text:style-name="T7">e</text:span><text:span text:style-name="T7">n</text:span><text:span text:style-name="T7">t</text:span><text:span text:style-name="T7">l</text:span><text:span text:style-name="T7">y</text:span><text:span text:style-name="T7"> </text:span><text:span text:style-name="T7">i</text:span><text:span text:style-name="T7">m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H</text:span><text:span text:style-name="T1">a</text:span><text:span text:style-name="T1">r</text:span><text:span text:style-name="T1">d</text:span><text:span text:style-name="T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703cm" svg:height="14.204cm" svg:x="0.635cm" svg:y="3.784cm">
          <text:list text:style-name="L2">
            <text:list-item>
              <text:p text:style-name="P11"><text:span text:style-name="T7">C</text:span><text:span text:style-name="T7">l</text:span><text:span text:style-name="T7">a</text:span><text:span text:style-name="T7">s</text:span><text:span text:style-name="T7">s</text:span><text:span text:style-name="T7">i</text:span><text:span text:style-name="T7">c</text:span><text:span text:style-name="T7">a</text:span><text:span text:style-name="T7">l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n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s</text:span><text:span text:style-name="T7">: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R</text:span><text:span text:style-name="T9">a</text:span><text:span text:style-name="T9">c</text:span><text:span text:style-name="T9">e</text:span><text:span text:style-name="T9">s</text:span><text:span text:style-name="T9">:</text:span><text:span text:style-name="T10"> </text:span><text:span text:style-name="T10">o</text:span><text:span text:style-name="T10">u</text:span><text:span text:style-name="T10">t</text:span><text:span text:style-name="T10">c</text:span><text:span text:style-name="T10">o</text:span><text:span text:style-name="T10">m</text:span><text:span text:style-name="T10">e</text:span><text:span text:style-name="T10">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s</text:span><text:span text:style-name="T10"> </text:span><text:span text:style-name="T10">o</text:span><text:span text:style-name="T10">n</text:span><text:span text:style-name="T10"> </text:span><text:span text:style-name="T10">a</text:span><text:span text:style-name="T10">r</text:span><text:span text:style-name="T10">b</text:span><text:span text:style-name="T10">i</text:span><text:span text:style-name="T10">t</text:span><text:span text:style-name="T10">r</text:span><text:span text:style-name="T10">a</text:span><text:span text:style-name="T10">r</text:span><text:span text:style-name="T10">y</text:span><text:span text:style-name="T10">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i</text:span><text:span text:style-name="T10">n</text:span><text:span text:style-name="T10">g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s</text:span><text:span text:style-name="T10"> </text:span><text:span text:style-name="T10">e</text:span><text:span text:style-name="T10">l</text:span><text:span text:style-name="T10">s</text:span><text:span text:style-name="T10">e</text:span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 </text:span><text:span text:style-name="T4">w</text:span><text:span text:style-name="T4">h</text:span><text:span text:style-name="T4">o</text:span><text:span text:style-name="T4"> </text:span><text:span text:style-name="T4">g</text:span><text:span text:style-name="T4">e</text:span><text:span text:style-name="T4">t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</text:span><text:span text:style-name="T4"> </text:span><text:span text:style-name="T4">s</text:span><text:span text:style-name="T4">e</text:span><text:span text:style-name="T4">a</text:span><text:span text:style-name="T4">t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i</text:span><text:span text:style-name="T4">r</text:span><text:span text:style-name="T4">p</text:span><text:span text:style-name="T4">l</text:span><text:span text:style-name="T4">a</text:span><text:span text:style-name="T4">n</text:span><text:span text:style-name="T4">e</text:span><text:span text:style-name="T4">?</text:span></text:p>
                    </text:list-item>
                  </text:list>
                </text:list-item>
                <text:list-item>
                  <text:p text:style-name="P15"><text:span text:style-name="T9">D</text:span><text:span text:style-name="T9">e</text:span><text:span text:style-name="T9">a</text:span><text:span text:style-name="T9">d</text:span><text:span text:style-name="T9">l</text:span><text:span text:style-name="T9">o</text:span><text:span text:style-name="T9">c</text:span><text:span text:style-name="T9">k</text:span><text:span text:style-name="T9">:</text:span><text:span text:style-name="T10"> </text:span><text:span text:style-name="T10">i</text:span><text:span text:style-name="T10">m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 </text:span><text:span text:style-name="T10">r</text:span><text:span text:style-name="T10">e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a</text:span><text:span text:style-name="T10">l</text:span><text:span text:style-name="T10">l</text:span><text:span text:style-name="T10">o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r</text:span><text:span text:style-name="T10">e</text:span><text:span text:style-name="T10">v</text:span><text:span text:style-name="T10">e</text:span><text:span text:style-name="T10">n</text:span><text:span text:style-name="T10">t</text:span><text:span text:style-name="T10">s</text:span><text:span text:style-name="T10"> </text:span><text:span text:style-name="T10">f</text:span><text:span text:style-name="T10">o</text:span><text:span text:style-name="T10">r</text:span><text:span text:style-name="T10">w</text:span><text:span text:style-name="T10">a</text:span><text:span text:style-name="T10">r</text:span><text:span text:style-name="T10">d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e</text:span><text:span text:style-name="T10">s</text:span><text:span text:style-name="T10">s</text:span></text:p>
                  <text:list>
                    <text:list-item>
                      <text:p text:style-name="P16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 </text:span><text:span text:style-name="T4">t</text:span><text:span text:style-name="T4">r</text:span><text:span text:style-name="T4">a</text:span><text:span text:style-name="T4">f</text:span><text:span text:style-name="T4">f</text:span><text:span text:style-name="T4">i</text:span><text:span text:style-name="T4">c</text:span><text:span text:style-name="T4"> </text:span><text:span text:style-name="T4">g</text:span><text:span text:style-name="T4">r</text:span><text:span text:style-name="T4">i</text:span><text:span text:style-name="T4">d</text:span><text:span text:style-name="T4">l</text:span><text:span text:style-name="T4">o</text:span><text:span text:style-name="T4">c</text:span><text:span text:style-name="T4">k</text:span></text:p>
                    </text:list-item>
                  </text:list>
                </text:list-item>
                <text:list-item>
                  <text:p text:style-name="P15"><text:span text:style-name="T9">L</text:span><text:span text:style-name="T9">i</text:span><text:span text:style-name="T9">v</text:span><text:span text:style-name="T9">e</text:span><text:span text:style-name="T9">l</text:span><text:span text:style-name="T9">o</text:span><text:span text:style-name="T9">c</text:span><text:span text:style-name="T9">k</text:span><text:span text:style-name="T9"> </text:span><text:span text:style-name="T9">/</text:span><text:span text:style-name="T9"> </text:span><text:span text:style-name="T9">S</text:span><text:span text:style-name="T9">t</text:span><text:span text:style-name="T9">a</text:span><text:span text:style-name="T9">r</text:span><text:span text:style-name="T9">v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/</text:span><text:span text:style-name="T9"> </text:span><text:span text:style-name="T9">F</text:span><text:span text:style-name="T9">a</text:span><text:span text:style-name="T9">i</text:span><text:span text:style-name="T9">r</text:span><text:span text:style-name="T9">n</text:span><text:span text:style-name="T9">e</text:span><text:span text:style-name="T9">s</text:span><text:span text:style-name="T9">s</text:span><text:span text:style-name="T10">:</text:span><text:span text:style-name="T10"> </text:span><text:span text:style-name="T10">e</text:span><text:span text:style-name="T10">x</text:span><text:span text:style-name="T10">t</text:span><text:span text:style-name="T10">e</text:span><text:span text:style-name="T10">r</text:span><text:span text:style-name="T10">n</text:span><text:span text:style-name="T10">a</text:span><text:span text:style-name="T10">l</text:span><text:span text:style-name="T10"> </text:span><text:span text:style-name="T10">e</text:span><text:span text:style-name="T10">v</text:span><text:span text:style-name="T10">e</text:span><text:span text:style-name="T10">n</text:span><text:span text:style-name="T10">t</text:span><text:span text:style-name="T10">s</text:span><text:span text:style-name="T10"> </text:span><text:span text:style-name="T10">a</text:span><text:span text:style-name="T10">n</text:span><text:span text:style-name="T10">d</text:span><text:span text:style-name="T10">/</text:span><text:span text:style-name="T10">o</text:span><text:span text:style-name="T10">r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i</text:span><text:span text:style-name="T10">n</text:span><text:span text:style-name="T10">g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s</text:span><text:span text:style-name="T10"> </text:span><text:span text:style-name="T10">c</text:span><text:span text:style-name="T10">a</text:span><text:span text:style-name="T10">n</text:span><text:span text:style-name="T10"> </text:span><text:span text:style-name="T10">p</text:span><text:span text:style-name="T10">r</text:span><text:span text:style-name="T10">e</text:span><text:span text:style-name="T10">v</text:span><text:span text:style-name="T10">e</text:span><text:span text:style-name="T10">n</text:span><text:span text:style-name="T10">t</text:span><text:span text:style-name="T10"> </text:span><text:span text:style-name="T10">s</text:span><text:span text:style-name="T10">u</text:span><text:span text:style-name="T10">b</text:span><text:span text:style-name="T10">-</text:span><text:span text:style-name="T10">t</text:span><text:span text:style-name="T10">a</text:span><text:span text:style-name="T10">s</text:span><text:span text:style-name="T10">k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e</text:span><text:span text:style-name="T10">s</text:span><text:span text:style-name="T10">s</text:span></text:p>
                  <text:list>
                    <text:list-item>
                      <text:p text:style-name="P16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 </text:span><text:span text:style-name="T4">p</text:span><text:span text:style-name="T4">e</text:span><text:span text:style-name="T4">o</text:span><text:span text:style-name="T4">p</text:span><text:span text:style-name="T4">l</text:span><text:span text:style-name="T4">e</text:span><text:span text:style-name="T4"> </text:span><text:span text:style-name="T4">a</text:span><text:span text:style-name="T4">l</text:span><text:span text:style-name="T4">w</text:span><text:span text:style-name="T4">a</text:span><text:span text:style-name="T4">y</text:span><text:span text:style-name="T4">s</text:span><text:span text:style-name="T4"> </text:span><text:span text:style-name="T4">j</text:span><text:span text:style-name="T4">u</text:span><text:span text:style-name="T4">m</text:span><text:span text:style-name="T4">p</text:span><text:span text:style-name="T4"> </text:span><text:span text:style-name="T4">i</text:span><text:span text:style-name="T4">n</text:span><text:span text:style-name="T4"> </text:span><text:span text:style-name="T4">f</text:span><text:span text:style-name="T4">r</text:span><text:span text:style-name="T4">o</text:span><text:span text:style-name="T4">n</text:span><text:span text:style-name="T4">t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i</text:span><text:span text:style-name="T4">n</text:span><text:span text:style-name="T4"> </text:span><text:span text:style-name="T4">l</text:span><text:span text:style-name="T4">i</text:span><text:span text:style-name="T4">n</text:span><text:span text:style-name="T4">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">M</text:span><text:span text:style-name="T7">a</text:span><text:span text:style-name="T7">n</text:span><text:span text:style-name="T7">y</text:span><text:span text:style-name="T7"> </text:span><text:span text:style-name="T7">a</text:span><text:span text:style-name="T7">s</text:span><text:span text:style-name="T7">p</text:span><text:span text:style-name="T7">e</text:span><text:span text:style-name="T7">c</text:span><text:span text:style-name="T7">t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n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i</text:span><text:span text:style-name="T7">n</text:span><text:span text:style-name="T7">g</text:span><text:span text:style-name="T7"> </text:span><text:span text:style-name="T7">a</text:span><text:span text:style-name="T7">r</text:span><text:span text:style-name="T7">e</text:span><text:span text:style-name="T7"> </text:span><text:span text:style-name="T7">b</text:span><text:span text:style-name="T7">e</text:span><text:span text:style-name="T7">y</text:span><text:span text:style-name="T7">o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c</text:span><text:span text:style-name="T7">o</text:span><text:span text:style-name="T7">p</text:span><text:span text:style-name="T7">e</text:span><text:span text:style-name="T7"> </text:span><text:span text:style-name="T7">o</text:span><text:span text:style-name="T7">f</text:span><text:span text:style-name="T7"> </text:span><text:span text:style-name="T7">o</text:span><text:span text:style-name="T7">u</text:span><text:span text:style-name="T7">r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.</text:span><text:span text:style-name="T7">.</text:span><text:span text:style-name="T7">.</text:span></text:p>
              <text:list>
                <text:list-item>
                  <text:p text:style-name="P15"><text:span text:style-name="T10">B</text:span><text:span text:style-name="T10">u</text:span><text:span text:style-name="T10">t</text:span><text:span text:style-name="T10"> </text:span><text:span text:style-name="T10">n</text:span><text:span text:style-name="T10">o</text:span><text:span text:style-name="T10">t</text:span><text:span text:style-name="T10"> </text:span><text:span text:style-name="T10">a</text:span><text:span text:style-name="T10">l</text:span><text:span text:style-name="T10">l</text:span><text:span text:style-name="T10">.</text:span></text:p>
                </text:list-item>
                <text:list-item>
                  <text:p text:style-name="P15"><text:span text:style-name="T10">W</text:span><text:span text:style-name="T10">e</text:span><text:span text:style-name="T10">’</text:span><text:span text:style-name="T10">l</text:span><text:span text:style-name="T10">l</text:span><text:span text:style-name="T10"> </text:span><text:span text:style-name="T10">c</text:span><text:span text:style-name="T10">o</text:span><text:span text:style-name="T10">v</text:span><text:span text:style-name="T10">e</text:span><text:span text:style-name="T10">r</text:span><text:span text:style-name="T10"> </text:span><text:span text:style-name="T10">s</text:span><text:span text:style-name="T10">o</text:span><text:span text:style-name="T10">m</text:span><text:span text:style-name="T10">e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a</text:span><text:span text:style-name="T10">s</text:span><text:span text:style-name="T10">p</text:span><text:span text:style-name="T10">e</text:span><text:span text:style-name="T10">c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e</text:span><text:span text:style-name="T10">x</text:span><text:span text:style-name="T10">t</text:span><text:span text:style-name="T10"> </text:span><text:span text:style-name="T10">f</text:span><text:span text:style-name="T10">e</text:span><text:span text:style-name="T10">w</text:span><text:span text:style-name="T10"> </text:span><text:span text:style-name="T10">l</text:span><text:span text:style-name="T10">e</text:span><text:span text:style-name="T10">c</text:span><text:span text:style-name="T10">t</text:span><text:span text:style-name="T10">u</text:span><text:span text:style-name="T10">r</text:span><text:span text:style-name="T10">e</text:span><text:span text:style-name="T10">s</text:span><text:span text:style-name="T10">.</text:span><text:span text:style-name="T10"> </text:span></text:p>
                </text:list-item>
              </text:list>
            </text:list-item>
          </text:list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V</text:span><text:span text:style-name="T1">i</text:span><text:span text:style-name="T1">e</text:span><text:span text:style-name="T1">w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1"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a</text:span><text:span text:style-name="T7">s</text:span><text:span text:style-name="T7">s</text:span><text:span text:style-name="T7">o</text:span><text:span text:style-name="T7">c</text:span><text:span text:style-name="T7">i</text:span><text:span text:style-name="T7">a</text:span><text:span text:style-name="T7">t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 </text:span><text:span text:style-name="T7">p</text:span><text:span text:style-name="T7">o</text:span><text:span text:style-name="T7">o</text:span><text:span text:style-name="T7">l</text:span><text:span text:style-name="T7"> </text:span><text:span text:style-name="T7">o</text:span><text:span text:style-name="T7">f</text:span><text:span text:style-name="T7"> </text:span><text:span text:style-name="T7">p</text:span><text:span text:style-name="T7">e</text:span><text:span text:style-name="T7">e</text:span><text:span text:style-name="T7">r</text:span><text:span text:style-name="T7">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0">U</text:span><text:span text:style-name="T10">n</text:span><text:span text:style-name="T10">l</text:span><text:span text:style-name="T10">i</text:span><text:span text:style-name="T10">k</text:span><text:span text:style-name="T10">e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e</text:span><text:span text:style-name="T10">s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f</text:span><text:span text:style-name="T10">o</text:span><text:span text:style-name="T10">r</text:span><text:span text:style-name="T10">m</text:span><text:span text:style-name="T10"> </text:span><text:span text:style-name="T10">a</text:span><text:span text:style-name="T10"> </text:span><text:span text:style-name="T10">t</text:span><text:span text:style-name="T10">r</text:span><text:span text:style-name="T10">e</text:span><text:span text:style-name="T10">e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9" draw:layer="layout" svg:width="1.266cm" svg:height="1.266cm" svg:x="17.78cm" svg:y="8.427cm">
          <text:p text:style-name="P18"><text:span text:style-name="T12">P</text:span><text:span text:style-name="T12">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19" draw:layer="layout" svg:width="1.266cm" svg:height="1.266cm" svg:x="17.78cm" svg:y="10.755cm">
          <text:p text:style-name="P18"><text:span text:style-name="T12">P</text:span><text:span text:style-name="T1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19" draw:layer="layout" svg:width="1.266cm" svg:height="1.266cm" svg:x="15.875cm" svg:y="12.872cm">
          <text:p text:style-name="P18"><text:span text:style-name="T12">s</text:span><text:span text:style-name="T1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0" draw:text-style-name="P20" draw:layer="layout" svg:x1="18.415cm" svg:y1="9.696cm" svg:x2="18.416cm" svg:y2="10.755cm">
          <text:p/>
        </draw:line>
        <draw:line draw:name="Line 7" draw:style-name="gr10" draw:text-style-name="P20" draw:layer="layout" svg:x1="17.991cm" svg:y1="11.813cm" svg:x2="16.933cm" svg:y2="12.871cm">
          <text:p/>
        </draw:line>
        <draw:custom-shape draw:name="CustomShape 8" draw:style-name="gr9" draw:text-style-name="P19" draw:layer="layout" svg:width="1.266cm" svg:height="1.266cm" svg:x="17.78cm" svg:y="12.872cm">
          <text:p text:style-name="P18"><text:span text:style-name="T12">s</text:span><text:span text:style-name="T1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9" draw:text-style-name="P19" draw:layer="layout" svg:width="1.266cm" svg:height="1.266cm" svg:x="19.685cm" svg:y="12.872cm">
          <text:p text:style-name="P18"><text:span text:style-name="T12">s</text:span><text:span text:style-name="T1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0" draw:text-style-name="P20" draw:layer="layout" svg:x1="18.415cm" svg:y1="12.025cm" svg:x2="18.416cm" svg:y2="12.871cm">
          <text:p/>
        </draw:line>
        <draw:line draw:name="Line 11" draw:style-name="gr10" draw:text-style-name="P20" draw:layer="layout" svg:x1="18.838cm" svg:y1="11.813cm" svg:x2="19.896cm" svg:y2="12.871cm">
          <text:p/>
        </draw:line>
        <draw:custom-shape draw:name="CustomShape 12" draw:style-name="gr9" draw:text-style-name="P19" draw:layer="layout" svg:width="1.266cm" svg:height="1.266cm" svg:x="17.78cm" svg:y="14.989cm">
          <text:p text:style-name="P18"><text:span text:style-name="T12">f</text:span><text:span text:style-name="T12">o</text:span><text:span text:style-name="T12">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0" draw:text-style-name="P20" draw:layer="layout" svg:x1="18.415cm" svg:y1="14.141cm" svg:x2="18.416cm" svg:y2="14.988cm">
          <text:p/>
        </draw:line>
        <draw:custom-shape draw:name="CustomShape 14" draw:style-name="gr9" draw:text-style-name="P19" draw:layer="layout" svg:width="1.266cm" svg:height="1.266cm" svg:x="17.78cm" svg:y="17.105cm">
          <text:p text:style-name="P18"><text:span text:style-name="T12">b</text:span><text:span text:style-name="T12">a</text:span><text:span text:style-name="T12">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0" draw:text-style-name="P20" draw:layer="layout" svg:x1="18.415cm" svg:y1="16.258cm" svg:x2="18.416cm" svg:y2="17.105cm">
          <text:p/>
        </draw:line>
        <draw:custom-shape draw:name="CustomShape 16" draw:style-name="gr9" draw:text-style-name="P19" draw:layer="layout" svg:width="1.266cm" svg:height="1.266cm" svg:x="2.963cm" svg:y="10.12cm">
          <text:p text:style-name="P18"><text:span text:style-name="T12">T</text:span><text:span text:style-name="T1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14" draw:layer="layout" svg:width="4.983cm" svg:height="1.011cm" svg:x="15.904cm" svg:y="7.243cm">
          <text:p text:style-name="P18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 </text:span><text:span text:style-name="T12">h</text:span><text:span text:style-name="T12">i</text:span><text:span text:style-name="T12">e</text:span><text:span text:style-name="T12">r</text:span><text:span text:style-name="T12">a</text:span><text:span text:style-name="T12">r</text:span><text:span text:style-name="T12">c</text:span><text:span text:style-name="T12">h</text:span><text:span text:style-name="T1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20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4" draw:layer="layout" svg:width="9.606cm" svg:height="1.011cm" svg:x="2.949cm" svg:y="7.119cm">
          <text:p text:style-name="P18"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s </text:span><text:span text:style-name="T12">a</text:span><text:span text:style-name="T12">s</text:span><text:span text:style-name="T12">s</text:span><text:span text:style-name="T12">o</text:span><text:span text:style-name="T12">c</text:span><text:span text:style-name="T12">i</text:span><text:span text:style-name="T12">a</text:span><text:span text:style-name="T12">t</text:span><text:span text:style-name="T12">e</text:span><text:span text:style-name="T12">d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 </text:span><text:span text:style-name="T12">f</text:span><text:span text:style-name="T12">o</text:span><text:span text:style-name="T1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19" draw:layer="layout" svg:width="1.266cm" svg:height="1.266cm" svg:x="6.138cm" svg:y="8.639cm">
          <text:p text:style-name="P18"><text:span text:style-name="T12">T</text:span><text:span text:style-name="T1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9" draw:text-style-name="P19" draw:layer="layout" svg:width="1.266cm" svg:height="1.266cm" svg:x="11.218cm" svg:y="9.274cm">
          <text:p text:style-name="P18"><text:span text:style-name="T12">T</text:span><text:span text:style-name="T1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9" draw:text-style-name="P19" draw:layer="layout" svg:width="1.266cm" svg:height="1.266cm" svg:x="4.445cm" svg:y="14.565cm">
          <text:p text:style-name="P18"><text:span text:style-name="T12">T</text:span><text:span text:style-name="T1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19" draw:layer="layout" svg:width="1.266cm" svg:height="1.266cm" svg:x="9.525cm" svg:y="14.354cm">
          <text:p text:style-name="P18"><text:span text:style-name="T12">T</text:span><text:span text:style-name="T1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3" draw:text-style-name="P21" draw:layer="layout" svg:width="5.288cm" svg:height="1.689cm" svg:x="5.503cm" svg:y="11.39cm">
          <text:p text:style-name="P18"><text:span text:style-name="T12">s</text:span><text:span text:style-name="T12">h</text:span><text:span text:style-name="T12">a</text:span><text:span text:style-name="T12">r</text:span><text:span text:style-name="T12">e</text:span><text:span text:style-name="T12">d</text:span><text:span text:style-name="T12"> </text:span><text:span text:style-name="T12">c</text:span><text:span text:style-name="T12">o</text:span><text:span text:style-name="T12">d</text:span><text:span text:style-name="T12">e</text:span><text:span text:style-name="T12">, </text:span><text:span text:style-name="T12">d</text:span><text:span text:style-name="T12">a</text:span><text:span text:style-name="T12">t</text:span><text:span text:style-name="T12">a</text:span></text:p>
          <text:p text:style-name="P18"><text:span text:style-name="T12">a</text:span><text:span text:style-name="T12">n</text:span><text:span text:style-name="T12">d</text:span><text:span text:style-name="T12"> </text:span><text:span text:style-name="T12">k</text:span><text:span text:style-name="T12">e</text:span><text:span text:style-name="T12">r</text:span><text:span text:style-name="T12">n</text:span><text:span text:style-name="T12">e</text:span><text:span text:style-name="T12">l </text:span><text:span text:style-name="T12">c</text:span><text:span text:style-name="T12">o</text:span><text:span text:style-name="T12">n</text:span><text:span text:style-name="T12">t</text:span><text:span text:style-name="T12">e</text:span><text:span text:style-name="T12">x</text:span><text:span text:style-name="T1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4" draw:text-style-name="P20" draw:layer="layout" svg:x1="5.291cm" svg:y1="14.565cm" svg:x2="6.138cm" svg:y2="13.083cm">
          <text:p/>
        </draw:line>
        <draw:line draw:name="Line 26" draw:style-name="gr14" draw:text-style-name="P20" draw:layer="layout" svg:x1="9.948cm" svg:y1="14.353cm" svg:x2="9.313cm" svg:y2="13.083cm">
          <text:p/>
        </draw:line>
        <draw:line draw:name="Line 27" draw:style-name="gr14" draw:text-style-name="P20" draw:layer="layout" svg:x1="5.291cm" svg:y1="12.025cm" svg:x2="4.233cm" svg:y2="11.178cm">
          <text:p/>
        </draw:line>
        <draw:line draw:name="Line 28" draw:style-name="gr14" draw:text-style-name="P20" draw:layer="layout" svg:x1="6.773cm" svg:y1="11.39cm" svg:x2="6.774cm" svg:y2="9.908cm">
          <text:p/>
        </draw:line>
        <draw:line draw:name="Line 29" draw:style-name="gr14" draw:text-style-name="P20" draw:layer="layout" svg:x1="10.16cm" svg:y1="11.39cm" svg:x2="11.43cm" svg:y2="10.331cm">
          <text:p/>
        </draw:lin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v</text:span><text:span text:style-name="T1">s</text:span><text:span text:style-name="T1">.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954cm" svg:height="14.861cm" svg:x="0.807cm" svg:y="3.391cm">
          <text:list text:style-name="L2">
            <text:list-item>
              <text:p text:style-name="P11"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s</text:span><text:span text:style-name="T7">i</text:span><text:span text:style-name="T7">m</text:span><text:span text:style-name="T7">i</text:span><text:span text:style-name="T7">l</text:span><text:span text:style-name="T7">a</text:span><text:span text:style-name="T7">r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0">E</text:span><text:span text:style-name="T10">a</text:span><text:span text:style-name="T10">c</text:span><text:span text:style-name="T10">h</text:span><text:span text:style-name="T10"> </text:span><text:span text:style-name="T10">h</text:span><text:span text:style-name="T10">a</text:span><text:span text:style-name="T10">s</text:span><text:span text:style-name="T10"> </text:span><text:span text:style-name="T10">i</text:span><text:span text:style-name="T10">t</text:span><text:span text:style-name="T10">s</text:span><text:span text:style-name="T10"> </text:span><text:span text:style-name="T10">o</text:span><text:span text:style-name="T10">w</text:span><text:span text:style-name="T10">n</text:span><text:span text:style-name="T10"> </text:span><text:span text:style-name="T10">l</text:span><text:span text:style-name="T10">o</text:span><text:span text:style-name="T10">g</text:span><text:span text:style-name="T10">i</text:span><text:span text:style-name="T10">c</text:span><text:span text:style-name="T10">a</text:span><text:span text:style-name="T10">l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 </text:span><text:span text:style-name="T10">f</text:span><text:span text:style-name="T10">l</text:span><text:span text:style-name="T10">o</text:span><text:span text:style-name="T10">w</text:span></text:p>
                </text:list-item>
                <text:list-item>
                  <text:p text:style-name="P15"><text:span text:style-name="T10">E</text:span><text:span text:style-name="T10">a</text:span><text:span text:style-name="T10">c</text:span><text:span text:style-name="T10">h</text:span><text:span text:style-name="T10"> </text:span><text:span text:style-name="T10">c</text:span><text:span text:style-name="T10">a</text:span><text:span text:style-name="T10">n</text:span><text:span text:style-name="T10"> </text:span><text:span text:style-name="T10">r</text:span><text:span text:style-name="T10">u</text:span><text:span text:style-name="T10">n</text:span><text:span text:style-name="T10"> </text:span><text:span text:style-name="T10">c</text:span><text:span text:style-name="T10">o</text:span><text:span text:style-name="T10">n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l</text:span><text:span text:style-name="T10">y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s</text:span><text:span text:style-name="T10"> </text:span><text:span text:style-name="T10">(</text:span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y</text:span><text:span text:style-name="T10"> </text:span><text:span text:style-name="T10">o</text:span><text:span text:style-name="T10">n</text:span><text:span text:style-name="T10">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t</text:span><text:span text:style-name="T10"> </text:span><text:span text:style-name="T10">c</text:span><text:span text:style-name="T10">o</text:span><text:span text:style-name="T10">r</text:span><text:span text:style-name="T10">e</text:span><text:span text:style-name="T10">s</text:span><text:span text:style-name="T10">)</text:span></text:p>
                </text:list-item>
                <text:list-item>
                  <text:p text:style-name="P15"><text:span text:style-name="T10">E</text:span><text:span text:style-name="T10">a</text:span><text:span text:style-name="T10">c</text:span><text:span text:style-name="T10">h</text:span><text:span text:style-name="T10"> </text:span><text:span text:style-name="T10">i</text:span><text:span text:style-name="T10">s</text:span><text:span text:style-name="T10"> </text:span><text:span text:style-name="T10">c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 </text:span><text:span text:style-name="T10">s</text:span><text:span text:style-name="T10">w</text:span><text:span text:style-name="T10">i</text:span><text:span text:style-name="T10">t</text:span><text:span text:style-name="T10">c</text:span><text:span text:style-name="T10">h</text:span><text:span text:style-name="T10">e</text:span><text:span text:style-name="T10">d</text:span></text:p>
                </text:list-item>
              </text:list>
            </text:list-item>
            <text:list-item>
              <text:p text:style-name="P11"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/text:p>
              <text:list>
                <text:list-item>
                  <text:p text:style-name="P15"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text:span text:style-name="T10"> </text:span><text:span text:style-name="T10">s</text:span><text:span text:style-name="T10">h</text:span><text:span text:style-name="T10">a</text:span><text:span text:style-name="T10">r</text:span><text:span text:style-name="T10">e</text:span><text:span text:style-name="T10"> </text:span><text:span text:style-name="T10">a</text:span><text:span text:style-name="T10">l</text:span><text:span text:style-name="T10">l</text:span><text:span text:style-name="T10"> </text:span><text:span text:style-name="T10">c</text:span><text:span text:style-name="T10">o</text:span><text:span text:style-name="T10">d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(</text:span><text:span text:style-name="T10">e</text:span><text:span text:style-name="T10">x</text:span><text:span text:style-name="T10">c</text:span><text:span text:style-name="T10">e</text:span><text:span text:style-name="T10">p</text:span><text:span text:style-name="T10">t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s</text:span><text:span text:style-name="T10">t</text:span><text:span text:style-name="T10">a</text:span><text:span text:style-name="T10">c</text:span><text:span text:style-name="T10">k</text:span><text:span text:style-name="T10">s</text:span><text:span text:style-name="T10">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(</text:span><text:span text:style-name="T4">t</text:span><text:span text:style-name="T4">y</text:span><text:span text:style-name="T4">p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)</text:span><text:span text:style-name="T4"> </text:span><text:span text:style-name="T4">d</text:span><text:span text:style-name="T4">o</text:span><text:span text:style-name="T4"> </text:span><text:span text:style-name="T4">n</text:span><text:span text:style-name="T4">o</text:span><text:span text:style-name="T4">t</text:span></text:p>
                    </text:list-item>
                  </text:list>
                </text:list-item>
                <text:list-item>
                  <text:p text:style-name="P15"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s</text:span><text:span text:style-name="T10">o</text:span><text:span text:style-name="T10">m</text:span><text:span text:style-name="T10">e</text:span><text:span text:style-name="T10">w</text:span><text:span text:style-name="T10">h</text:span><text:span text:style-name="T10">a</text:span><text:span text:style-name="T10">t</text:span><text:span text:style-name="T10"> </text:span><text:span text:style-name="T10">l</text:span><text:span text:style-name="T10">e</text:span><text:span text:style-name="T10">s</text:span><text:span text:style-name="T10">s</text:span><text:span text:style-name="T10"> </text:span><text:span text:style-name="T10">e</text:span><text:span text:style-name="T10">x</text:span><text:span text:style-name="T10">p</text:span><text:span text:style-name="T10">e</text:span><text:span text:style-name="T10">n</text:span><text:span text:style-name="T10">s</text:span><text:span text:style-name="T10">i</text:span><text:span text:style-name="T10">v</text:span><text:span text:style-name="T10">e</text:span><text:span text:style-name="T10"> </text:span><text:span text:style-name="T10">t</text:span><text:span text:style-name="T10">h</text:span><text:span text:style-name="T10">a</text:span><text:span text:style-name="T10">n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e</text:span><text:span text:style-name="T10">s</text:span></text:p>
                  <text:list>
                    <text:list-item>
                      <text:p text:style-name="P16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(</text:span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a</text:span><text:span text:style-name="T4">p</text:span><text:span text:style-name="T4">i</text:span><text:span text:style-name="T4">n</text:span><text:span text:style-name="T4">g</text:span><text:span text:style-name="T4">)</text:span><text:span text:style-name="T4"> </text:span><text:span text:style-name="T4">t</text:span><text:span text:style-name="T4">w</text:span><text:span text:style-name="T4">i</text:span><text:span text:style-name="T4">c</text:span><text:span text:style-name="T4">e</text:span><text:span text:style-name="T4"> </text:span><text:span text:style-name="T4">a</text:span><text:span text:style-name="T4">s</text:span><text:span text:style-name="T4"> </text:span><text:span text:style-name="T4">e</text:span><text:span text:style-name="T4">x</text:span><text:span text:style-name="T4">p</text:span><text:span text:style-name="T4">e</text:span><text:span text:style-name="T4">n</text:span><text:span text:style-name="T4">s</text:span><text:span text:style-name="T4">i</text:span><text:span text:style-name="T4">v</text:span><text:span text:style-name="T4">e</text:span><text:span text:style-name="T4"> </text:span><text:span text:style-name="T4">a</text:span><text:span text:style-name="T4">s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          </text:list-item>
                    <text:list-item>
                      <text:p text:style-name="P16"><text:span text:style-name="T4">L</text:span><text:span text:style-name="T4">i</text:span><text:span text:style-name="T4">n</text:span><text:span text:style-name="T4">u</text:span><text:span text:style-name="T4">x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text:span text:style-name="T4">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4">~</text:span><text:span text:style-name="T4">2</text:span><text:span text:style-name="T4">0</text:span><text:span text:style-name="T4">K</text:span><text:span text:style-name="T4"> </text:span><text:span text:style-name="T4">c</text:span><text:span text:style-name="T4">y</text:span><text:span text:style-name="T4">c</text:span><text:span text:style-name="T4">l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a</text:span><text:span text:style-name="T4">p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/text:p>
                        </text:list-item>
                        <text:list-item>
                          <text:p text:style-name="P16"><text:span text:style-name="T4">~</text:span><text:span text:style-name="T4">1</text:span><text:span text:style-name="T4">0</text:span><text:span text:style-name="T4">K</text:span><text:span text:style-name="T4"> </text:span><text:span text:style-name="T4">c</text:span><text:span text:style-name="T4">y</text:span><text:span text:style-name="T4">c</text:span><text:span text:style-name="T4">l</text:span><text:span text:style-name="T4">e</text:span><text:span text:style-name="T4">s</text:span><text:span text:style-name="T4"> </text:span><text:span text:style-name="T4">(</text:span><text:span text:style-name="T4">o</text:span><text:span text:style-name="T4">r</text:span><text:span text:style-name="T4"> </text:span><text:span text:style-name="T4">l</text:span><text:span text:style-name="T4">e</text:span><text:span text:style-name="T4">s</text:span><text:span text:style-name="T4">s</text:span><text:span text:style-name="T4">)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a</text:span><text:span text:style-name="T4">p</text:span><text:span text:style-name="T4"> </text:span><text:span text:style-name="T4">a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/text:p>
                        </text:list-item>
                        <text:list-item>
                          <text:p text:style-name="P16"><text:span text:style-name="T13">M</text:span><text:span text:style-name="T13">u</text:span><text:span text:style-name="T13">c</text:span><text:span text:style-name="T13">h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n</text:span><text:span text:style-name="T4"> </text:span><text:span text:style-name="T4">n</text:span><text:span text:style-name="T4">o</text:span><text:span text:style-name="T4">n</text:span><text:span text:style-name="T4">-</text:span><text:span text:style-name="T4">U</text:span><text:span text:style-name="T4">n</text:span><text:span text:style-name="T4">i</text:span><text:span text:style-name="T4">c</text:span><text:span text:style-name="T4">e</text:span><text:span text:style-name="T4">s</text:span><text:span text:style-name="T4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115cm" svg:height="1.588cm" svg:x="1.058cm" svg:y="0.926cm">
          <text:p text:style-name="P9"><text:span text:style-name="T1">P</text:span><text:span text:style-name="T1">o</text:span><text:span text:style-name="T1">s</text:span><text:span text:style-name="T1">i</text:span><text:span text:style-name="T1">x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(</text:span><text:span text:style-name="T1">P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)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315cm" svg:height="15.448cm" svg:x="1.235cm" svg:y="2.54cm">
          <text:list text:style-name="L2">
            <text:list-item>
              <text:p text:style-name="P17"><text:span text:style-name="T14">P</text:span><text:span text:style-name="T14">t</text:span><text:span text:style-name="T14">h</text:span><text:span text:style-name="T14">r</text:span><text:span text:style-name="T14">e</text:span><text:span text:style-name="T14">a</text:span><text:span text:style-name="T14">d</text:span><text:span text:style-name="T14">s</text:span><text:span text:style-name="T14">:</text:span><text:span text:style-name="T15"> </text:span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f</text:span><text:span text:style-name="T15">a</text:span><text:span text:style-name="T15">c</text:span><text:span text:style-name="T15">e</text:span><text:span text:style-name="T15"> </text:span><text:span text:style-name="T15">f</text:span><text:span text:style-name="T15">o</text:span><text:span text:style-name="T15">r</text:span><text:span text:style-name="T15"> </text:span><text:span text:style-name="T15">~</text:span><text:span text:style-name="T15">6</text:span><text:span text:style-name="T15">0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m</text:span><text:span text:style-name="T15">a</text:span><text:span text:style-name="T15">n</text:span><text:span text:style-name="T15">i</text:span><text:span text:style-name="T15">p</text:span><text:span text:style-name="T15">u</text:span><text:span text:style-name="T15">l</text:span><text:span text:style-name="T15">a</text:span><text:span text:style-name="T15">t</text:span><text:span text:style-name="T15">e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C</text:span><text:span text:style-name="T15">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text:span text:style-name="T15">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a</text:span><text:span text:style-name="T4">p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(</text:span><text:span text:style-name="T16">)</text:span></text:p>
                    </text:list-item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j</text:span><text:span text:style-name="T16">o</text:span><text:span text:style-name="T16">i</text:span><text:span text:style-name="T16">n</text:span><text:span text:style-name="T16">(</text:span><text:span text:style-name="T16">)</text:span></text:p>
                    </text:list-item>
                  </text:list>
                </text:list-item>
                <text:list-item>
                  <text:p text:style-name="P16"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I</text:span><text:span text:style-name="T4">D</text:span></text:p>
                  <text:list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s</text:span><text:span text:style-name="T16">e</text:span><text:span text:style-name="T16">l</text:span><text:span text:style-name="T16">f</text:span><text:span text:style-name="T16">(</text:span><text:span text:style-name="T16">)</text:span></text:p>
                    </text:list-item>
                  </text:list>
                </text:list-item>
                <text:list-item>
                  <text:p text:style-name="P16"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        <text:list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c</text:span><text:span text:style-name="T16">a</text:span><text:span text:style-name="T16">n</text:span><text:span text:style-name="T16">c</text:span><text:span text:style-name="T16">e</text:span><text:span text:style-name="T16">l</text:span><text:span text:style-name="T16">(</text:span><text:span text:style-name="T16">)</text:span></text:p>
                    </text:list-item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e</text:span><text:span text:style-name="T16">x</text:span><text:span text:style-name="T16">i</text:span><text:span text:style-name="T16">t</text:span><text:span text:style-name="T16">(</text:span><text:span text:style-name="T16">)</text:span><text:span text:style-name="T16"> </text:span><text:span text:style-name="T16"><text:tab/></text:span><text:span text:style-name="T4">[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]</text:span></text:p>
                    </text:list-item>
                    <text:list-item>
                      <text:p text:style-name="P16"><text:span text:style-name="T16">e</text:span><text:span text:style-name="T16">x</text:span><text:span text:style-name="T16">i</text:span><text:span text:style-name="T16">t</text:span><text:span text:style-name="T16">(</text:span><text:span text:style-name="T16">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 </text:span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]</text:span></text:p>
                    </text:list-item>
                  </text:list>
                </text:list-item>
                <text:list-item>
                  <text:p text:style-name="P16"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z</text:span><text:span text:style-name="T4">i</text:span><text:span text:style-name="T4">n</text:span><text:span text:style-name="T4">g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d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/text:p>
                  <text:list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m</text:span><text:span text:style-name="T16">u</text:span><text:span text:style-name="T16">t</text:span><text:span text:style-name="T16">e</text:span><text:span text:style-name="T16">x</text:span><text:span text:style-name="T16">_</text:span><text:span text:style-name="T16">i</text:span><text:span text:style-name="T16">n</text:span><text:span text:style-name="T16">i</text:span><text:span text:style-name="T16">t</text:span></text:p>
                    </text:list-item>
                    <text:list-item>
                      <text:p text:style-name="P16"><text:span text:style-name="T16">p</text:span><text:span text:style-name="T16">t</text:span><text:span text:style-name="T16">h</text:span><text:span text:style-name="T16">r</text:span><text:span text:style-name="T16">e</text:span><text:span text:style-name="T16">a</text:span><text:span text:style-name="T16">d</text:span><text:span text:style-name="T16">_</text:span><text:span text:style-name="T16">m</text:span><text:span text:style-name="T16">u</text:span><text:span text:style-name="T16">t</text:span><text:span text:style-name="T16">e</text:span><text:span text:style-name="T16">x</text:span><text:span text:style-name="T16">_</text:span><text:span text:style-name="T16">[</text:span><text:span text:style-name="T16">u</text:span><text:span text:style-name="T16">n</text:span><text:span text:style-name="T16">]</text:span><text:span text:style-name="T16">l</text:span><text:span text:style-name="T16">o</text:span><text:span text:style-name="T16">c</text:span><text:span text:style-name="T16">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5" draw:text-style-name="P23" draw:layer="layout" svg:width="17.741cm" svg:height="4.1cm" svg:x="2.117cm" svg:y="14.523cm">
          <text:p text:style-name="P22"><text:span text:style-name="T17">v</text:span><text:span text:style-name="T17">o</text:span><text:span text:style-name="T17">i</text:span><text:span text:style-name="T17">d</text:span><text:span text:style-name="T18"> </text:span><text:span text:style-name="T18">*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8">(</text:span><text:span text:style-name="T17">v</text:span><text:span text:style-name="T17">o</text:span><text:span text:style-name="T17">i</text:span><text:span text:style-name="T17">d</text:span><text:span text:style-name="T18"> </text:span><text:span text:style-name="T18">*</text:span><text:span text:style-name="T20">v</text:span><text:span text:style-name="T20">a</text:span><text:span text:style-name="T20">r</text:span><text:span text:style-name="T20">g</text:span><text:span text:style-name="T20">p</text:span><text:span text:style-name="T18">)</text:span><text:span text:style-name="T18"> </text:span><text:span text:style-name="T21">/</text:span><text:span text:style-name="T21">*</text:span><text:span text:style-name="T21"> 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 </text:span><text:span text:style-name="T21">r</text:span><text:span text:style-name="T21">o</text:span><text:span text:style-name="T21">u</text:span><text:span text:style-name="T21">t</text:span><text:span text:style-name="T21">i</text:span><text:span text:style-name="T21">n</text:span><text:span text:style-name="T21">e</text:span><text:span text:style-name="T21"> </text:span><text:span text:style-name="T21">*</text:span><text:span text:style-name="T21">/</text:span></text:p>
          <text:p text:style-name="P22"><text:span text:style-name="T18">{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r</text:span><text:span text:style-name="T18">i</text:span><text:span text:style-name="T18">n</text:span><text:span text:style-name="T18">t</text:span><text:span text:style-name="T18">f</text:span><text:span text:style-name="T18">(</text:span><text:span text:style-name="T22">"</text:span><text:span text:style-name="T22">H</text:span><text:span text:style-name="T22">e</text:span><text:span text:style-name="T22">l</text:span><text:span text:style-name="T22">l</text:span><text:span text:style-name="T22">o</text:span><text:span text:style-name="T22">,</text:span><text:span text:style-name="T22"> </text:span><text:span text:style-name="T22">w</text:span><text:span text:style-name="T22">o</text:span><text:span text:style-name="T22">r</text:span><text:span text:style-name="T22">l</text:span><text:span text:style-name="T22">d</text:span><text:span text:style-name="T22">!</text:span><text:span text:style-name="T22">\</text:span><text:span text:style-name="T22">n</text:span><text:span text:style-name="T22">"</text:span><text:span text:style-name="T18">)</text:span><text:span text:style-name="T18">;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18"> </text:span><text:span text:style-name="T24">N</text:span><text:span text:style-name="T24">U</text:span><text:span text:style-name="T24">L</text:span><text:span text:style-name="T24">L</text:span><text:span text:style-name="T18">;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22"><text:span text:style-name="T18">}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1.085cm" svg:height="2.113cm" svg:x="0.992cm" svg:y="1.21cm">
          <text:p text:style-name="P9"><text:span text:style-name="T1">T</text:span><text:span text:style-name="T1">h</text:span><text:span text:style-name="T1">e</text:span><text:span text:style-name="T1"> </text:span><text:span text:style-name="T1">P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"</text:span><text:span text:style-name="T1">h</text:span><text:span text:style-name="T1">e</text:span><text:span text:style-name="T1">l</text:span><text:span text:style-name="T1">l</text:span><text:span text:style-name="T1">o</text:span><text:span text:style-name="T1">,</text:span><text:span text:style-name="T1"> </text:span><text:span text:style-name="T1">w</text:span><text:span text:style-name="T1">o</text:span><text:span text:style-name="T1">r</text:span><text:span text:style-name="T1">l</text:span><text:span text:style-name="T1">d</text:span><text:span text:style-name="T1">"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4" draw:layer="layout" svg:width="22.642cm" svg:height="9.037cm" svg:x="2.101cm" svg:y="3.935cm">
          <text:p text:style-name="P22"><text:span text:style-name="T21">/</text:span><text:span text:style-name="T21">*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<text:s/></text:span><text:span text:style-name="T21">*</text:span><text:span text:style-name="T21"> </text:span><text:span text:style-name="T21">h</text:span><text:span text:style-name="T21">e</text:span><text:span text:style-name="T21">l</text:span><text:span text:style-name="T21">l</text:span><text:span text:style-name="T21">o</text:span><text:span text:style-name="T21">.</text:span><text:span text:style-name="T21">c</text:span><text:span text:style-name="T21"> </text:span><text:span text:style-name="T21">-</text:span><text:span text:style-name="T21"> 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s</text:span><text:span text:style-name="T21"> </text:span><text:span text:style-name="T21">"</text:span><text:span text:style-name="T21">h</text:span><text:span text:style-name="T21">e</text:span><text:span text:style-name="T21">l</text:span><text:span text:style-name="T21">l</text:span><text:span text:style-name="T21">o</text:span><text:span text:style-name="T21">,</text:span><text:span text:style-name="T21"> </text:span><text:span text:style-name="T21">w</text:span><text:span text:style-name="T21">o</text:span><text:span text:style-name="T21">r</text:span><text:span text:style-name="T21">l</text:span><text:span text:style-name="T21">d</text:span><text:span text:style-name="T21">"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<text:s/></text:span><text:span text:style-name="T21">*</text:span><text:span text:style-name="T21">/</text:span></text:p>
          <text:p text:style-name="P22"><text:span text:style-name="T25">#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18"> </text:span><text:span text:style-name="T22">"</text:span><text:span text:style-name="T22">c</text:span><text:span text:style-name="T22">s</text:span><text:span text:style-name="T22">a</text:span><text:span text:style-name="T22">p</text:span><text:span text:style-name="T22">p</text:span><text:span text:style-name="T22">.</text:span><text:span text:style-name="T22">h</text:span><text:span text:style-name="T22">"</text:span></text:p>
          <text:p text:style-name="P22"><text:span text:style-name="T17">v</text:span><text:span text:style-name="T17">o</text:span><text:span text:style-name="T17">i</text:span><text:span text:style-name="T17">d</text:span><text:span text:style-name="T18"> </text:span><text:span text:style-name="T18">*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8">(</text:span><text:span text:style-name="T17">v</text:span><text:span text:style-name="T17">o</text:span><text:span text:style-name="T17">i</text:span><text:span text:style-name="T17">d</text:span><text:span text:style-name="T18"> </text:span><text:span text:style-name="T18">*</text:span><text:span text:style-name="T20">v</text:span><text:span text:style-name="T20">a</text:span><text:span text:style-name="T20">r</text:span><text:span text:style-name="T20">g</text:span><text:span text:style-name="T20">p</text:span><text:span text:style-name="T18">)</text:span><text:span text:style-name="T18">;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22"><text:span text:style-name="T26"/></text:p>
          <text:p text:style-name="P22"><text:span text:style-name="T17">i</text:span><text:span text:style-name="T17">n</text:span><text:span text:style-name="T17">t</text:span><text:span text:style-name="T18"> </text:span><text:span text:style-name="T19">m</text:span><text:span text:style-name="T19">a</text:span><text:span text:style-name="T19">i</text:span><text:span text:style-name="T19">n</text:span><text:span text:style-name="T18">(</text:span><text:span text:style-name="T18">)</text:span></text:p>
          <text:p text:style-name="P22"><text:span text:style-name="T18">{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7">p</text:span><text:span text:style-name="T17">t</text:span><text:span text:style-name="T17">h</text:span><text:span text:style-name="T17">r</text:span><text:span text:style-name="T17">e</text:span><text:span text:style-name="T17">a</text:span><text:span text:style-name="T17">d</text:span><text:span text:style-name="T17">_</text:span><text:span text:style-name="T17">t</text:span><text:span text:style-name="T18"> </text:span><text:span text:style-name="T20">t</text:span><text:span text:style-name="T20">i</text:span><text:span text:style-name="T20">d</text:span><text:span text:style-name="T18">;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_</text:span><text:span text:style-name="T18">c</text:span><text:span text:style-name="T18">r</text:span><text:span text:style-name="T18">e</text:span><text:span text:style-name="T18">a</text:span><text:span text:style-name="T18">t</text:span><text:span text:style-name="T18">e</text:span><text:span text:style-name="T18">(</text:span><text:span text:style-name="T18">&amp;</text:span><text:span text:style-name="T18">t</text:span><text:span text:style-name="T18">i</text:span><text:span text:style-name="T18">d</text:span><text:span text:style-name="T18">,</text:span><text:span text:style-name="T18"> </text:span><text:span text:style-name="T24">N</text:span><text:span text:style-name="T24">U</text:span><text:span text:style-name="T24">L</text:span><text:span text:style-name="T24">L</text:span><text:span text:style-name="T18">,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,</text:span><text:span text:style-name="T18"> </text:span><text:span text:style-name="T24">N</text:span><text:span text:style-name="T24">U</text:span><text:span text:style-name="T24">L</text:span><text:span text:style-name="T24">L</text:span><text:span text:style-name="T18">)</text:span><text:span text:style-name="T18">;</text:span><text:span text:style-name="T18"> 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_</text:span><text:span text:style-name="T18">j</text:span><text:span text:style-name="T18">o</text:span><text:span text:style-name="T18">i</text:span><text:span text:style-name="T18">n</text:span><text:span text:style-name="T18">(</text:span><text:span text:style-name="T18">t</text:span><text:span text:style-name="T18">i</text:span><text:span text:style-name="T18">d</text:span><text:span text:style-name="T18">,</text:span><text:span text:style-name="T18"> </text:span><text:span text:style-name="T24">N</text:span><text:span text:style-name="T24">U</text:span><text:span text:style-name="T24">L</text:span><text:span text:style-name="T24">L</text:span><text:span text:style-name="T18">)</text:span><text:span text:style-name="T18">;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e</text:span><text:span text:style-name="T18">x</text:span><text:span text:style-name="T18">i</text:span><text:span text:style-name="T18">t</text:span><text:span text:style-name="T18">(</text:span><text:span text:style-name="T18">0</text:span><text:span text:style-name="T18">)</text:span><text:span text:style-name="T18">;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22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5" draw:layer="layout" svg:width="5.394cm" svg:height="1.943cm" svg:x="19.768cm" svg:y="5.301cm">
          <text:p text:style-name="P18"><text:span text:style-name="T27">T</text:span><text:span text:style-name="T27">h</text:span><text:span text:style-name="T27">r</text:span><text:span text:style-name="T27">e</text:span><text:span text:style-name="T27">a</text:span><text:span text:style-name="T27">d</text:span><text:span text:style-name="T27"> </text:span><text:span text:style-name="T27">a</text:span><text:span text:style-name="T27">t</text:span><text:span text:style-name="T27">t</text:span><text:span text:style-name="T27">r</text:span><text:span text:style-name="T27">i</text:span><text:span text:style-name="T27">b</text:span><text:span text:style-name="T27">u</text:span><text:span text:style-name="T27">t</text:span><text:span text:style-name="T27">e</text:span><text:span text:style-name="T27">s</text:span><text:span text:style-name="T27"> </text:span></text:p>
          <text:p text:style-name="P18"><text:span text:style-name="T27">(</text:span><text:span text:style-name="T27">u</text:span><text:span text:style-name="T27">s</text:span><text:span text:style-name="T27">u</text:span><text:span text:style-name="T27">a</text:span><text:span text:style-name="T27">l</text:span><text:span text:style-name="T27">l</text:span><text:span text:style-name="T27">y</text:span><text:span text:style-name="T27"> </text:span><text:span text:style-name="T27">N</text:span><text:span text:style-name="T27">U</text:span><text:span text:style-name="T27">L</text:span><text:span text:style-name="T27">L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20" draw:layer="layout" svg:x1="19.746cm" svg:y1="6.35cm" svg:x2="11.429cm" svg:y2="10.16cm">
          <text:p/>
        </draw:line>
        <draw:custom-shape draw:name="CustomShape 6" draw:style-name="gr17" draw:text-style-name="P25" draw:layer="layout" svg:width="5.555cm" svg:height="1.943cm" svg:x="19.394cm" svg:y="10.761cm">
          <text:p text:style-name="P18"><text:span text:style-name="T27">T</text:span><text:span text:style-name="T27">h</text:span><text:span text:style-name="T27">r</text:span><text:span text:style-name="T27">e</text:span><text:span text:style-name="T27">a</text:span><text:span text:style-name="T27">d</text:span><text:span text:style-name="T27"> </text:span><text:span text:style-name="T27">a</text:span><text:span text:style-name="T27">r</text:span><text:span text:style-name="T27">g</text:span><text:span text:style-name="T27">u</text:span><text:span text:style-name="T27">m</text:span><text:span text:style-name="T27">e</text:span><text:span text:style-name="T27">n</text:span><text:span text:style-name="T27">t</text:span><text:span text:style-name="T27">s</text:span></text:p>
          <text:p text:style-name="P18"><text:span text:style-name="T27">(</text:span><text:span text:style-name="T27">v</text:span><text:span text:style-name="T27">o</text:span><text:span text:style-name="T27">i</text:span><text:span text:style-name="T27">d</text:span><text:span text:style-name="T27"> </text:span><text:span text:style-name="T27">*</text:span><text:span text:style-name="T27">p</text:span><text:span text:style-name="T27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20" draw:layer="layout" svg:x1="19.369cm" svg:y1="11.598cm" svg:x2="16.721cm" svg:y2="10.751cm">
          <text:p/>
        </draw:line>
        <draw:custom-shape draw:name="CustomShape 8" draw:style-name="gr17" draw:text-style-name="P25" draw:layer="layout" svg:width="3.988cm" svg:height="1.943cm" svg:x="19.377cm" svg:y="13.786cm">
          <text:p text:style-name="P18"><text:span text:style-name="T27">R</text:span><text:span text:style-name="T27">e</text:span><text:span text:style-name="T27">t</text:span><text:span text:style-name="T27">u</text:span><text:span text:style-name="T27">r</text:span><text:span text:style-name="T27">n</text:span><text:span text:style-name="T27"> </text:span><text:span text:style-name="T27">v</text:span><text:span text:style-name="T27">a</text:span><text:span text:style-name="T27">l</text:span><text:span text:style-name="T27">u</text:span><text:span text:style-name="T27">e</text:span></text:p>
          <text:p text:style-name="P18"><text:span text:style-name="T27">(</text:span><text:span text:style-name="T27">v</text:span><text:span text:style-name="T27">o</text:span><text:span text:style-name="T27">i</text:span><text:span text:style-name="T27">d</text:span><text:span text:style-name="T27"> </text:span><text:span text:style-name="T27">*</text:span><text:span text:style-name="T27">*</text:span><text:span text:style-name="T27">p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20" draw:layer="layout" svg:x1="19.342cm" svg:y1="14.658cm" svg:x2="10.556cm" svg:y2="11.43cm">
          <text:p/>
        </draw:line>
        <draw:custom-shape draw:name="CustomShape 10" draw:style-name="gr18" draw:text-style-name="P14" draw:layer="layout" svg:width="2.253cm" svg:height="1.01cm" svg:x="17.791cm" svg:y="17.601cm">
          <text:p text:style-name="P1"><text:span text:style-name="T28">h</text:span><text:span text:style-name="T28">e</text:span><text:span text:style-name="T28">l</text:span><text:span text:style-name="T28">l</text:span><text:span text:style-name="T28">o</text:span><text:span text:style-name="T28">.</text:span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25" draw:layer="layout" svg:width="3.171cm" svg:height="1.096cm" svg:x="14.262cm" svg:y="5.724cm">
          <text:p text:style-name="P18"><text:span text:style-name="T27">T</text:span><text:span text:style-name="T27">h</text:span><text:span text:style-name="T27">r</text:span><text:span text:style-name="T27">e</text:span><text:span text:style-name="T27">a</text:span><text:span text:style-name="T27">d</text:span><text:span text:style-name="T27"> </text:span><text:span text:style-name="T27">I</text:span><text:span text:style-name="T2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20" draw:layer="layout" svg:x1="14.175cm" svg:y1="6.35cm" svg:x2="9.736cm" svg:y2="10.16cm">
          <text:p/>
        </draw:line>
        <draw:custom-shape draw:name="CustomShape 13" draw:style-name="gr17" draw:text-style-name="P25" draw:layer="layout" svg:width="4.556cm" svg:height="1.096cm" svg:x="20.187cm" svg:y="8.582cm">
          <text:p text:style-name="P18"><text:span text:style-name="T27">T</text:span><text:span text:style-name="T27">h</text:span><text:span text:style-name="T27">r</text:span><text:span text:style-name="T27">e</text:span><text:span text:style-name="T27">a</text:span><text:span text:style-name="T27">d</text:span><text:span text:style-name="T27"> </text:span><text:span text:style-name="T27">r</text:span><text:span text:style-name="T27">o</text:span><text:span text:style-name="T27">u</text:span><text:span text:style-name="T27">t</text:span><text:span text:style-name="T27">i</text:span><text:span text:style-name="T27">n</text:span><text:span text:style-name="T2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" draw:text-style-name="P20" draw:layer="layout" svg:x1="20.059cm" svg:y1="9.207cm" svg:x2="13.758cm" svg:y2="10.16cm">
          <text:p/>
        </draw:line>
        <draw:custom-shape draw:name="CustomShape 15" draw:style-name="gr18" draw:text-style-name="P14" draw:layer="layout" svg:width="2.253cm" svg:height="1.01cm" svg:x="15.749cm" svg:y="12.004cm">
          <text:p text:style-name="P1"><text:span text:style-name="T28">h</text:span><text:span text:style-name="T28">e</text:span><text:span text:style-name="T28">l</text:span><text:span text:style-name="T28">l</text:span><text:span text:style-name="T28">o</text:span><text:span text:style-name="T28">.</text:span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e</text:span><text:span text:style-name="T1">d</text:span><text:span text:style-name="T1"> </text:span><text:span text:style-name="T1">“</text:span><text:span text:style-name="T1">h</text:span><text:span text:style-name="T1">e</text:span><text:span text:style-name="T1">l</text:span><text:span text:style-name="T1">l</text:span><text:span text:style-name="T1">o</text:span><text:span text:style-name="T1">,</text:span><text:span text:style-name="T1"> </text:span><text:span text:style-name="T1">w</text:span><text:span text:style-name="T1">o</text:span><text:span text:style-name="T1">r</text:span><text:span text:style-name="T1">l</text:span><text:span text:style-name="T1">d</text:span><text:span text:style-name="T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9" draw:layer="layout" svg:width="3.417cm" svg:height="1.011cm" svg:x="6.385cm" svg:y="3.811cm">
          <text:p text:style-name="P18"><text:span text:style-name="T12">M</text:span><text:span text:style-name="T12">a</text:span><text:span text:style-name="T12">i</text:span><text:span text:style-name="T12">n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xml:id="id3" draw:id="id3" draw:layer="layout" svg:width="3.358cm" svg:height="1.011cm" svg:x="17.484cm" svg:y="7.233cm">
          <text:p text:style-name="P18"><text:span text:style-name="T12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0" draw:text-style-name="P20" draw:layer="layout" svg:x1="8.043cm" svg:y1="5.715cm" svg:x2="8.096cm" svg:y2="15.195cm">
          <text:p/>
        </draw:line>
        <draw:polyline draw:name="Line 5" draw:style-name="gr10" draw:text-style-name="P20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11" draw:text-style-name="P14" xml:id="id8" draw:id="id8" draw:layer="layout" svg:width="5.068cm" svg:height="1.011cm" svg:x="18.886cm" svg:y="9.867cm">
          <text:p text:style-name="P1"><text:span text:style-name="T29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0" draw:text-style-name="P20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11" draw:text-style-name="P14" xml:id="id7" draw:id="id7" draw:layer="layout" svg:width="6.579cm" svg:height="1.773cm" svg:x="1.324cm" svg:y="9.739cm">
          <text:p text:style-name="P7"><text:span text:style-name="T30">Main thread waits for </text:span></text:p>
          <text:p text:style-name="P7"><text:span text:style-name="T30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0" draw:text-style-name="P20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11" draw:text-style-name="P14" draw:layer="layout" svg:width="4.657cm" svg:height="3.297cm" svg:x="1.24cm" svg:y="13.973cm">
          <text:p xml:id="id13" text:id="id13" text:style-name="P7"><text:span text:style-name="T31">exit()</text:span><text:span text:style-name="T32"> </text:span></text:p>
          <text:p text:style-name="P7"><text:span text:style-name="T30">Terminates </text:span></text:p>
          <text:p text:style-name="P7"><text:span text:style-name="T30">main thread and </text:span></text:p>
          <text:p text:style-name="P7"><text:span text:style-name="T30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14" draw:layer="layout" svg:width="5.296cm" svg:height="1.01cm" svg:x="1.98cm" svg:y="6.138cm">
          <text:p xml:id="id1" text:id="id1" text:style-name="P7"><text:span text:style-name="T32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14" draw:layer="layout" svg:width="4.67cm" svg:height="1.01cm" svg:x="2.681cm" svg:y="8.255cm">
          <text:p xml:id="id6" text:id="id6" text:style-name="P7"><text:span text:style-name="T32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4" xml:id="id12" draw:id="id12" draw:layer="layout" svg:width="6.981cm" svg:height="1.01cm" svg:x="0.847cm" svg:y="12.277cm">
          <text:p text:style-name="P7"><text:span text:style-name="T32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4" xml:id="id9" draw:id="id9" draw:layer="layout" svg:width="3.544cm" svg:height="1.011cm" svg:x="18.837cm" svg:y="8.892cm">
          <text:p text:style-name="P1"><text:span text:style-name="T29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4" xml:id="id10" draw:id="id10" draw:layer="layout" svg:width="3.358cm" svg:height="1.772cm" svg:x="18.913cm" svg:y="10.583cm">
          <text:p text:style-name="P1"><text:span text:style-name="T30">Peer thread</text:span></text:p>
          <text:p text:style-name="P1"><text:span text:style-name="T30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4" draw:layer="layout" svg:width="6.122cm" svg:height="1.01cm" svg:x="1.056cm" svg:y="6.985cm">
          <text:p xml:id="id5" text:id="id5" text:style-name="P7"><text:span text:style-name="T32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864cm" svg:height="2.113cm" svg:x="0.992cm" svg:y="1.21cm">
          <text:p text:style-name="P9"><text:span text:style-name="T1">P</text:span><text:span text:style-name="T1">r</text:span><text:span text:style-name="T1">o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508cm" svg:x="0.807cm" svg:y="3.81cm">
          <text:list text:style-name="L2">
            <text:list-item>
              <text:p text:style-name="P11"><text:span text:style-name="T7">+</text:span><text:span text:style-name="T7"> </text:span><text:span text:style-name="T7">E</text:span><text:span text:style-name="T7">a</text:span><text:span text:style-name="T7">s</text:span><text:span text:style-name="T7">y</text:span><text:span text:style-name="T7"> </text:span><text:span text:style-name="T7">t</text:span><text:span text:style-name="T7">o</text:span><text:span text:style-name="T7"> </text:span><text:span text:style-name="T7">s</text:span><text:span text:style-name="T7">h</text:span><text:span text:style-name="T7">a</text:span><text:span text:style-name="T7">r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0">e</text:span><text:span text:style-name="T10">.</text:span><text:span text:style-name="T10">g</text:span><text:span text:style-name="T10">.</text:span><text:span text:style-name="T10">,</text:span><text:span text:style-name="T10"> </text:span><text:span text:style-name="T10">l</text:span><text:span text:style-name="T10">o</text:span><text:span text:style-name="T10">g</text:span><text:span text:style-name="T10">g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f</text:span><text:span text:style-name="T10">i</text:span><text:span text:style-name="T10">l</text:span><text:span text:style-name="T10">e</text:span><text:span text:style-name="T10"> </text:span><text:span text:style-name="T10">c</text:span><text:span text:style-name="T10">a</text:span><text:span text:style-name="T10">c</text:span><text:span text:style-name="T10">h</text:span><text:span text:style-name="T10">e</text:span></text:p>
                </text:list-item>
              </text:list>
            </text:list-item>
            <text:list-item>
              <text:p text:style-name="P11"><text:span text:style-name="T7">+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s</text:span></text:p>
              <text:list>
                <text:list-item>
                  <text:p text:style-name="P11"><text:span text:style-name="T33">.</text:span><text:span text:style-name="T33">.</text:span><text:span text:style-name="T33">.</text:span><text:span text:style-name="T33">t</text:span><text:span text:style-name="T33">a</text:span><text:span text:style-name="T33">k</text:span><text:span text:style-name="T33">e</text:span><text:span text:style-name="T7"> </text:span><text:span text:style-name="T33">w</text:span><text:span text:style-name="T33">i</text:span><text:span text:style-name="T33">t</text:span><text:span text:style-name="T33">h</text:span><text:span text:style-name="T33"> </text:span><text:span text:style-name="T33">a</text:span><text:span text:style-name="T33"> </text:span><text:span text:style-name="T33">g</text:span><text:span text:style-name="T33">r</text:span><text:span text:style-name="T33">a</text:span><text:span text:style-name="T33">i</text:span><text:span text:style-name="T33">n</text:span><text:span text:style-name="T33"> </text:span><text:span text:style-name="T33">o</text:span><text:span text:style-name="T33">f</text:span><text:span text:style-name="T33"> </text:span><text:span text:style-name="T33">s</text:span><text:span text:style-name="T33">a</text:span><text:span text:style-name="T33">l</text:span><text:span text:style-name="T33">t</text:span><text:span text:style-name="T33">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1"><text:span text:style-name="T34">–</text:span><text:span text:style-name="T7"> </text:span><text:span text:style-name="T7">U</text:span><text:span text:style-name="T7">n</text:span><text:span text:style-name="T7">i</text:span><text:span text:style-name="T7">n</text:span><text:span text:style-name="T7">t</text:span><text:span text:style-name="T7">e</text:span><text:span text:style-name="T7">n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s</text:span><text:span text:style-name="T7">h</text:span><text:span text:style-name="T7">a</text:span><text:span text:style-name="T7">r</text:span><text:span text:style-name="T7">i</text:span><text:span text:style-name="T7">n</text:span><text:span text:style-name="T7">g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 </text:span><text:span text:style-name="T7">s</text:span><text:span text:style-name="T7">u</text:span><text:span text:style-name="T7">b</text:span><text:span text:style-name="T7">t</text:span><text:span text:style-name="T7">l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a</text:span><text:span text:style-name="T7">r</text:span><text:span text:style-name="T7">d</text:span><text:span text:style-name="T7">-</text:span><text:span text:style-name="T7">t</text:span><text:span text:style-name="T7">o</text:span><text:span text:style-name="T7">-</text:span><text:span text:style-name="T7">r</text:span><text:span text:style-name="T7">e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s</text:span><text:span text:style-name="T7">!</text:span></text:p>
              <text:list>
                <text:list-item>
                  <text:p text:style-name="P15"><text:span text:style-name="T10">T</text:span><text:span text:style-name="T10">h</text:span><text:span text:style-name="T10">e</text:span><text:span text:style-name="T10"> </text:span><text:span text:style-name="T10">e</text:span><text:span text:style-name="T10">a</text:span><text:span text:style-name="T10">s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c</text:span><text:span text:style-name="T10">a</text:span><text:span text:style-name="T10">n</text:span><text:span text:style-name="T10"> </text:span><text:span text:style-name="T10">b</text:span><text:span text:style-name="T10">e</text:span><text:span text:style-name="T10"> </text:span><text:span text:style-name="T10">s</text:span><text:span text:style-name="T10">h</text:span><text:span text:style-name="T10">a</text:span><text:span text:style-name="T10">r</text:span><text:span text:style-name="T10">e</text:span><text:span text:style-name="T10">d</text:span><text:span text:style-name="T10"> </text:span><text:span text:style-name="T10">i</text:span><text:span text:style-name="T10">s</text:span><text:span text:style-name="T10"> </text:span><text:span text:style-name="T10">b</text:span><text:span text:style-name="T10">o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e</text:span><text:span text:style-name="T10">a</text:span><text:span text:style-name="T10">t</text:span><text:span text:style-name="T10">e</text:span><text:span text:style-name="T10">s</text:span><text:span text:style-name="T10">t</text:span><text:span text:style-name="T10"> </text:span><text:span text:style-name="T10">s</text:span><text:span text:style-name="T10">t</text:span><text:span text:style-name="T10">r</text:span><text:span text:style-name="T10">e</text:span><text:span text:style-name="T10">n</text:span><text:span text:style-name="T10">g</text:span><text:span text:style-name="T10">t</text:span><text:span text:style-name="T10">h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e</text:span><text:span text:style-name="T10">a</text:span><text:span text:style-name="T10">t</text:span><text:span text:style-name="T10">e</text:span><text:span text:style-name="T10">s</text:span><text:span text:style-name="T10">t</text:span><text:span text:style-name="T10"> </text:span><text:span text:style-name="T10">w</text:span><text:span text:style-name="T10">e</text:span><text:span text:style-name="T10">a</text:span><text:span text:style-name="T10">k</text:span><text:span text:style-name="T10">n</text:span><text:span text:style-name="T10">e</text:span><text:span text:style-name="T10">s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/text:p>
                </text:list-item>
                <text:list-item>
                  <text:p text:style-name="P15"><text:span text:style-name="T10">H</text:span><text:span text:style-name="T10">a</text:span><text:span text:style-name="T10">r</text:span><text:span text:style-name="T10">d</text:span><text:span text:style-name="T10"> </text:span><text:span text:style-name="T10">t</text:span><text:span text:style-name="T10">o</text:span><text:span text:style-name="T10"> </text:span><text:span text:style-name="T10">k</text:span><text:span text:style-name="T10">n</text:span><text:span text:style-name="T10">o</text:span><text:span text:style-name="T10">w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s</text:span><text:span text:style-name="T10">h</text:span><text:span text:style-name="T10">a</text:span><text:span text:style-name="T10">r</text:span><text:span text:style-name="T10">e</text:span><text:span text:style-name="T10">d</text:span><text:span text:style-name="T10"> </text:span><text:span text:style-name="T10">&amp;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p</text:span><text:span text:style-name="T10">r</text:span><text:span text:style-name="T10">i</text:span><text:span text:style-name="T10">v</text:span><text:span text:style-name="T10">a</text:span><text:span text:style-name="T10">t</text:span><text:span text:style-name="T10">e</text:span></text:p>
                </text:list-item>
                <text:list-item>
                  <text:p text:style-name="P15"><text:span text:style-name="T10">H</text:span><text:span text:style-name="T10">a</text:span><text:span text:style-name="T10">r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e</text:span><text:span text:style-name="T10">t</text:span><text:span text:style-name="T10">e</text:span><text:span text:style-name="T10">c</text:span><text:span text:style-name="T10">t</text:span><text:span text:style-name="T10"> </text:span><text:span text:style-name="T10">b</text:span><text:span text:style-name="T10">y</text:span><text:span text:style-name="T10"> </text:span><text:span text:style-name="T10">t</text:span><text:span text:style-name="T10">e</text:span><text:span text:style-name="T10">s</text:span><text:span text:style-name="T10">t</text:span><text:span text:style-name="T10">i</text:span><text:span text:style-name="T10">n</text:span><text:span text:style-name="T10">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b</text:span><text:span text:style-name="T4">a</text:span><text:span text:style-name="T4">d</text:span><text:span text:style-name="T4"> </text:span><text:span text:style-name="T4">r</text:span><text:span text:style-name="T4">a</text:span><text:span text:style-name="T4">c</text:span><text:span text:style-name="T4">e</text:span><text:span text:style-name="T4"> </text:span><text:span text:style-name="T4">o</text:span><text:span text:style-name="T4">u</text:span><text:span text:style-name="T4">t</text:span><text:span text:style-name="T4">c</text:span><text:span text:style-name="T4">o</text:span><text:span text:style-name="T4">m</text:span><text:span text:style-name="T4">e</text:span><text:span text:style-name="T4"> </text:span><text:span text:style-name="T4">v</text:span><text:span text:style-name="T4">e</text:span><text:span text:style-name="T4">r</text:span><text:span text:style-name="T4">y</text:span><text:span text:style-name="T4"> </text:span><text:span text:style-name="T4">l</text:span><text:span text:style-name="T4">o</text:span><text:span text:style-name="T4">w</text:span></text:p>
                    </text:list-item>
                    <text:list-item>
                      <text:p text:style-name="P15"><text:span text:style-name="T4">B</text:span><text:span text:style-name="T4">u</text:span><text:span text:style-name="T4">t</text:span><text:span text:style-name="T4"> </text:span><text:span text:style-name="T4">n</text:span><text:span text:style-name="T4">o</text:span><text:span text:style-name="T4">n</text:span><text:span text:style-name="T4">z</text:span><text:span text:style-name="T4">e</text:span><text:span text:style-name="T4">r</text:span><text:span text:style-name="T4">o</text:span><text:span text:style-name="T4">!</text:span></text:p>
                    </text:list-item>
                  </text:list>
                </text:list-item>
              </text:list>
            </text:list-item>
          </text:list>
          <text:p text:style-name="P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981cm" svg:height="2.113cm" svg:x="0.84cm" svg:y="1.21cm">
          <text:p text:style-name="P9"><text:span text:style-name="T1">S</text:span><text:span text:style-name="T1">h</text:span><text:span text:style-name="T1">a</text:span><text:span text:style-name="T1">r</text:span><text:span text:style-name="T1">e</text:span><text:span text:style-name="T1">d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e</text:span><text:span text:style-name="T1">d</text:span><text:span text:style-name="T1"> </text:span><text:span text:style-name="T1">C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284cm" svg:x="0.79cm" svg:y="3.493cm">
          <text:list text:style-name="L2">
            <text:list-item>
              <text:p text:style-name="P17"><text:span text:style-name="T15">Q</text:span><text:span text:style-name="T15">u</text:span><text:span text:style-name="T15">e</text:span><text:span text:style-name="T15">s</text:span><text:span text:style-name="T15">t</text:span><text:span text:style-name="T15">i</text:span><text:span text:style-name="T15">o</text:span><text:span text:style-name="T15">n</text:span><text:span text:style-name="T15">: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<text:s/></text:span><text:span text:style-name="T15">i</text:span><text:span text:style-name="T15">n</text:span><text:span text:style-name="T15"> </text:span><text:span text:style-name="T15">a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e</text:span><text:span text:style-name="T15">d</text:span><text:span text:style-name="T15"> </text:span><text:span text:style-name="T15">C</text:span><text:span text:style-name="T15">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text:span text:style-name="T15"> </text:span><text:span text:style-name="T15">a</text:span><text:span text:style-name="T15">r</text:span><text:span text:style-name="T15">e</text:span><text:span text:style-name="T15"> </text:span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 </text:span><text:span text:style-name="T15">a</text:span><text:span text:style-name="T15">m</text:span><text:span text:style-name="T15">o</text:span><text:span text:style-name="T15">n</text:span><text:span text:style-name="T15">g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text:span text:style-name="T15">?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T</text:span><text:span text:style-name="T4">h</text:span><text:span text:style-name="T4">e</text:span><text:span text:style-name="T4"> </text:span><text:span text:style-name="T4">a</text:span><text:span text:style-name="T4">n</text:span><text:span text:style-name="T4">s</text:span><text:span text:style-name="T4">w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a</text:span><text:span text:style-name="T4">s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a</text:span><text:span text:style-name="T4">s</text:span><text:span text:style-name="T4"> </text:span><text:span text:style-name="T4">“</text:span><text:span text:style-name="T13">g</text:span><text:span text:style-name="T13">l</text:span><text:span text:style-name="T13">o</text:span><text:span text:style-name="T13">b</text:span><text:span text:style-name="T13">a</text:span><text:span text:style-name="T13">l</text:span><text:span text:style-name="T13"> 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s</text:span><text:span text:style-name="T13">h</text:span><text:span text:style-name="T13">a</text:span><text:span text:style-name="T13">r</text:span><text:span text:style-name="T13">e</text:span><text:span text:style-name="T13">d</text:span><text:span text:style-name="T4">”</text:span><text:span text:style-name="T4"> </text:span><text:span text:style-name="T4">a</text:span><text:span text:style-name="T4">n</text:span><text:span text:style-name="T4">d</text:span><text:span text:style-name="T4"> </text:span><text:span text:style-name="T2"><text:line-break/></text:span><text:span text:style-name="T4">“</text:span><text:span text:style-name="T13">s</text:span><text:span text:style-name="T13">t</text:span><text:span text:style-name="T13">a</text:span><text:span text:style-name="T13">c</text:span><text:span text:style-name="T13">k</text:span><text:span text:style-name="T13"> 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p</text:span><text:span text:style-name="T13">r</text:span><text:span text:style-name="T13">i</text:span><text:span text:style-name="T13">v</text:span><text:span text:style-name="T13">a</text:span><text:span text:style-name="T13">t</text:span><text:span text:style-name="T13">e</text:span><text:span text:style-name="T4">”</text:span></text:p>
                </text:list-item>
              </text:list>
            </text:list-item>
          </text:list>
          <text:p text:style-name="P17"><text:span text:style-name="T35"/></text:p>
          <text:list text:continue-numbering="true" text:style-name="L3">
            <text:list-item>
              <text:p text:style-name="P17"><text:span text:style-name="T14">D</text:span><text:span text:style-name="T14">e</text:span><text:span text:style-name="T14">f</text:span><text:span text:style-name="T14">:</text:span><text:span text:style-name="T15"> </text:span><text:span text:style-name="T15">A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36">x</text:span><text:span text:style-name="T15"> </text:span><text:span text:style-name="T15">i</text:span><text:span text:style-name="T15">s</text:span><text:span text:style-name="T15"> </text:span><text:span text:style-name="T14">s</text:span><text:span text:style-name="T14">h</text:span><text:span text:style-name="T14">a</text:span><text:span text:style-name="T14">r</text:span><text:span text:style-name="T14">e</text:span><text:span text:style-name="T14">d</text:span><text:span text:style-name="T14"> </text:span><text:span text:style-name="T15">i</text:span><text:span text:style-name="T15">f</text:span><text:span text:style-name="T15"> </text:span><text:span text:style-name="T15">a</text:span><text:span text:style-name="T15">n</text:span><text:span text:style-name="T15">d</text:span><text:span text:style-name="T15"> </text:span><text:span text:style-name="T15">o</text:span><text:span text:style-name="T15">n</text:span><text:span text:style-name="T15">l</text:span><text:span text:style-name="T15">y</text:span><text:span text:style-name="T15"> </text:span><text:span text:style-name="T15">i</text:span><text:span text:style-name="T15">f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s</text:span><text:span text:style-name="T15">o</text:span><text:span text:style-name="T15">m</text:span><text:span text:style-name="T15">e</text:span><text:span text:style-name="T15"> </text:span><text:span text:style-name="T15">i</text:span><text:span text:style-name="T15">n</text:span><text:span text:style-name="T15">s</text:span><text:span text:style-name="T15">t</text:span><text:span text:style-name="T15">a</text:span><text:span text:style-name="T15">n</text:span><text:span text:style-name="T15">c</text:span><text:span text:style-name="T15">e</text:span><text:span text:style-name="T15"> </text:span><text:span text:style-name="T15">o</text:span><text:span text:style-name="T15">f</text:span><text:span text:style-name="T15"> </text:span><text:span text:style-name="T36">x</text:span><text:span text:style-name="T15">.</text:span><text:span text:style-name="T15"> </text:span></text:p>
            </text:list-item>
          </text:list>
          <text:p text:style-name="P17"><text:span text:style-name="T37"/></text:p>
          <text:list text:continue-numbering="true" text:style-name="L3">
            <text:list-item>
              <text:p text:style-name="P17"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s</text:span><text:span text:style-name="T15"> </text:span><text:span text:style-name="T15">a</text:span><text:span text:style-name="T15">n</text:span><text:span text:style-name="T15">s</text:span><text:span text:style-name="T15">w</text:span><text:span text:style-name="T15">e</text:span><text:span text:style-name="T15">r</text:span><text:span text:style-name="T15">s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l</text:span><text:span text:style-name="T15">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q</text:span><text:span text:style-name="T15">u</text:span><text:span text:style-name="T15">e</text:span><text:span text:style-name="T15">s</text:span><text:span text:style-name="T15">t</text:span><text:span text:style-name="T15">i</text:span><text:span text:style-name="T15">o</text:span><text:span text:style-name="T15">n</text:span><text:span text:style-name="T15">s</text:span><text:span text:style-name="T15">:</text:span></text:p>
              <text:list>
                <text:list-item>
                  <text:p text:style-name="P16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?</text:span></text:p>
                </text:list-item>
                <text:list-item>
                  <text:p text:style-name="P16"><text:span text:style-name="T4">H</text:span><text:span text:style-name="T4">o</text:span><text:span text:style-name="T4">w</text:span><text:span text:style-name="T4"> </text:span><text:span text:style-name="T4">a</text:span><text:span text:style-name="T4">r</text:span><text:span text:style-name="T4">e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m</text:span><text:span text:style-name="T4">a</text:span><text:span text:style-name="T4">p</text:span><text:span text:style-name="T4">p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?</text:span></text:p>
                </text:list-item>
                <text:list-item>
                  <text:p text:style-name="P16"><text:span text:style-name="T4">H</text:span><text:span text:style-name="T4">o</text:span><text:span text:style-name="T4">w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m</text:span><text:span text:style-name="T4">i</text:span><text:span text:style-name="T4">g</text:span><text:span text:style-name="T4">h</text:span><text:span text:style-name="T4">t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s</text:span><text:span text:style-name="T4">e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s</text:span><text:span text:style-name="T4">?</text:span></text:p>
                </text:list-item>
              </text:list>
            </text:list-item>
          </text:list>
          <text:p text:style-name="P17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2.777cm" svg:height="13.807cm" svg:x="0.926cm" svg:y="3.512cm">
          <text:list text:style-name="L2">
            <text:list-item>
              <text:p text:style-name="P17"><text:span text:style-name="T15">C</text:span><text:span text:style-name="T15">o</text:span><text:span text:style-name="T15">n</text:span><text:span text:style-name="T15">c</text:span><text:span text:style-name="T15">e</text:span><text:span text:style-name="T15">p</text:span><text:span text:style-name="T15">t</text:span><text:span text:style-name="T15">u</text:span><text:span text:style-name="T15">a</text:span><text:span text:style-name="T15">l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r</text:span><text:span text:style-name="T4">u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/text:p>
                </text:list-item>
                <text:list-item>
                  <text:p text:style-name="P16"><text:span text:style-name="T4">E</text:span><text:span text:style-name="T4">a</text:span><text:span text:style-name="T4">c</text:span><text:span text:style-name="T4">h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h</text:span><text:span text:style-name="T4">a</text:span><text:span text:style-name="T4">s</text:span><text:span text:style-name="T4"> </text:span><text:span text:style-name="T4">i</text:span><text:span text:style-name="T4">t</text:span><text:span text:style-name="T4">s</text:span><text:span text:style-name="T4"> </text:span><text:span text:style-name="T4">o</text:span><text:span text:style-name="T4">w</text:span><text:span text:style-name="T4">n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7"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 </text:span><text:span text:style-name="T38">I</text:span><text:span text:style-name="T38">D</text:span><text:span text:style-name="T38">,</text:span><text:span text:style-name="T38"> </text:span><text:span text:style-name="T38">s</text:span><text:span text:style-name="T38">t</text:span><text:span text:style-name="T38">a</text:span><text:span text:style-name="T38">c</text:span><text:span text:style-name="T38">k</text:span><text:span text:style-name="T38">,</text:span><text:span text:style-name="T38"> </text:span><text:span text:style-name="T38">s</text:span><text:span text:style-name="T38">t</text:span><text:span text:style-name="T38">a</text:span><text:span text:style-name="T38">c</text:span><text:span text:style-name="T38">k</text:span><text:span text:style-name="T38"> </text:span><text:span text:style-name="T38">p</text:span><text:span text:style-name="T38">o</text:span><text:span text:style-name="T38">i</text:span><text:span text:style-name="T38">n</text:span><text:span text:style-name="T38">t</text:span><text:span text:style-name="T38">e</text:span><text:span text:style-name="T38">r</text:span><text:span text:style-name="T38">,</text:span><text:span text:style-name="T38"> </text:span><text:span text:style-name="T38">P</text:span><text:span text:style-name="T38">C</text:span><text:span text:style-name="T38">,</text:span><text:span text:style-name="T38"> </text:span><text:span text:style-name="T38">c</text:span><text:span text:style-name="T38">o</text:span><text:span text:style-name="T38">n</text:span><text:span text:style-name="T38">d</text:span><text:span text:style-name="T38">i</text:span><text:span text:style-name="T38">t</text:span><text:span text:style-name="T38">i</text:span><text:span text:style-name="T38">o</text:span><text:span text:style-name="T38">n</text:span><text:span text:style-name="T38"> </text:span><text:span text:style-name="T38">c</text:span><text:span text:style-name="T38">o</text:span><text:span text:style-name="T38">d</text:span><text:span text:style-name="T38">e</text:span><text:span text:style-name="T38">s</text:span><text:span text:style-name="T38">,</text:span><text:span text:style-name="T38"> </text:span><text:span text:style-name="T38">a</text:span><text:span text:style-name="T38">n</text:span><text:span text:style-name="T38">d</text:span><text:span text:style-name="T38"> </text:span><text:span text:style-name="T38">G</text:span><text:span text:style-name="T38">P</text:span><text:span text:style-name="T38"> 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e</text:span><text:span text:style-name="T38">r</text:span><text:span text:style-name="T38">s</text:span></text:p>
                    </text:list-item>
                  </text:list>
                </text:list-item>
                <text:list-item>
                  <text:p text:style-name="P16"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/text:p>
                  <text:list>
                    <text:list-item>
                      <text:p text:style-name="P27"><text:span text:style-name="T38">C</text:span><text:span text:style-name="T38">o</text:span><text:span text:style-name="T38">d</text:span><text:span text:style-name="T38">e</text:span><text:span text:style-name="T38">,</text:span><text:span text:style-name="T38"> </text:span><text:span text:style-name="T38">d</text:span><text:span text:style-name="T38">a</text:span><text:span text:style-name="T38">t</text:span><text:span text:style-name="T38">a</text:span><text:span text:style-name="T38">,</text:span><text:span text:style-name="T38"> </text:span><text:span text:style-name="T38">h</text:span><text:span text:style-name="T38">e</text:span><text:span text:style-name="T38">a</text:span><text:span text:style-name="T38">p</text:span><text:span text:style-name="T38">,</text:span><text:span text:style-name="T38"> </text:span><text:span text:style-name="T38">a</text:span><text:span text:style-name="T38">n</text:span><text:span text:style-name="T38">d</text:span><text:span text:style-name="T38"> </text:span><text:span text:style-name="T38">s</text:span><text:span text:style-name="T38">h</text:span><text:span text:style-name="T38">a</text:span><text:span text:style-name="T38">r</text:span><text:span text:style-name="T38">e</text:span><text:span text:style-name="T38">d</text:span><text:span text:style-name="T38"> </text:span><text:span text:style-name="T38">l</text:span><text:span text:style-name="T38">i</text:span><text:span text:style-name="T38">b</text:span><text:span text:style-name="T38">r</text:span><text:span text:style-name="T38">a</text:span><text:span text:style-name="T38">r</text:span><text:span text:style-name="T38">y</text:span><text:span text:style-name="T38"> </text:span><text:span text:style-name="T38">s</text:span><text:span text:style-name="T38">e</text:span><text:span text:style-name="T38">g</text:span><text:span text:style-name="T38">m</text:span><text:span text:style-name="T38">e</text:span><text:span text:style-name="T38">n</text:span><text:span text:style-name="T38">t</text:span><text:span text:style-name="T38">s</text:span><text:span text:style-name="T38"> </text:span><text:span text:style-name="T38">o</text:span><text:span text:style-name="T38">f</text:span><text:span text:style-name="T38"> </text:span><text:span text:style-name="T38">t</text:span><text:span text:style-name="T38">h</text:span><text:span text:style-name="T38">e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 </text:span><text:span text:style-name="T38">v</text:span><text:span text:style-name="T38">i</text:span><text:span text:style-name="T38">r</text:span><text:span text:style-name="T38">t</text:span><text:span text:style-name="T38">u</text:span><text:span text:style-name="T38">a</text:span><text:span text:style-name="T38">l</text:span><text:span text:style-name="T38"> </text:span><text:span text:style-name="T38">a</text:span><text:span text:style-name="T38">d</text:span><text:span text:style-name="T38">d</text:span><text:span text:style-name="T38">r</text:span><text:span text:style-name="T38">e</text:span><text:span text:style-name="T38">s</text:span><text:span text:style-name="T38">s</text:span><text:span text:style-name="T38"> </text:span><text:span text:style-name="T38">s</text:span><text:span text:style-name="T38">p</text:span><text:span text:style-name="T38">a</text:span><text:span text:style-name="T38">c</text:span><text:span text:style-name="T38">e</text:span></text:p>
                    </text:list-item>
                    <text:list-item>
                      <text:p text:style-name="P27"><text:span text:style-name="T38">O</text:span><text:span text:style-name="T38">p</text:span><text:span text:style-name="T38">e</text:span><text:span text:style-name="T38">n</text:span><text:span text:style-name="T38"> </text:span><text:span text:style-name="T38">f</text:span><text:span text:style-name="T38">i</text:span><text:span text:style-name="T38">l</text:span><text:span text:style-name="T38">e</text:span><text:span text:style-name="T38">s</text:span><text:span text:style-name="T38"> </text:span><text:span text:style-name="T38">a</text:span><text:span text:style-name="T38">n</text:span><text:span text:style-name="T38">d</text:span><text:span text:style-name="T38"> 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e</text:span><text:span text:style-name="T38">d</text:span><text:span text:style-name="T38"> </text:span><text:span text:style-name="T38">h</text:span><text:span text:style-name="T38">a</text:span><text:span text:style-name="T38">n</text:span><text:span text:style-name="T38">d</text:span><text:span text:style-name="T38">l</text:span><text:span text:style-name="T38">e</text:span><text:span text:style-name="T38">r</text:span><text:span text:style-name="T38">s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l</text:span><text:span text:style-name="T15">y</text:span><text:span text:style-name="T15">,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i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t</text:span><text:span text:style-name="T15">r</text:span><text:span text:style-name="T15">i</text:span><text:span text:style-name="T15">c</text:span><text:span text:style-name="T15">t</text:span><text:span text:style-name="T15">l</text:span><text:span text:style-name="T15">y</text:span><text:span text:style-name="T15"> </text:span><text:span text:style-name="T15">e</text:span><text:span text:style-name="T15">n</text:span><text:span text:style-name="T15">f</text:span><text:span text:style-name="T15">o</text:span><text:span text:style-name="T15">r</text:span><text:span text:style-name="T15">c</text:span><text:span text:style-name="T15">e</text:span><text:span text:style-name="T15">d</text:span><text:span text:style-name="T15">:</text:span></text:p>
              <text:list>
                <text:list-item>
                  <text:p text:style-name="P16"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e</text:span><text:span text:style-name="T4">r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t</text:span><text:span text:style-name="T4">r</text:span><text:span text:style-name="T4">u</text:span><text:span text:style-name="T4">l</text:span><text:span text:style-name="T4">y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text:span text:style-name="T4">,</text:span><text:span text:style-name="T4"> </text:span><text:span text:style-name="T4">b</text:span><text:span text:style-name="T4">u</text:span><text:span text:style-name="T4">t</text:span><text:span text:style-name="T4">…</text:span></text:p>
                </text:list-item>
                <text:list-item>
                  <text:p text:style-name="P16"><text:span text:style-name="T4">A</text:span><text:span text:style-name="T4">n</text:span><text:span text:style-name="T4">y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c</text:span><text:span text:style-name="T4">a</text:span><text:span text:style-name="T4">n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c</text:span><text:span text:style-name="T4">k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y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/text:p>
                </text:list-item>
              </text:list>
            </text:list-item>
          </text:list>
          <text:p text:style-name="P16"><text:span text:style-name="T35"/></text:p>
          <text:p text:style-name="P28"><text:span text:style-name="T39">T</text:span><text:span text:style-name="T39">h</text:span><text:span text:style-name="T39">e</text:span><text:span text:style-name="T39"> </text:span><text:span text:style-name="T39">m</text:span><text:span text:style-name="T39">i</text:span><text:span text:style-name="T39">s</text:span><text:span text:style-name="T39">m</text:span><text:span text:style-name="T39">a</text:span><text:span text:style-name="T39">t</text:span><text:span text:style-name="T39">c</text:span><text:span text:style-name="T39">h</text:span><text:span text:style-name="T39"> </text:span><text:span text:style-name="T39">b</text:span><text:span text:style-name="T39">e</text:span><text:span text:style-name="T39">t</text:span><text:span text:style-name="T39">w</text:span><text:span text:style-name="T39">e</text:span><text:span text:style-name="T39">e</text:span><text:span text:style-name="T39">n</text:span><text:span text:style-name="T39"> </text:span><text:span text:style-name="T39">t</text:span><text:span text:style-name="T39">h</text:span><text:span text:style-name="T39">e</text:span><text:span text:style-name="T39"> </text:span><text:span text:style-name="T39">c</text:span><text:span text:style-name="T39">o</text:span><text:span text:style-name="T39">n</text:span><text:span text:style-name="T39">c</text:span><text:span text:style-name="T39">e</text:span><text:span text:style-name="T39">p</text:span><text:span text:style-name="T39">t</text:span><text:span text:style-name="T39">u</text:span><text:span text:style-name="T39">a</text:span><text:span text:style-name="T39">l</text:span><text:span text:style-name="T39"> </text:span><text:span text:style-name="T39">a</text:span><text:span text:style-name="T39">n</text:span><text:span text:style-name="T39">d</text:span><text:span text:style-name="T39"> </text:span><text:span text:style-name="T39">o</text:span><text:span text:style-name="T39">p</text:span><text:span text:style-name="T39">e</text:span><text:span text:style-name="T39">r</text:span><text:span text:style-name="T39">a</text:span><text:span text:style-name="T39">t</text:span><text:span text:style-name="T39">i</text:span><text:span text:style-name="T39">o</text:span><text:span text:style-name="T39">n</text:span><text:span text:style-name="T39"> </text:span><text:span text:style-name="T39">m</text:span><text:span text:style-name="T39">o</text:span><text:span text:style-name="T39">d</text:span><text:span text:style-name="T39">e</text:span><text:span text:style-name="T39">l</text:span><text:span text:style-name="T39"> </text:span><text:span text:style-name="T2"><text:line-break/></text:span><text:span text:style-name="T39">i</text:span><text:span text:style-name="T39">s</text:span><text:span text:style-name="T39"> </text:span><text:span text:style-name="T39">a</text:span><text:span text:style-name="T39"> </text:span><text:span text:style-name="T39">s</text:span><text:span text:style-name="T39">o</text:span><text:span text:style-name="T39">u</text:span><text:span text:style-name="T39">r</text:span><text:span text:style-name="T39">c</text:span><text:span text:style-name="T39">e</text:span><text:span text:style-name="T39"> </text:span><text:span text:style-name="T39">o</text:span><text:span text:style-name="T39">f</text:span><text:span text:style-name="T39"> </text:span><text:span text:style-name="T39">c</text:span><text:span text:style-name="T39">o</text:span><text:span text:style-name="T39">n</text:span><text:span text:style-name="T39">f</text:span><text:span text:style-name="T39">u</text:span><text:span text:style-name="T39">s</text:span><text:span text:style-name="T39">i</text:span><text:span text:style-name="T39">o</text:span><text:span text:style-name="T39">n</text:span><text:span text:style-name="T39"> </text:span><text:span text:style-name="T39">a</text:span><text:span text:style-name="T39">n</text:span><text:span text:style-name="T39">d</text:span><text:span text:style-name="T39"> </text:span><text:span text:style-name="T39">e</text:span><text:span text:style-name="T39">r</text:span><text:span text:style-name="T39">r</text:span><text:span text:style-name="T39">o</text:span><text:span text:style-name="T39">r</text:span><text:span text:style-name="T3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627cm" svg:height="2.113cm" svg:x="0.975cm" svg:y="1.21cm">
          <text:p text:style-name="P9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I</text:span><text:span text:style-name="T1">l</text:span><text:span text:style-name="T1">l</text:span><text:span text:style-name="T1">u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 </text:span><text:span text:style-name="T1">S</text:span><text:span text:style-name="T1">h</text:span><text:span text:style-name="T1">a</text:span><text:span text:style-name="T1">r</text:span><text:span text:style-name="T1">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1.849cm" svg:height="13.093cm" svg:x="0.212cm" svg:y="4.019cm">
          <text:p text:style-name="P22"><text:span text:style-name="T17">c</text:span><text:span text:style-name="T17">h</text:span><text:span text:style-name="T17">a</text:span><text:span text:style-name="T17">r</text:span><text:span text:style-name="T18"> </text:span><text:span text:style-name="T18">*</text:span><text:span text:style-name="T18">*</text:span><text:span text:style-name="T20">p</text:span><text:span text:style-name="T20">t</text:span><text:span text:style-name="T20">r</text:span><text:span text:style-name="T18">;</text:span><text:span text:style-name="T18"> </text:span><text:span text:style-name="T18"><text:s/></text:span><text:span text:style-name="T21">/</text:span><text:span text:style-name="T21">*</text:span><text:span text:style-name="T21"> </text:span><text:span text:style-name="T21">g</text:span><text:span text:style-name="T21">l</text:span><text:span text:style-name="T21">o</text:span><text:span text:style-name="T21">b</text:span><text:span text:style-name="T21">a</text:span><text:span text:style-name="T21">l</text:span><text:span text:style-name="T21"> </text:span><text:span text:style-name="T21">v</text:span><text:span text:style-name="T21">a</text:span><text:span text:style-name="T21">r</text:span><text:span text:style-name="T21"> </text:span><text:span text:style-name="T21">*</text:span><text:span text:style-name="T21">/</text:span></text:p>
          <text:p text:style-name="P22"><text:span text:style-name="T26"/></text:p>
          <text:p text:style-name="P22"><text:span text:style-name="T17">i</text:span><text:span text:style-name="T17">n</text:span><text:span text:style-name="T17">t</text:span><text:span text:style-name="T18"> </text:span><text:span text:style-name="T19">m</text:span><text:span text:style-name="T19">a</text:span><text:span text:style-name="T19">i</text:span><text:span text:style-name="T19">n</text:span><text:span text:style-name="T18">(</text:span><text:span text:style-name="T18">)</text:span></text:p>
          <text:p text:style-name="P22"><text:span text:style-name="T18">{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7">l</text:span><text:span text:style-name="T17">o</text:span><text:span text:style-name="T17">n</text:span><text:span text:style-name="T17">g</text:span><text:span text:style-name="T18"> </text:span><text:span text:style-name="T20">i</text:span><text:span text:style-name="T18">;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7">p</text:span><text:span text:style-name="T17">t</text:span><text:span text:style-name="T17">h</text:span><text:span text:style-name="T17">r</text:span><text:span text:style-name="T17">e</text:span><text:span text:style-name="T17">a</text:span><text:span text:style-name="T17">d</text:span><text:span text:style-name="T17">_</text:span><text:span text:style-name="T17">t</text:span><text:span text:style-name="T18"> </text:span><text:span text:style-name="T20">t</text:span><text:span text:style-name="T20">i</text:span><text:span text:style-name="T20">d</text:span><text:span text:style-name="T18">;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7">c</text:span><text:span text:style-name="T17">h</text:span><text:span text:style-name="T17">a</text:span><text:span text:style-name="T17">r</text:span><text:span text:style-name="T18"> </text:span><text:span text:style-name="T18">*</text:span><text:span text:style-name="T20">m</text:span><text:span text:style-name="T20">s</text:span><text:span text:style-name="T20">g</text:span><text:span text:style-name="T20">s</text:span><text:span text:style-name="T18">[</text:span><text:span text:style-name="T18">2</text:span><text:span text:style-name="T18">]</text:span><text:span text:style-name="T18"> </text:span><text:span text:style-name="T18">=</text:span><text:span text:style-name="T18"> </text:span><text:span text:style-name="T18">{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22">"</text:span><text:span text:style-name="T22">H</text:span><text:span text:style-name="T22">e</text:span><text:span text:style-name="T22">l</text:span><text:span text:style-name="T22">l</text:span><text:span text:style-name="T22">o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f</text:span><text:span text:style-name="T22">o</text:span><text:span text:style-name="T22">o</text:span><text:span text:style-name="T22">"</text:span><text:span text:style-name="T18">,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22">"</text:span><text:span text:style-name="T22">H</text:span><text:span text:style-name="T22">e</text:span><text:span text:style-name="T22">l</text:span><text:span text:style-name="T22">l</text:span><text:span text:style-name="T22">o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b</text:span><text:span text:style-name="T22">a</text:span><text:span text:style-name="T22">r</text:span><text:span text:style-name="T22">"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}</text:span><text:span text:style-name="T18">;</text:span></text:p>
          <text:p text:style-name="P22"><text:span text:style-name="T26"/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t</text:span><text:span text:style-name="T18">r</text:span><text:span text:style-name="T18"> </text:span><text:span text:style-name="T18">=</text:span><text:span text:style-name="T18"> </text:span><text:span text:style-name="T18">m</text:span><text:span text:style-name="T18">s</text:span><text:span text:style-name="T18">g</text:span><text:span text:style-name="T18">s</text:span><text:span text:style-name="T18">;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23">f</text:span><text:span text:style-name="T23">o</text:span><text:span text:style-name="T23">r</text:span><text:span text:style-name="T18"> </text:span><text:span text:style-name="T18">(</text:span><text:span text:style-name="T18">i</text:span><text:span text:style-name="T18"> </text:span><text:span text:style-name="T18">=</text:span><text:span text:style-name="T18"> </text:span><text:span text:style-name="T18">0</text:span><text:span text:style-name="T18">;</text:span><text:span text:style-name="T18"> </text:span><text:span text:style-name="T18">i</text:span><text:span text:style-name="T18"> </text:span><text:span text:style-name="T18">&lt;</text:span><text:span text:style-name="T18"> </text:span><text:span text:style-name="T18">2</text:span><text:span text:style-name="T18">;</text:span><text:span text:style-name="T18"> </text:span><text:span text:style-name="T18">i</text:span><text:span text:style-name="T18">+</text:span><text:span text:style-name="T18">+</text:span><text:span text:style-name="T18">)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_</text:span><text:span text:style-name="T18">c</text:span><text:span text:style-name="T18">r</text:span><text:span text:style-name="T18">e</text:span><text:span text:style-name="T18">a</text:span><text:span text:style-name="T18">t</text:span><text:span text:style-name="T18">e</text:span><text:span text:style-name="T18">(</text:span><text:span text:style-name="T18">&amp;</text:span><text:span text:style-name="T18">t</text:span><text:span text:style-name="T18">i</text:span><text:span text:style-name="T18">d</text:span><text:span text:style-name="T18">,</text:span><text:span text:style-name="T18"> 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24">N</text:span><text:span text:style-name="T24">U</text:span><text:span text:style-name="T24">L</text:span><text:span text:style-name="T24">L</text:span><text:span text:style-name="T18">,</text:span><text:span text:style-name="T18"> 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,</text:span><text:span text:style-name="T18"> 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(</text:span><text:span text:style-name="T17">v</text:span><text:span text:style-name="T17">o</text:span><text:span text:style-name="T17">i</text:span><text:span text:style-name="T17">d</text:span><text:span text:style-name="T18"> </text:span><text:span text:style-name="T18">*</text:span><text:span text:style-name="T18">)</text:span><text:span text:style-name="T18">i</text:span><text:span text:style-name="T18">)</text:span><text:span text:style-name="T18">;</text:span></text:p>
          <text:p text:style-name="P22"><text:span text:style-name="T18"><text:s/></text:span><text:span text:style-name="T18"><text:s/></text:span><text:span text:style-name="T18"><text:s/></text:span><text:span text:style-name="T18"><text:s/></text:span><text:span text:style-name="T18">P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_</text:span><text:span text:style-name="T18">e</text:span><text:span text:style-name="T18">x</text:span><text:span text:style-name="T18">i</text:span><text:span text:style-name="T18">t</text:span><text:span text:style-name="T18">(</text:span><text:span text:style-name="T24">N</text:span><text:span text:style-name="T24">U</text:span><text:span text:style-name="T24">L</text:span><text:span text:style-name="T24">L</text:span><text:span text:style-name="T18">)</text:span><text:span text:style-name="T18">;</text:span></text:p>
          <text:p text:style-name="P22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0" draw:layer="layout" svg:width="11.278cm" svg:height="6.333cm" svg:x="13.32cm" svg:y="4.059cm">
          <text:p text:style-name="P29"><text:span text:style-name="T40">v</text:span><text:span text:style-name="T40">o</text:span><text:span text:style-name="T40">i</text:span><text:span text:style-name="T40">d</text:span><text:span text:style-name="T41"> </text:span><text:span text:style-name="T41">*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1">(</text:span><text:span text:style-name="T40">v</text:span><text:span text:style-name="T40">o</text:span><text:span text:style-name="T40">i</text:span><text:span text:style-name="T40">d</text:span><text:span text:style-name="T41"> </text:span><text:span text:style-name="T41">*</text:span><text:span text:style-name="T43">v</text:span><text:span text:style-name="T43">a</text:span><text:span text:style-name="T43">r</text:span><text:span text:style-name="T43">g</text:span><text:span text:style-name="T43">p</text:span><text:span text:style-name="T41">)</text:span></text:p>
          <text:p text:style-name="P29"><text:span text:style-name="T41">{</text:span></text:p>
          <text:p text:style-name="P29"><text:span text:style-name="T41"><text:s text:c="2"/></text:span><text:span text:style-name="T41"><text:s text:c="2"/></text:span><text:span text:style-name="T40">l</text:span><text:span text:style-name="T40">o</text:span><text:span text:style-name="T40">n</text:span><text:span text:style-name="T40">g</text:span><text:span text:style-name="T41"> </text:span><text:span text:style-name="T43">m</text:span><text:span text:style-name="T43">y</text:span><text:span text:style-name="T43">i</text:span><text:span text:style-name="T43">d</text:span><text:span text:style-name="T41"> </text:span><text:span text:style-name="T41">= </text:span><text:span text:style-name="T41">(</text:span><text:span text:style-name="T40">l</text:span><text:span text:style-name="T40">o</text:span><text:span text:style-name="T40">n</text:span><text:span text:style-name="T40">g</text:span><text:span text:style-name="T41">)</text:span><text:span text:style-name="T41">v</text:span><text:span text:style-name="T41">a</text:span><text:span text:style-name="T41">r</text:span><text:span text:style-name="T41">g</text:span><text:span text:style-name="T41">p</text:span><text:span text:style-name="T41">;</text:span></text:p>
          <text:p text:style-name="P29"><text:span text:style-name="T41"><text:s text:c="2"/></text:span><text:span text:style-name="T41"><text:s text:c="2"/></text:span><text:span text:style-name="T44">s</text:span><text:span text:style-name="T44">t</text:span><text:span text:style-name="T44">a</text:span><text:span text:style-name="T44">t</text:span><text:span text:style-name="T44">i</text:span><text:span text:style-name="T44">c</text:span><text:span text:style-name="T41"> </text:span><text:span text:style-name="T40">i</text:span><text:span text:style-name="T40">n</text:span><text:span text:style-name="T40">t</text:span><text:span text:style-name="T41"> </text:span><text:span text:style-name="T43">c</text:span><text:span text:style-name="T43">n</text:span><text:span text:style-name="T43">t</text:span><text:span text:style-name="T41"> </text:span><text:span text:style-name="T41">= </text:span><text:span text:style-name="T41">0</text:span><text:span text:style-name="T41">;</text:span></text:p>
          <text:p text:style-name="P29"><text:span text:style-name="T45"/></text:p>
          <text:p text:style-name="P29"><text:span text:style-name="T41"><text:s text:c="2"/></text:span><text:span text:style-name="T41"><text:s text:c="2"/></text:span><text:span text:style-name="T41">p</text:span><text:span text:style-name="T41">r</text:span><text:span text:style-name="T41">i</text:span><text:span text:style-name="T41">n</text:span><text:span text:style-name="T41">t</text:span><text:span text:style-name="T41">f</text:span><text:span text:style-name="T41">(</text:span><text:span text:style-name="T46">"</text:span><text:span text:style-name="T46">[</text:span><text:span text:style-name="T46">%</text:span><text:span text:style-name="T46">l</text:span><text:span text:style-name="T46">d</text:span><text:span text:style-name="T46">]</text:span><text:span text:style-name="T46">: </text:span><text:span text:style-name="T46"><text:s/></text:span><text:span text:style-name="T46">%</text:span><text:span text:style-name="T46">s </text:span><text:span text:style-name="T46">(</text:span><text:span text:style-name="T46">c</text:span><text:span text:style-name="T46">n</text:span><text:span text:style-name="T46">t</text:span><text:span text:style-name="T46">=</text:span><text:span text:style-name="T46">%</text:span><text:span text:style-name="T46">d</text:span><text:span text:style-name="T46">)</text:span><text:span text:style-name="T46">\</text:span><text:span text:style-name="T46">n</text:span><text:span text:style-name="T46">"</text:span><text:span text:style-name="T41">, </text:span></text:p>
          <text:p text:style-name="P29"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/></text:span><text:span text:style-name="T41">m</text:span><text:span text:style-name="T41">y</text:span><text:span text:style-name="T41">i</text:span><text:span text:style-name="T41">d</text:span><text:span text:style-name="T41">, </text:span><text:span text:style-name="T41">p</text:span><text:span text:style-name="T41">t</text:span><text:span text:style-name="T41">r</text:span><text:span text:style-name="T41">[</text:span><text:span text:style-name="T41">m</text:span><text:span text:style-name="T41">y</text:span><text:span text:style-name="T41">i</text:span><text:span text:style-name="T41">d</text:span><text:span text:style-name="T41">]</text:span><text:span text:style-name="T41">, </text:span><text:span text:style-name="T41">+</text:span><text:span text:style-name="T41">+</text:span><text:span text:style-name="T41">c</text:span><text:span text:style-name="T41">n</text:span><text:span text:style-name="T41">t</text:span><text:span text:style-name="T41">)</text:span><text:span text:style-name="T41">;</text:span></text:p>
          <text:p text:style-name="P29"><text:span text:style-name="T41"><text:s text:c="2"/></text:span><text:span text:style-name="T41"><text:s text:c="2"/></text:span><text:span text:style-name="T44">r</text:span><text:span text:style-name="T44">e</text:span><text:span text:style-name="T44">t</text:span><text:span text:style-name="T44">u</text:span><text:span text:style-name="T44">r</text:span><text:span text:style-name="T44">n</text:span><text:span text:style-name="T41"> </text:span><text:span text:style-name="T47">N</text:span><text:span text:style-name="T47">U</text:span><text:span text:style-name="T47">L</text:span><text:span text:style-name="T47">L</text:span><text:span text:style-name="T41">;</text:span></text:p>
          <text:p text:style-name="P29"><text:span text:style-name="T4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4" xml:id="id15" draw:id="id15" draw:layer="layout" svg:width="11.731cm" svg:height="1.523cm" svg:x="13.079cm" svg:y="10.874cm">
          <text:p text:style-name="P1"><text:span text:style-name="T48">Peer threads reference main thread’s stack</text:span></text:p>
          <text:p text:style-name="P1"><text:span text:style-name="T48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26" draw:text-style-name="P20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18" draw:text-style-name="P14" draw:layer="layout" svg:width="2.862cm" svg:height="1.01cm" svg:x="9.331cm" svg:y="16.331cm">
          <text:p text:style-name="P1"><text:span text:style-name="T28">s</text:span><text:span text:style-name="T28">h</text:span><text:span text:style-name="T28">ar</text:span><text:span text:style-name="T28">in</text:span><text:span text:style-name="T28">g.</text:span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558cm" svg:height="2.113cm" svg:x="0.992cm" svg:y="1.21cm">
          <text:p text:style-name="P9"><text:span text:style-name="T1">M</text:span><text:span text:style-name="T1">a</text:span><text:span text:style-name="T1">p</text:span><text:span text:style-name="T1">p</text:span><text:span text:style-name="T1">i</text:span><text:span text:style-name="T1">n</text:span><text:span text:style-name="T1">g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784cm">
          <text:list text:style-name="L2">
            <text:list-item>
              <text:p text:style-name="P17"><text:span text:style-name="T15">G</text:span><text:span text:style-name="T15">l</text:span><text:span text:style-name="T15">o</text:span><text:span text:style-name="T15">b</text:span><text:span text:style-name="T15">a</text:span><text:span text:style-name="T15">l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3">D</text:span><text:span text:style-name="T13">e</text:span><text:span text:style-name="T13">f</text:span><text:span text:style-name="T13">:</text:span><text:span text:style-name="T4"> </text:span><text:span text:style-name="T4"><text:s/>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e</text:span><text:span text:style-name="T4">c</text:span><text:span text:style-name="T4">l</text:span><text:span text:style-name="T4">a</text:span><text:span text:style-name="T4">r</text:span><text:span text:style-name="T4">e</text:span><text:span text:style-name="T4">d</text:span><text:span text:style-name="T4"> </text:span><text:span text:style-name="T4">o</text:span><text:span text:style-name="T4">u</text:span><text:span text:style-name="T4">t</text:span><text:span text:style-name="T4">s</text:span><text:span text:style-name="T4">i</text:span><text:span text:style-name="T4">d</text:span><text:span text:style-name="T4">e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      </text:list-item>
                <text:list-item>
                  <text:p text:style-name="P16"><text:span text:style-name="T49">V</text:span><text:span text:style-name="T49">i</text:span><text:span text:style-name="T49">r</text:span><text:span text:style-name="T49">t</text:span><text:span text:style-name="T49">u</text:span><text:span text:style-name="T49">a</text:span><text:span text:style-name="T49">l</text:span><text:span text:style-name="T49"> </text:span><text:span text:style-name="T49">m</text:span><text:span text:style-name="T49">e</text:span><text:span text:style-name="T49">m</text:span><text:span text:style-name="T49">o</text:span><text:span text:style-name="T49">r</text:span><text:span text:style-name="T49">y</text:span><text:span text:style-name="T49"> </text:span><text:span text:style-name="T49">c</text:span><text:span text:style-name="T49">o</text:span><text:span text:style-name="T49">n</text:span><text:span text:style-name="T49">t</text:span><text:span text:style-name="T49">a</text:span><text:span text:style-name="T49">i</text:span><text:span text:style-name="T49">n</text:span><text:span text:style-name="T49">s</text:span><text:span text:style-name="T49"> </text:span><text:span text:style-name="T49">e</text:span><text:span text:style-name="T49">x</text:span><text:span text:style-name="T49">a</text:span><text:span text:style-name="T49">c</text:span><text:span text:style-name="T49">t</text:span><text:span text:style-name="T49">l</text:span><text:span text:style-name="T49">y</text:span><text:span text:style-name="T49"> </text:span><text:span text:style-name="T49">o</text:span><text:span text:style-name="T49">n</text:span><text:span text:style-name="T49">e</text:span><text:span text:style-name="T49"> </text:span><text:span text:style-name="T49">i</text:span><text:span text:style-name="T49">n</text:span><text:span text:style-name="T49">s</text:span><text:span text:style-name="T49">t</text:span><text:span text:style-name="T49">a</text:span><text:span text:style-name="T49">n</text:span><text:span text:style-name="T49">c</text:span><text:span text:style-name="T49">e</text:span><text:span text:style-name="T49"> </text:span><text:span text:style-name="T49">o</text:span><text:span text:style-name="T49">f</text:span><text:span text:style-name="T49"> </text:span><text:span text:style-name="T49">a</text:span><text:span text:style-name="T49">n</text:span><text:span text:style-name="T49">y</text:span><text:span text:style-name="T49"> </text:span><text:span text:style-name="T49">g</text:span><text:span text:style-name="T49">l</text:span><text:span text:style-name="T49">o</text:span><text:span text:style-name="T49">b</text:span><text:span text:style-name="T49">a</text:span><text:span text:style-name="T49">l</text:span><text:span text:style-name="T49"> 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/text:p>
                </text:list-item>
              </text:list>
            </text:list-item>
          </text:list>
          <text:p text:style-name="P4"><text:span text:style-name="T35"/></text:p>
          <text:list text:continue-numbering="true" text:style-name="L3">
            <text:list-item>
              <text:p text:style-name="P17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/text:p>
              <text:list>
                <text:list-item>
                  <text:p text:style-name="P16"><text:span text:style-name="T13">D</text:span><text:span text:style-name="T13">e</text:span><text:span text:style-name="T13">f</text:span><text:span text:style-name="T13">: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e</text:span><text:span text:style-name="T4">c</text:span><text:span text:style-name="T4">l</text:span><text:span text:style-name="T4">a</text:span><text:span text:style-name="T4">r</text:span><text:span text:style-name="T4">e</text:span><text:span text:style-name="T4">d</text:span><text:span text:style-name="T4"> </text:span><text:span text:style-name="T4">i</text:span><text:span text:style-name="T4">n</text:span><text:span text:style-name="T4">s</text:span><text:span text:style-name="T4">i</text:span><text:span text:style-name="T4">d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o</text:span><text:span text:style-name="T4">u</text:span><text:span text:style-name="T4">t</text:span><text:span text:style-name="T4"> </text:span><text:span text:style-name="T4"><text:s/>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4"> </text:span><text:span text:style-name="T4">a</text:span><text:span text:style-name="T4">t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/text:p>
                </text:list-item>
                <text:list-item>
                  <text:p text:style-name="P16"><text:span text:style-name="T49">E</text:span><text:span text:style-name="T49">a</text:span><text:span text:style-name="T49">c</text:span><text:span text:style-name="T49">h</text:span><text:span text:style-name="T49"> </text:span><text:span text:style-name="T49">t</text:span><text:span text:style-name="T49">h</text:span><text:span text:style-name="T49">r</text:span><text:span text:style-name="T49">e</text:span><text:span text:style-name="T49">a</text:span><text:span text:style-name="T49">d</text:span><text:span text:style-name="T49"> </text:span><text:span text:style-name="T49">s</text:span><text:span text:style-name="T49">t</text:span><text:span text:style-name="T49">a</text:span><text:span text:style-name="T49">c</text:span><text:span text:style-name="T49">k</text:span><text:span text:style-name="T49"> </text:span><text:span text:style-name="T49">c</text:span><text:span text:style-name="T49">o</text:span><text:span text:style-name="T49">n</text:span><text:span text:style-name="T49">t</text:span><text:span text:style-name="T49">a</text:span><text:span text:style-name="T49">i</text:span><text:span text:style-name="T49">n</text:span><text:span text:style-name="T49">s</text:span><text:span text:style-name="T49"> </text:span><text:span text:style-name="T49">o</text:span><text:span text:style-name="T49">n</text:span><text:span text:style-name="T49">e</text:span><text:span text:style-name="T49"> </text:span><text:span text:style-name="T49">i</text:span><text:span text:style-name="T49">n</text:span><text:span text:style-name="T49">s</text:span><text:span text:style-name="T49">t</text:span><text:span text:style-name="T49">a</text:span><text:span text:style-name="T49">n</text:span><text:span text:style-name="T49">c</text:span><text:span text:style-name="T49">e</text:span><text:span text:style-name="T49"> </text:span><text:span text:style-name="T49">o</text:span><text:span text:style-name="T49">f</text:span><text:span text:style-name="T49"> </text:span><text:span text:style-name="T49">e</text:span><text:span text:style-name="T49">a</text:span><text:span text:style-name="T49">c</text:span><text:span text:style-name="T49">h</text:span><text:span text:style-name="T49"> </text:span><text:span text:style-name="T49">l</text:span><text:span text:style-name="T49">o</text:span><text:span text:style-name="T49">c</text:span><text:span text:style-name="T49">a</text:span><text:span text:style-name="T49">l</text:span><text:span text:style-name="T49"> 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/text:p>
                </text:list-item>
              </text:list>
            </text:list-item>
          </text:list>
          <text:p text:style-name="P4"><text:span text:style-name="T35"/></text:p>
          <text:list text:continue-numbering="true" text:style-name="L3">
            <text:list-item>
              <text:p text:style-name="P17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s</text:span><text:span text:style-name="T15">t</text:span><text:span text:style-name="T15">a</text:span><text:span text:style-name="T15">t</text:span><text:span text:style-name="T15">i</text:span><text:span text:style-name="T15">c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/text:p>
              <text:list>
                <text:list-item>
                  <text:p text:style-name="P16"><text:span text:style-name="T13">D</text:span><text:span text:style-name="T13">e</text:span><text:span text:style-name="T13">f</text:span><text:span text:style-name="T13">:</text:span><text:span text:style-name="T13"> </text:span><text:span text:style-name="T4"><text:s/>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e</text:span><text:span text:style-name="T4">c</text:span><text:span text:style-name="T4">l</text:span><text:span text:style-name="T4">a</text:span><text:span text:style-name="T4">r</text:span><text:span text:style-name="T4">e</text:span><text:span text:style-name="T4">d</text:span><text:span text:style-name="T4"> </text:span><text:span text:style-name="T4">i</text:span><text:span text:style-name="T4">n</text:span><text:span text:style-name="T4">s</text:span><text:span text:style-name="T4">i</text:span><text:span text:style-name="T4">d</text:span><text:span text:style-name="T4">e</text:span><text:span text:style-name="T4"> </text:span><text:span text:style-name="T4"><text:s/>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4"> </text:span><text:span text:style-name="T4">a</text:span><text:span text:style-name="T4">t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/text:p>
                </text:list-item>
                <text:list-item>
                  <text:p text:style-name="P16"><text:span text:style-name="T49">V</text:span><text:span text:style-name="T49">i</text:span><text:span text:style-name="T49">r</text:span><text:span text:style-name="T49">t</text:span><text:span text:style-name="T49">u</text:span><text:span text:style-name="T49">a</text:span><text:span text:style-name="T49">l</text:span><text:span text:style-name="T49"> </text:span><text:span text:style-name="T49">m</text:span><text:span text:style-name="T49">e</text:span><text:span text:style-name="T49">m</text:span><text:span text:style-name="T49">o</text:span><text:span text:style-name="T49">r</text:span><text:span text:style-name="T49">y</text:span><text:span text:style-name="T49"> </text:span><text:span text:style-name="T49">c</text:span><text:span text:style-name="T49">o</text:span><text:span text:style-name="T49">n</text:span><text:span text:style-name="T49">t</text:span><text:span text:style-name="T49">a</text:span><text:span text:style-name="T49">i</text:span><text:span text:style-name="T49">n</text:span><text:span text:style-name="T49">s</text:span><text:span text:style-name="T49"> </text:span><text:span text:style-name="T49">e</text:span><text:span text:style-name="T49">x</text:span><text:span text:style-name="T49">a</text:span><text:span text:style-name="T49">c</text:span><text:span text:style-name="T49">t</text:span><text:span text:style-name="T49">l</text:span><text:span text:style-name="T49">y</text:span><text:span text:style-name="T49"> </text:span><text:span text:style-name="T49">o</text:span><text:span text:style-name="T49">n</text:span><text:span text:style-name="T49">e</text:span><text:span text:style-name="T49"> </text:span><text:span text:style-name="T49">i</text:span><text:span text:style-name="T49">n</text:span><text:span text:style-name="T49">s</text:span><text:span text:style-name="T49">t</text:span><text:span text:style-name="T49">a</text:span><text:span text:style-name="T49">n</text:span><text:span text:style-name="T49">c</text:span><text:span text:style-name="T49">e</text:span><text:span text:style-name="T49"> </text:span><text:span text:style-name="T49">o</text:span><text:span text:style-name="T49">f</text:span><text:span text:style-name="T49"> </text:span><text:span text:style-name="T49">a</text:span><text:span text:style-name="T49">n</text:span><text:span text:style-name="T49">y</text:span><text:span text:style-name="T49"> </text:span><text:span text:style-name="T49">l</text:span><text:span text:style-name="T49">o</text:span><text:span text:style-name="T49">c</text:span><text:span text:style-name="T49">a</text:span><text:span text:style-name="T49">l</text:span><text:span text:style-name="T49"> </text:span><text:span text:style-name="T49">s</text:span><text:span text:style-name="T49">t</text:span><text:span text:style-name="T49">a</text:span><text:span text:style-name="T49">t</text:span><text:span text:style-name="T49">i</text:span><text:span text:style-name="T49">c</text:span><text:span text:style-name="T49"> 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.</text:span><text:span text:style-name="T49"> </text:span></text:p>
                </text:list-item>
              </text:list>
            </text:list-item>
          </text:list>
          <text:p text:style-name="P4"><text:span text:style-name="T35"/></text:p>
          <text:p text:style-name="P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</text:span><text:span text:style-name="T1">h</text:span><text:span text:style-name="T1">a</text:span><text:span text:style-name="T1">r</text:span><text:span text:style-name="T1">e</text:span><text:span text:style-name="T1">d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4.389cm" svg:x="0.948cm" svg:y="3.387cm">
          <text:list text:style-name="L2">
            <text:list-item>
              <text:p text:style-name="P17"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a</text:span><text:span text:style-name="T15">r</text:span><text:span text:style-name="T15">e</text:span><text:span text:style-name="T15"> </text:span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?</text:span></text:p>
            </text:list-item>
          </text:list>
          <text:p text:style-name="P17"><text:span text:style-name="T37"/></text:p>
          <text:p text:style-name="P17"><text:span text:style-name="T37"/></text:p>
          <text:p text:style-name="P17"><text:span text:style-name="T37"/></text:p>
          <text:p text:style-name="P17"><text:span text:style-name="T37"/></text:p>
          <text:p text:style-name="P17"><text:span text:style-name="T37"/></text:p>
          <text:p text:style-name="P28"><text:span text:style-name="T37"/></text:p>
          <text:p text:style-name="P31"><text:span text:style-name="T37"/></text:p>
          <text:list text:continue-numbering="true" text:style-name="L2">
            <text:list-item>
              <text:p text:style-name="P32"><text:span text:style-name="T15">A</text:span><text:span text:style-name="T15">n</text:span><text:span text:style-name="T15">s</text:span><text:span text:style-name="T15">w</text:span><text:span text:style-name="T15">e</text:span><text:span text:style-name="T15">r</text:span><text:span text:style-name="T15">:</text:span><text:span text:style-name="T15"> </text:span><text:span text:style-name="T15">A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36">x</text:span><text:span text:style-name="T15"> </text:span><text:span text:style-name="T15">i</text:span><text:span text:style-name="T15">s</text:span><text:span text:style-name="T15"> </text:span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 </text:span><text:span text:style-name="T15">i</text:span><text:span text:style-name="T15">f</text:span><text:span text:style-name="T15">f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a</text:span><text:span text:style-name="T15">t</text:span><text:span text:style-name="T15"> </text:span><text:span text:style-name="T15">l</text:span><text:span text:style-name="T15">e</text:span><text:span text:style-name="T15">a</text:span><text:span text:style-name="T15">s</text:span><text:span text:style-name="T15">t</text:span><text:span text:style-name="T15"> </text:span><text:span text:style-name="T15">o</text:span><text:span text:style-name="T15">n</text:span><text:span text:style-name="T15">e</text:span><text:span text:style-name="T15"> </text:span><text:span text:style-name="T15">i</text:span><text:span text:style-name="T15">n</text:span><text:span text:style-name="T15">s</text:span><text:span text:style-name="T15">t</text:span><text:span text:style-name="T15">a</text:span><text:span text:style-name="T15">n</text:span><text:span text:style-name="T15">c</text:span><text:span text:style-name="T15">e</text:span><text:span text:style-name="T15"> </text:span><text:span text:style-name="T15">o</text:span><text:span text:style-name="T15">f</text:span><text:span text:style-name="T15"> </text:span><text:span text:style-name="T36">x</text:span><text:span text:style-name="T15">.</text:span><text:span text:style-name="T15"> </text:span><text:span text:style-name="T15">T</text:span><text:span text:style-name="T15">h</text:span><text:span text:style-name="T15">u</text:span><text:span text:style-name="T15">s</text:span><text:span text:style-name="T15">:</text:span></text:p>
            </text:list-item>
          </text:list>
          <text:list text:style-name="L6">
            <text:list-item>
              <text:list>
                <text:list-item>
                  <text:p text:style-name="P33"><text:span text:style-name="T50">p</text:span><text:span text:style-name="T50">t</text:span><text:span text:style-name="T50">r</text:span><text:span text:style-name="T3">,</text:span><text:span text:style-name="T3"> </text:span><text:span text:style-name="T3"><text:s/></text:span><text:span text:style-name="T50">c</text:span><text:span text:style-name="T50">n</text:span><text:span text:style-name="T50">t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50">m</text:span><text:span text:style-name="T50">s</text:span><text:span text:style-name="T50">g</text:span><text:span text:style-name="T50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/text:p>
                </text:list-item>
                <text:list-item>
                  <text:p text:style-name="P33"><text:span text:style-name="T50">i</text:span><text:span text:style-name="T3"> </text:span><text:span text:style-name="T3">a</text:span><text:span text:style-name="T3">n</text:span><text:span text:style-name="T3">d</text:span><text:span text:style-name="T3"> </text:span><text:span text:style-name="T50">m</text:span><text:span text:style-name="T50">y</text:span><text:span text:style-name="T50">i</text:span><text:span text:style-name="T50">d</text:span><text:span text:style-name="T3"> </text:span><text:span text:style-name="T3">a</text:span><text:span text:style-name="T3">r</text:span><text:span text:style-name="T3">e</text:span><text:span text:style-name="T3"> </text:span><text:span text:style-name="T51">n</text:span><text:span text:style-name="T51">o</text:span><text:span text:style-name="T51">t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35" draw:layer="layout" svg:width="17.052cm" svg:height="6.518cm" svg:x="2.3cm" svg:y="4.934cm">
          <text:p text:style-name="P1"><text:span text:style-name="T52">V</text:span><text:span text:style-name="T52">ar</text:span><text:span text:style-name="T52">ia</text:span><text:span text:style-name="T52">bl</text:span><text:span text:style-name="T52">e </text:span><text:span text:style-name="T52"><text:tab/></text:span><text:span text:style-name="T52"> <text:s/></text:span><text:span text:style-name="T52">R</text:span><text:span text:style-name="T52">ef</text:span><text:span text:style-name="T52">er</text:span><text:span text:style-name="T52">e</text:span><text:span text:style-name="T52">n</text:span><text:span text:style-name="T52">ce</text:span><text:span text:style-name="T52">d </text:span><text:span text:style-name="T52">b</text:span><text:span text:style-name="T52">y</text:span><text:span text:style-name="T52"><text:tab/></text:span><text:span text:style-name="T52">R</text:span><text:span text:style-name="T52">ef</text:span><text:span text:style-name="T52">er</text:span><text:span text:style-name="T52">e</text:span><text:span text:style-name="T52">n</text:span><text:span text:style-name="T52">ce</text:span><text:span text:style-name="T52">d </text:span><text:span text:style-name="T52">b</text:span><text:span text:style-name="T52">y </text:span><text:span text:style-name="T52"><text:tab/></text:span><text:span text:style-name="T52">R</text:span><text:span text:style-name="T52">ef</text:span><text:span text:style-name="T52">er</text:span><text:span text:style-name="T52">e</text:span><text:span text:style-name="T52">n</text:span><text:span text:style-name="T52">ce</text:span><text:span text:style-name="T52">d </text:span><text:span text:style-name="T52">b</text:span><text:span text:style-name="T52">y</text:span></text:p>
          <text:p text:style-name="P1"><text:span text:style-name="T52">in</text:span><text:span text:style-name="T52">st</text:span><text:span text:style-name="T52">a</text:span><text:span text:style-name="T52">n</text:span><text:span text:style-name="T52">ce</text:span><text:span text:style-name="T52"><text:tab/></text:span><text:span text:style-name="T52"> <text:s text:c="2"/></text:span><text:span text:style-name="T52">m</text:span><text:span text:style-name="T52">ai</text:span><text:span text:style-name="T52">n </text:span><text:span text:style-name="T52">th</text:span><text:span text:style-name="T52">re</text:span><text:span text:style-name="T52">a</text:span><text:span text:style-name="T52">d</text:span><text:span text:style-name="T52">?</text:span><text:span text:style-name="T52"><text:tab/></text:span><text:span text:style-name="T52">p</text:span><text:span text:style-name="T52">e</text:span><text:span text:style-name="T52">er </text:span><text:span text:style-name="T52">th</text:span><text:span text:style-name="T52">re</text:span><text:span text:style-name="T52">a</text:span><text:span text:style-name="T52">d </text:span><text:span text:style-name="T52">0</text:span><text:span text:style-name="T52">?</text:span><text:span text:style-name="T52"><text:tab/></text:span><text:span text:style-name="T52">p</text:span><text:span text:style-name="T52">e</text:span><text:span text:style-name="T52">er </text:span><text:span text:style-name="T52">th</text:span><text:span text:style-name="T52">re</text:span><text:span text:style-name="T52">a</text:span><text:span text:style-name="T52">d </text:span><text:span text:style-name="T52">1</text:span><text:span text:style-name="T52">?</text:span></text:p>
          <text:p text:style-name="P34"><text:span text:style-name="T29">p</text:span><text:span text:style-name="T29">t</text:span><text:span text:style-name="T29">r</text:span><text:span text:style-name="T29"><text:tab/></text:span><text:span text:style-name="T29"><text:tab/></text:span></text:p>
          <text:p text:style-name="P1"><text:span text:style-name="T29">c</text:span><text:span text:style-name="T29">n</text:span><text:span text:style-name="T29">t</text:span><text:span text:style-name="T29"><text:tab/></text:span><text:span text:style-name="T29"><text:tab/></text:span></text:p>
          <text:p text:style-name="P1"><text:span text:style-name="T29">i</text:span><text:span text:style-name="T29">.</text:span><text:span text:style-name="T29">m</text:span><text:span text:style-name="T29"><text:tab/></text:span><text:span text:style-name="T29"><text:tab/></text:span></text:p>
          <text:p text:style-name="P1"><text:span text:style-name="T29">m</text:span><text:span text:style-name="T29">s</text:span><text:span text:style-name="T29">g</text:span><text:span text:style-name="T29">s</text:span><text:span text:style-name="T29">.</text:span><text:span text:style-name="T29">m</text:span><text:span text:style-name="T29"><text:tab/></text:span><text:span text:style-name="T29"><text:tab/></text:span><text:span text:style-name="T29"><text:tab/></text:span></text:p>
          <text:p text:style-name="P1"><text:span text:style-name="T29">m</text:span><text:span text:style-name="T29">y</text:span><text:span text:style-name="T29">i</text:span><text:span text:style-name="T29">d</text:span><text:span text:style-name="T29">.</text:span><text:span text:style-name="T29">p</text:span><text:span text:style-name="T29">0</text:span><text:span text:style-name="T29"><text:tab/></text:span><text:span text:style-name="T29"><text:tab/></text:span></text:p>
          <text:p text:style-name="P1"><text:span text:style-name="T29">m</text:span><text:span text:style-name="T29">y</text:span><text:span text:style-name="T29">i</text:span><text:span text:style-name="T29">d</text:span><text:span text:style-name="T29">.</text:span><text:span text:style-name="T29">p</text:span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4" xml:id="id16" draw:id="id16" draw:layer="layout" svg:width="1.368cm" svg:height="1.01cm" svg:x="6.57cm" svg:y="6.562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4" xml:id="id17" draw:id="id17" draw:layer="layout" svg:width="1.368cm" svg:height="1.01cm" svg:x="11.227cm" svg:y="6.562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xml:id="id18" draw:id="id18" draw:layer="layout" svg:width="1.368cm" svg:height="1.01cm" svg:x="16.306cm" svg:y="6.562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4" xml:id="id19" draw:id="id19" draw:layer="layout" svg:width="1.182cm" svg:height="1.01cm" svg:x="6.663cm" svg:y="7.373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xml:id="id20" draw:id="id20" draw:layer="layout" svg:width="1.368cm" svg:height="1.01cm" svg:x="11.227cm" svg:y="7.373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4" xml:id="id21" draw:id="id21" draw:layer="layout" svg:width="1.368cm" svg:height="1.01cm" svg:x="16.306cm" svg:y="7.373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14" xml:id="id22" draw:id="id22" draw:layer="layout" svg:width="1.368cm" svg:height="1.01cm" svg:x="6.57cm" svg:y="8.114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14" xml:id="id23" draw:id="id23" draw:layer="layout" svg:width="1.182cm" svg:height="1.01cm" svg:x="11.32cm" svg:y="8.114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14" xml:id="id24" draw:id="id24" draw:layer="layout" svg:width="1.182cm" svg:height="1.01cm" svg:x="16.399cm" svg:y="8.114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14" xml:id="id25" draw:id="id25" draw:layer="layout" svg:width="1.368cm" svg:height="1.01cm" svg:x="6.57cm" svg:y="8.966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14" xml:id="id26" draw:id="id26" draw:layer="layout" svg:width="1.368cm" svg:height="1.01cm" svg:x="11.227cm" svg:y="8.966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14" xml:id="id27" draw:id="id27" draw:layer="layout" svg:width="1.368cm" svg:height="1.01cm" svg:x="16.306cm" svg:y="8.966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14" xml:id="id28" draw:id="id28" draw:layer="layout" svg:width="1.182cm" svg:height="1.01cm" svg:x="6.663cm" svg:y="9.75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" draw:text-style-name="P14" xml:id="id29" draw:id="id29" draw:layer="layout" svg:width="1.368cm" svg:height="1.01cm" svg:x="11.227cm" svg:y="9.75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4" xml:id="id30" draw:id="id30" draw:layer="layout" svg:width="1.182cm" svg:height="1.01cm" svg:x="16.399cm" svg:y="9.75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8" draw:text-style-name="P14" xml:id="id31" draw:id="id31" draw:layer="layout" svg:width="1.182cm" svg:height="1.01cm" svg:x="6.663cm" svg:y="10.475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8" draw:text-style-name="P14" xml:id="id32" draw:id="id32" draw:layer="layout" svg:width="1.182cm" svg:height="1.01cm" svg:x="11.295cm" svg:y="10.475cm">
          <text:p text:style-name="P1"><text:span text:style-name="T5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8" draw:text-style-name="P14" xml:id="id33" draw:id="id33" draw:layer="layout" svg:width="1.368cm" svg:height="1.01cm" svg:x="16.306cm" svg:y="10.475cm">
          <text:p text:style-name="P1"><text:span text:style-name="T5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a</text:span><text:span text:style-name="T15">r</text:span><text:span text:style-name="T15">e</text:span><text:span text:style-name="T15"> </text:span><text:span text:style-name="T15">h</text:span><text:span text:style-name="T15">a</text:span><text:span text:style-name="T15">n</text:span><text:span text:style-name="T15">d</text:span><text:span text:style-name="T15">y</text:span><text:span text:style-name="T15">.</text:span><text:span text:style-name="T15">.</text:span><text:span text:style-name="T15">.</text:span></text:p>
            </text:list-item>
          </text:list>
          <text:p text:style-name="P17"><text:span text:style-name="T37"/></text:p>
          <text:list text:continue-numbering="true" text:style-name="L2">
            <text:list-item>
              <text:p text:style-name="P17"><text:span text:style-name="T15">…</text:span><text:span text:style-name="T15">b</text:span><text:span text:style-name="T15">u</text:span><text:span text:style-name="T15">t</text:span><text:span text:style-name="T15"> </text:span><text:span text:style-name="T15">i</text:span><text:span text:style-name="T15">n</text:span><text:span text:style-name="T15">t</text:span><text:span text:style-name="T15">r</text:span><text:span text:style-name="T15">o</text:span><text:span text:style-name="T15">d</text:span><text:span text:style-name="T15">u</text:span><text:span text:style-name="T15">c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o</text:span><text:span text:style-name="T15">s</text:span><text:span text:style-name="T15">s</text:span><text:span text:style-name="T15">i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o</text:span><text:span text:style-name="T15">f</text:span><text:span text:style-name="T15"> </text:span><text:span text:style-name="T15">n</text:span><text:span text:style-name="T15">a</text:span><text:span text:style-name="T15">s</text:span><text:span text:style-name="T15">t</text:span><text:span text:style-name="T15">y</text:span><text:span text:style-name="T15"> </text:span><text:span text:style-name="T14">s</text:span><text:span text:style-name="T14">y</text:span><text:span text:style-name="T14">n</text:span><text:span text:style-name="T14">c</text:span><text:span text:style-name="T14">h</text:span><text:span text:style-name="T14">r</text:span><text:span text:style-name="T14">o</text:span><text:span text:style-name="T14">n</text:span><text:span text:style-name="T14">i</text:span><text:span text:style-name="T14">z</text:span><text:span text:style-name="T14">a</text:span><text:span text:style-name="T14">t</text:span><text:span text:style-name="T14">i</text:span><text:span text:style-name="T14">o</text:span><text:span text:style-name="T14">n</text:span><text:span text:style-name="T15"> </text:span><text:span text:style-name="T15">e</text:span><text:span text:style-name="T15">r</text:span><text:span text:style-name="T15">r</text:span><text:span text:style-name="T15">o</text:span><text:span text:style-name="T15">r</text:span><text:span text:style-name="T15">s</text:span><text:span text:style-name="T1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54">b</text:span><text:span text:style-name="T54">a</text:span><text:span text:style-name="T54">d</text:span><text:span text:style-name="T54">c</text:span><text:span text:style-name="T54">n</text:span><text:span text:style-name="T54">t</text:span><text:span text:style-name="T54">.</text:span><text:span text:style-name="T54">c</text:span><text:span text:style-name="T1">: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 </text:span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55">/* </text:span><text:span text:style-name="T55">Global </text:span><text:span text:style-name="T55">shared </text:span><text:span text:style-name="T55">variabl</text:span><text:span text:style-name="T55">e */</text:span></text:p>
          <text:p text:style-name="P22"><text:span text:style-name="T56">volatil</text:span><text:span text:style-name="T56">e</text:span><text:span text:style-name="T57"> </text:span><text:span text:style-name="T58">long</text:span><text:span text:style-name="T57"> </text:span><text:span text:style-name="T59">cnt</text:span><text:span text:style-name="T57"> = </text:span><text:span text:style-name="T57">0; </text:span><text:span text:style-name="T55">/* </text:span><text:span text:style-name="T55">Counter </text:span><text:span text:style-name="T55">*/</text:span></text:p>
          <text:p text:style-name="P22"><text:span text:style-name="T60"/></text:p>
          <text:p text:style-name="P22"><text:span text:style-name="T58">int</text:span><text:span text:style-name="T57"> </text:span><text:span text:style-name="T61">main</text:span><text:span text:style-name="T57">(</text:span><text:span text:style-name="T58">in</text:span><text:span text:style-name="T58">t</text:span><text:span text:style-name="T57"> </text:span><text:span text:style-name="T59">argc</text:span><text:span text:style-name="T57">, </text:span><text:span text:style-name="T58">char</text:span><text:span text:style-name="T57"> </text:span><text:span text:style-name="T57">**</text:span><text:span text:style-name="T59">argv</text:span><text:span text:style-name="T57">)</text:span></text:p>
          <text:p text:style-name="P22"><text:span text:style-name="T57">{</text:span></text:p>
          <text:p text:style-name="P22"><text:span text:style-name="T57"><text:s text:c="4"/></text:span><text:span text:style-name="T58">long</text:span><text:span text:style-name="T57"> </text:span><text:span text:style-name="T59">niters</text:span><text:span text:style-name="T57">;</text:span></text:p>
          <text:p text:style-name="P22"><text:span text:style-name="T57"><text:s text:c="4"/></text:span><text:span text:style-name="T58">pthread</text:span><text:span text:style-name="T58">_t</text:span><text:span text:style-name="T57"> </text:span><text:span text:style-name="T59">tid1</text:span><text:span text:style-name="T57">, </text:span><text:span text:style-name="T59">tid2</text:span><text:span text:style-name="T57">;</text:span></text:p>
          <text:p text:style-name="P22"><text:span text:style-name="T60"/></text:p>
          <text:p text:style-name="P22"><text:span text:style-name="T57"><text:s text:c="4"/></text:span><text:span text:style-name="T57">niters </text:span><text:span text:style-name="T57">= </text:span><text:span text:style-name="T57">atoi(ar</text:span><text:span text:style-name="T57">gv[1]);</text:span></text:p>
          <text:p text:style-name="P22"><text:span text:style-name="T57"><text:s text:c="4"/></text:span><text:span text:style-name="T57">Pthread</text:span><text:span text:style-name="T57">_create</text:span><text:span text:style-name="T57">(&amp;tid1, </text:span><text:span text:style-name="T62">NULL</text:span><text:span text:style-name="T57">,</text:span></text:p>
          <text:p text:style-name="P22"><text:span text:style-name="T57"><text:s text:c="8"/></text:span><text:span text:style-name="T57">thread, </text:span><text:span text:style-name="T57">&amp;niters</text:span><text:span text:style-name="T57">);</text:span></text:p>
          <text:p text:style-name="P22"><text:span text:style-name="T57"><text:s text:c="4"/></text:span><text:span text:style-name="T57">Pthread</text:span><text:span text:style-name="T57">_create</text:span><text:span text:style-name="T57">(&amp;tid2, </text:span><text:span text:style-name="T62">NULL</text:span><text:span text:style-name="T57">,</text:span></text:p>
          <text:p text:style-name="P22"><text:span text:style-name="T57"><text:s text:c="8"/></text:span><text:span text:style-name="T57">thread, </text:span><text:span text:style-name="T57">&amp;niters</text:span><text:span text:style-name="T57">);</text:span></text:p>
          <text:p text:style-name="P22"><text:span text:style-name="T57"><text:s text:c="4"/></text:span><text:span text:style-name="T57">Pthread</text:span><text:span text:style-name="T57">_join(t</text:span><text:span text:style-name="T57">id1, </text:span><text:span text:style-name="T62">NULL</text:span><text:span text:style-name="T57">);</text:span></text:p>
          <text:p text:style-name="P22"><text:span text:style-name="T57"><text:s text:c="4"/></text:span><text:span text:style-name="T57">Pthread</text:span><text:span text:style-name="T57">_join(t</text:span><text:span text:style-name="T57">id2, </text:span><text:span text:style-name="T62">NULL</text:span><text:span text:style-name="T57">);</text:span></text:p>
          <text:p text:style-name="P22"><text:span text:style-name="T60"/></text:p>
          <text:p text:style-name="P22"><text:span text:style-name="T57"><text:s text:c="4"/></text:span><text:span text:style-name="T55">/* </text:span><text:span text:style-name="T55">Check </text:span><text:span text:style-name="T55">result </text:span><text:span text:style-name="T55">*/</text:span></text:p>
          <text:p text:style-name="P22"><text:span text:style-name="T57"><text:s text:c="4"/></text:span><text:span text:style-name="T56">if</text:span><text:span text:style-name="T57"> </text:span><text:span text:style-name="T57">(cnt != </text:span><text:span text:style-name="T57">(2 * </text:span><text:span text:style-name="T57">niters)</text:span><text:span text:style-name="T57">)</text:span></text:p>
          <text:p text:style-name="P22"><text:span text:style-name="T57"><text:s text:c="8"/></text:span><text:span text:style-name="T57">printf(</text:span><text:span text:style-name="T63">"BOOM! </text:span><text:span text:style-name="T63">cnt=</text:span><text:span text:style-name="T63">%ld\n"</text:span><text:span text:style-name="T57">, </text:span><text:span text:style-name="T57">cnt);</text:span></text:p>
          <text:p text:style-name="P22"><text:span text:style-name="T57"><text:s text:c="4"/></text:span><text:span text:style-name="T56">else</text:span></text:p>
          <text:p text:style-name="P22"><text:span text:style-name="T57"><text:s text:c="8"/></text:span><text:span text:style-name="T57">printf(</text:span><text:span text:style-name="T63">"OK </text:span><text:span text:style-name="T63">cnt=</text:span><text:span text:style-name="T63">%ld\n"</text:span><text:span text:style-name="T57">, </text:span><text:span text:style-name="T57">cnt);</text:span></text:p>
          <text:p text:style-name="P22"><text:span text:style-name="T57"><text:s text:c="4"/></text:span><text:span text:style-name="T57">exit(0)</text:span><text:span text:style-name="T57">;</text:span></text:p>
          <text:p text:style-name="P22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1.212cm" svg:height="7.685cm" svg:x="13.934cm" svg:y="3.483cm">
          <text:p text:style-name="P22"><text:span text:style-name="T64">/* </text:span><text:span text:style-name="T64">Thread </text:span><text:span text:style-name="T64">routin</text:span><text:span text:style-name="T64">e */</text:span><text:span text:style-name="T18"> <text:s text:c="2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6"/></text:span></text:p>
          <text:p text:style-name="P22"><text:span text:style-name="T65">void</text:span><text:span text:style-name="T18"> </text:span><text:span text:style-name="T18">*</text:span><text:span text:style-name="T66">threa</text:span><text:span text:style-name="T66">d</text:span><text:span text:style-name="T18">(</text:span><text:span text:style-name="T65">void</text:span><text:span text:style-name="T18"> </text:span><text:span text:style-name="T18">*</text:span><text:span text:style-name="T67">vargp</text:span><text:span text:style-name="T18">) <text:s text:c="5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5"/></text:span></text:p>
          <text:p text:style-name="P22"><text:span text:style-name="T18">{ <text:s text:c="5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/></text:span></text:p>
          <text:p text:style-name="P22"><text:span text:style-name="T18"><text:s text:c="4"/></text:span><text:span text:style-name="T65">long</text:span><text:span text:style-name="T18"> </text:span><text:span text:style-name="T67">i</text:span><text:span text:style-name="T18">, </text:span><text:span text:style-name="T67">niters</text:span><text:span text:style-name="T18"> </text:span><text:span text:style-name="T18">= </text:span></text:p>
          <text:p text:style-name="P22"><text:span text:style-name="T18"><text:s text:c="7"/></text:span><text:span text:style-name="T18"><text:s text:c="7"/></text:span><text:span text:style-name="T18"><text:s/></text:span><text:span text:style-name="T18">*((</text:span><text:span text:style-name="T65">lon</text:span><text:span text:style-name="T65">g</text:span><text:span text:style-name="T18"> </text:span><text:span text:style-name="T18">*)varg</text:span><text:span text:style-name="T18">p); <text:s text:c="3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/></text:span></text:p>
          <text:p text:style-name="P22"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/></text:span></text:p>
          <text:p text:style-name="P22"><text:span text:style-name="T18"><text:s text:c="4"/></text:span><text:span text:style-name="T68">for</text:span><text:span text:style-name="T18"> (i </text:span><text:span text:style-name="T18">= 0; i </text:span><text:span text:style-name="T18">&lt; </text:span><text:span text:style-name="T18">niters</text:span><text:span text:style-name="T18">; i++)</text:span></text:p>
          <text:p text:style-name="P22"><text:span text:style-name="T18"><text:s text:c="7"/></text:span><text:span text:style-name="T18"><text:s/></text:span><text:span text:style-name="T18">cnt+</text:span><text:span text:style-name="T18">+; <text:s text:c="4"/></text:span><text:span text:style-name="T18"><text:s text:c="7"/></text:span><text:span text:style-name="T18"><text:s text:c="7"/></text:span></text:p>
          <text:p text:style-name="P22"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/></text:span></text:p>
          <text:p text:style-name="P22"><text:span text:style-name="T18"><text:s text:c="4"/></text:span><text:span text:style-name="T68">return</text:span><text:span text:style-name="T18"> </text:span><text:span text:style-name="T69">NULL</text:span><text:span text:style-name="T18">; <text:s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7"/></text:span><text:span text:style-name="T18"><text:s text:c="4"/></text:span></text:p>
          <text:p text:style-name="P22"><text:span text:style-name="T1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6" draw:layer="layout" svg:width="7.612cm" svg:height="3.629cm" svg:x="15.28cm" svg:y="11.666cm">
          <text:p text:style-name="P1"><text:span text:style-name="T70">$ </text:span><text:span text:style-name="T70">.</text:span><text:span text:style-name="T70">/</text:span><text:span text:style-name="T70">b</text:span><text:span text:style-name="T70">a</text:span><text:span text:style-name="T70">d</text:span><text:span text:style-name="T70">c</text:span><text:span text:style-name="T70">n</text:span><text:span text:style-name="T70">t </text:span><text:span text:style-name="T70">1</text:span><text:span text:style-name="T70">0</text:span><text:span text:style-name="T70">0</text:span><text:span text:style-name="T70">0</text:span><text:span text:style-name="T70">0</text:span></text:p>
          <text:p text:style-name="P1"><text:span text:style-name="T70">O</text:span><text:span text:style-name="T70">K </text:span><text:span text:style-name="T70">c</text:span><text:span text:style-name="T70">n</text:span><text:span text:style-name="T70">t</text:span><text:span text:style-name="T70">=</text:span><text:span text:style-name="T70">2</text:span><text:span text:style-name="T70">0</text:span><text:span text:style-name="T70">0</text:span><text:span text:style-name="T70">0</text:span><text:span text:style-name="T70">0</text:span></text:p>
          <text:p text:style-name="P1"><text:span text:style-name="T70">$ </text:span><text:span text:style-name="T70">.</text:span><text:span text:style-name="T70">/</text:span><text:span text:style-name="T70">b</text:span><text:span text:style-name="T70">a</text:span><text:span text:style-name="T70">d</text:span><text:span text:style-name="T70">c</text:span><text:span text:style-name="T70">n</text:span><text:span text:style-name="T70">t </text:span><text:span text:style-name="T70">1</text:span><text:span text:style-name="T70">0</text:span><text:span text:style-name="T70">0</text:span><text:span text:style-name="T70">0</text:span><text:span text:style-name="T70">0</text:span></text:p>
          <text:p text:style-name="P1"><text:span text:style-name="T70">B</text:span><text:span text:style-name="T70">O</text:span><text:span text:style-name="T70">O</text:span><text:span text:style-name="T70">M</text:span><text:span text:style-name="T70">! </text:span><text:span text:style-name="T70">c</text:span><text:span text:style-name="T70">n</text:span><text:span text:style-name="T70">t</text:span><text:span text:style-name="T70">=</text:span><text:span text:style-name="T70">1</text:span><text:span text:style-name="T70">3</text:span><text:span text:style-name="T70">0</text:span><text:span text:style-name="T70">5</text:span><text:span text:style-name="T70">1</text:span></text:p>
          <text:p text:style-name="P1"><text:span text:style-name="T70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6">cn</text:span><text:span text:style-name="T36">t</text:span><text:span text:style-name="T15"> </text:span><text:span text:style-name="T15">sh</text:span><text:span text:style-name="T15">ou</text:span><text:span text:style-name="T15">ld </text:span><text:span text:style-name="T15">eq</text:span><text:span text:style-name="T15">ua</text:span><text:span text:style-name="T15">l </text:span><text:span text:style-name="T15">20</text:span><text:span text:style-name="T15">,0</text:span><text:span text:style-name="T15">00</text:span><text:span text:style-name="T15">.</text:span></text:p>
          <text:p text:style-name="P18"><text:span text:style-name="T37"/></text:p>
          <text:p text:style-name="P18"><text:span text:style-name="T71">W</text:span><text:span text:style-name="T71">ha</text:span><text:span text:style-name="T71">t </text:span><text:span text:style-name="T71">w</text:span><text:span text:style-name="T71">en</text:span><text:span text:style-name="T71">t </text:span><text:span text:style-name="T71">wr</text:span><text:span text:style-name="T71">on</text:span><text:span text:style-name="T71">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28">ba</text:span><text:span text:style-name="T28">dcn</text:span><text:span text:style-name="T28">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e</text:span><text:span text:style-name="T1">r</text:span><text:span text:style-name="T1"> </text:span><text:span text:style-name="T1">L</text:span><text:span text:style-name="T1">o</text:span><text:span text:style-name="T1">o</text:span><text:span text:style-name="T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7" draw:layer="layout" svg:width="11.168cm" svg:height="1.773cm" svg:x="5.818cm" svg:y="4.775cm">
          <text:p text:style-name="P1"><text:span text:style-name="T72">for (i = 0; i &lt; </text:span><text:span text:style-name="T72">niters; i++)</text:span></text:p>
          <text:p text:style-name="P1"><text:span text:style-name="T72"><text:s text:c="4"/></text:span><text:span text:style-name="T72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4" draw:layer="layout" svg:width="13.481cm" svg:height="1.265cm" svg:x="5.08cm" svg:y="3.476cm">
          <text:p text:style-name="P1"><text:span text:style-name="T15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36" draw:layer="layout" svg:width="10.036cm" svg:height="9.529cm" svg:x="6.138cm" svg:y="8.67cm">
          <text:p text:style-name="P1"><text:span text:style-name="T29"><text:s text:c="4"/></text:span><text:span text:style-name="T29">movq <text:s/></text:span><text:span text:style-name="T29">(%rdi), </text:span><text:span text:style-name="T29">%rcx</text:span></text:p>
          <text:p text:style-name="P1"><text:span text:style-name="T29"><text:s text:c="4"/></text:span><text:span text:style-name="T29">testq </text:span><text:span text:style-name="T29">%rcx,%rcx</text:span></text:p>
          <text:p text:style-name="P1"><text:span text:style-name="T29"><text:s text:c="4"/></text:span><text:span text:style-name="T29">jle <text:s text:c="2"/></text:span><text:span text:style-name="T29">.L2</text:span></text:p>
          <text:p text:style-name="P1"><text:span text:style-name="T29"><text:s text:c="4"/></text:span><text:span text:style-name="T29">movl <text:s/></text:span><text:span text:style-name="T29">$0, %eax</text:span></text:p>
          <text:p text:style-name="P1"><text:span text:style-name="T29">.L3:</text:span></text:p>
          <text:p text:style-name="P1"><text:span text:style-name="T29"><text:s text:c="4"/></text:span><text:span text:style-name="T29">movq <text:s/></text:span><text:span text:style-name="T29">cnt(%rip),</text:span><text:span text:style-name="T29">%rdx</text:span></text:p>
          <text:p text:style-name="P1"><text:span text:style-name="T29"><text:s text:c="4"/></text:span><text:span text:style-name="T29">addq <text:s/></text:span><text:span text:style-name="T29">$1, %rdx</text:span></text:p>
          <text:p text:style-name="P1"><text:span text:style-name="T29"><text:s text:c="4"/></text:span><text:span text:style-name="T29">movq <text:s/></text:span><text:span text:style-name="T29">%rdx, </text:span><text:span text:style-name="T29">cnt(%rip)</text:span></text:p>
          <text:p text:style-name="P1"><text:span text:style-name="T29"><text:s text:c="4"/></text:span><text:span text:style-name="T29">addq <text:s/></text:span><text:span text:style-name="T29">$1, %rax</text:span></text:p>
          <text:p text:style-name="P1"><text:span text:style-name="T29"><text:s text:c="4"/></text:span><text:span text:style-name="T29">cmpq <text:s/></text:span><text:span text:style-name="T29">%rcx, %rax</text:span></text:p>
          <text:p text:style-name="P1"><text:span text:style-name="T29"><text:s text:c="4"/></text:span><text:span text:style-name="T29">jne <text:s text:c="2"/></text:span><text:span text:style-name="T29">.L3</text:span></text:p>
          <text:p text:style-name="P1"><text:span text:style-name="T29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20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6" draw:style-name="gr33" draw:text-style-name="P14" draw:layer="layout" svg:width="2.694cm" svg:height="1.111cm" svg:x="16.626cm" svg:y="9.698cm">
          <text:p text:style-name="P7"><text:span text:style-name="T73">H</text:span><text:span text:style-name="T74">i</text:span><text:span text:style-name="T73"> </text:span><text:span text:style-name="T12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14" draw:layer="layout" svg:width="2.028cm" svg:height="1.014cm" svg:x="16.619cm" svg:y="15.904cm">
          <text:p text:style-name="P1"><text:span text:style-name="T75">T</text:span><text:span text:style-name="T76">i</text:span><text:span text:style-name="T77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4" draw:text-style-name="P20" draw:layer="layout" svg:x1="6.145cm" svg:y1="11.935cm" svg:x2="16.148cm" svg:y2="11.917cm">
          <text:p/>
        </draw:line>
        <draw:line draw:name="Line 9" draw:style-name="gr34" draw:text-style-name="P20" draw:layer="layout" svg:x1="6.145cm" svg:y1="14.974cm" svg:x2="16.148cm" svg:y2="15.015cm">
          <text:p/>
        </draw:line>
        <draw:custom-shape draw:name="CustomShape 10" draw:style-name="gr33" draw:text-style-name="P14" draw:layer="layout" svg:width="4.476cm" svg:height="2.843cm" svg:x="16.633cm" svg:y="12.203cm">
          <text:p text:style-name="P1"><text:span text:style-name="T73">L</text:span><text:span text:style-name="T74">i <text:s/></text:span><text:span text:style-name="T12">: Load </text:span><text:span text:style-name="T29">cnt</text:span></text:p>
          <text:p text:style-name="P1"><text:span text:style-name="T73">U</text:span><text:span text:style-name="T74">i</text:span><text:span text:style-name="T12"> : Update </text:span><text:span text:style-name="T29">cnt</text:span></text:p>
          <text:p text:style-name="P1"><text:span text:style-name="T73">S</text:span><text:span text:style-name="T74">i</text:span><text:span text:style-name="T12"> : Store </text:span><text:span text:style-name="T2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4" draw:layer="layout" svg:width="7.612cm" svg:height="1.261cm" svg:x="7.349cm" svg:y="7.427cm">
          <text:p text:style-name="P1"><text:span text:style-name="T78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20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13" draw:style-name="gr32" draw:text-style-name="P20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18.376cm" svg:height="1.588cm" svg:x="0.813cm" svg:y="1.371cm">
          <text:p text:style-name="P9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4.026cm" svg:x="0.807cm" svg:y="3.391cm">
          <text:list text:style-name="L2">
            <text:list-item>
              <text:p text:style-name="P38"><text:span text:style-name="T39">Key idea: </text:span><text:span text:style-name="T15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4">I</text:span><text:span text:style-name="T79">i</text:span><text:span text:style-name="T4"> denotes that thread i executes instruction I</text:span></text:p>
                </text:list-item>
                <text:list-item>
                  <text:p text:style-name="P39"><text:span text:style-name="T4">%rdx</text:span><text:span text:style-name="T79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0" draw:layer="layout" svg:width="2.704cm" svg:height="0.75cm" svg:x="5.058cm" svg:y="9.287cm">
          <text:p text:style-name="P18"><text:span text:style-name="T53">H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1" draw:layer="layout" svg:width="2.704cm" svg:height="0.75cm" svg:x="5.058cm" svg:y="10.041cm">
          <text:p text:style-name="P18"><text:span text:style-name="T53">L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1" draw:layer="layout" svg:width="2.704cm" svg:height="0.75cm" svg:x="5.058cm" svg:y="10.769cm">
          <text:p text:style-name="P18"><text:span text:style-name="T53">U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41" draw:layer="layout" svg:width="2.704cm" svg:height="0.75cm" svg:x="5.058cm" svg:y="11.523cm">
          <text:p text:style-name="P18"><text:span text:style-name="T53">S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40" draw:layer="layout" svg:width="2.704cm" svg:height="0.75cm" svg:x="5.058cm" svg:y="12.25cm">
          <text:p text:style-name="P18"><text:span text:style-name="T53">H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42" draw:layer="layout" svg:width="2.704cm" svg:height="0.75cm" svg:x="5.058cm" svg:y="13.004cm">
          <text:p text:style-name="P18"><text:span text:style-name="T53">L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42" draw:layer="layout" svg:width="2.704cm" svg:height="0.75cm" svg:x="5.058cm" svg:y="13.732cm">
          <text:p text:style-name="P18"><text:span text:style-name="T53">U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2" draw:layer="layout" svg:width="2.704cm" svg:height="0.75cm" svg:x="5.058cm" svg:y="14.486cm">
          <text:p text:style-name="P18"><text:span text:style-name="T53">S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40" draw:layer="layout" svg:width="2.704cm" svg:height="0.75cm" svg:x="5.058cm" svg:y="15.214cm">
          <text:p text:style-name="P18"><text:span text:style-name="T53">T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0" draw:layer="layout" svg:width="2.704cm" svg:height="0.75cm" svg:x="5.058cm" svg:y="15.968cm">
          <text:p text:style-name="P18"><text:span text:style-name="T53">T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0" draw:layer="layout" svg:width="2.704cm" svg:height="0.75cm" svg:x="2.35cm" svg:y="9.287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1" draw:layer="layout" svg:width="2.704cm" svg:height="0.75cm" svg:x="2.35cm" svg:y="10.041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1" draw:layer="layout" svg:width="2.704cm" svg:height="0.75cm" svg:x="2.35cm" svg:y="10.76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41" draw:layer="layout" svg:width="2.704cm" svg:height="0.75cm" svg:x="2.35cm" svg:y="11.523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40" draw:layer="layout" svg:width="2.704cm" svg:height="0.75cm" svg:x="2.35cm" svg:y="12.25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7" draw:text-style-name="P42" draw:layer="layout" svg:width="2.704cm" svg:height="0.75cm" svg:x="2.35cm" svg:y="13.004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42" draw:layer="layout" svg:width="2.704cm" svg:height="0.75cm" svg:x="2.35cm" svg:y="13.732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2" draw:layer="layout" svg:width="2.704cm" svg:height="0.75cm" svg:x="2.35cm" svg:y="14.486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40" draw:layer="layout" svg:width="2.704cm" svg:height="0.75cm" svg:x="2.35cm" svg:y="15.214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0" draw:layer="layout" svg:width="2.704cm" svg:height="0.75cm" svg:x="2.35cm" svg:y="15.968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0" draw:layer="layout" svg:width="2.704cm" svg:height="0.75cm" svg:x="7.766cm" svg:y="9.287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1" draw:layer="layout" svg:width="2.704cm" svg:height="0.75cm" svg:x="7.766cm" svg:y="10.041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1" draw:layer="layout" svg:width="2.704cm" svg:height="0.75cm" svg:x="7.766cm" svg:y="10.76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41" draw:layer="layout" svg:width="2.704cm" svg:height="0.75cm" svg:x="7.766cm" svg:y="11.523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2.704cm" svg:height="0.75cm" svg:x="7.766cm" svg:y="12.25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42" draw:layer="layout" svg:width="2.704cm" svg:height="0.75cm" svg:x="7.766cm" svg:y="13.004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42" draw:layer="layout" svg:width="2.704cm" svg:height="0.75cm" svg:x="7.766cm" svg:y="13.732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2" draw:layer="layout" svg:width="2.704cm" svg:height="0.75cm" svg:x="7.766cm" svg:y="14.486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2.704cm" svg:height="0.75cm" svg:x="7.766cm" svg:y="15.214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0" draw:layer="layout" svg:width="2.704cm" svg:height="0.75cm" svg:x="7.766cm" svg:y="15.968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0" draw:layer="layout" svg:width="2.704cm" svg:height="0.75cm" svg:x="13.101cm" svg:y="9.287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1" draw:layer="layout" svg:width="2.704cm" svg:height="0.75cm" svg:x="13.101cm" svg:y="10.041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1" draw:layer="layout" svg:width="2.704cm" svg:height="0.75cm" svg:x="13.101cm" svg:y="10.769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6" draw:text-style-name="P41" draw:layer="layout" svg:width="2.704cm" svg:height="0.75cm" svg:x="13.101cm" svg:y="11.523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40" draw:layer="layout" svg:width="2.704cm" svg:height="0.75cm" svg:x="13.101cm" svg:y="12.25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7" draw:text-style-name="P42" draw:layer="layout" svg:width="2.704cm" svg:height="0.75cm" svg:x="13.101cm" svg:y="13.004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7" draw:text-style-name="P42" draw:layer="layout" svg:width="2.704cm" svg:height="0.75cm" svg:x="13.101cm" svg:y="13.732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2" draw:layer="layout" svg:width="2.704cm" svg:height="0.75cm" svg:x="13.101cm" svg:y="14.486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5" draw:text-style-name="P40" draw:layer="layout" svg:width="2.704cm" svg:height="0.75cm" svg:x="13.101cm" svg:y="15.214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0" draw:layer="layout" svg:width="2.704cm" svg:height="0.75cm" svg:x="13.101cm" svg:y="15.968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14" draw:layer="layout" svg:width="2.951cm" svg:height="1.011cm" svg:x="2.341cm" svg:y="8.048cm">
          <text:p text:style-name="P18"><text:span text:style-name="T53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14" draw:layer="layout" svg:width="1.774cm" svg:height="1.111cm" svg:x="5.579cm" svg:y="8.043cm">
          <text:p text:style-name="P18"><text:span text:style-name="T53">instr</text:span><text:span text:style-name="T8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14" draw:layer="layout" svg:width="1.321cm" svg:height="1.011cm" svg:x="13.849cm" svg:y="8.092cm">
          <text:p text:style-name="P18"><text:span text:style-name="T53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14" draw:layer="layout" svg:width="1.994cm" svg:height="1.111cm" svg:x="8.15cm" svg:y="8.043cm">
          <text:p text:style-name="P18"><text:span text:style-name="T53">%rdx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" draw:text-style-name="P14" xml:id="id34" draw:id="id34" draw:layer="layout" svg:width="1.529cm" svg:height="1.265cm" svg:x="16.445cm" svg:y="15.753cm">
          <text:p text:style-name="P18"><text:span text:style-name="T3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5" draw:text-style-name="P40" draw:layer="layout" svg:width="2.704cm" svg:height="0.75cm" svg:x="10.394cm" svg:y="9.287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1" draw:layer="layout" svg:width="2.704cm" svg:height="0.75cm" svg:x="10.394cm" svg:y="10.041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6" draw:text-style-name="P41" draw:layer="layout" svg:width="2.704cm" svg:height="0.75cm" svg:x="10.394cm" svg:y="10.769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41" draw:layer="layout" svg:width="2.704cm" svg:height="0.75cm" svg:x="10.394cm" svg:y="11.523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5" draw:text-style-name="P40" draw:layer="layout" svg:width="2.704cm" svg:height="0.75cm" svg:x="10.394cm" svg:y="12.25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7" draw:text-style-name="P42" draw:layer="layout" svg:width="2.704cm" svg:height="0.75cm" svg:x="10.394cm" svg:y="13.004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2" draw:layer="layout" svg:width="2.704cm" svg:height="0.75cm" svg:x="10.394cm" svg:y="13.732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2" draw:layer="layout" svg:width="2.704cm" svg:height="0.75cm" svg:x="10.394cm" svg:y="14.486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0" draw:layer="layout" svg:width="2.704cm" svg:height="0.75cm" svg:x="10.394cm" svg:y="15.214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5" draw:text-style-name="P40" draw:layer="layout" svg:width="2.704cm" svg:height="0.75cm" svg:x="10.394cm" svg:y="15.968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14" draw:layer="layout" svg:width="1.994cm" svg:height="1.111cm" svg:x="10.779cm" svg:y="8.043cm">
          <text:p text:style-name="P18"><text:span text:style-name="T53">%rdx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8" draw:text-style-name="P43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9" draw:text-style-name="P14" draw:layer="layout" svg:width="4.441cm" svg:height="1.772cm" svg:x="19.262cm" svg:y="9.423cm">
          <text:p text:style-name="P1"><text:span text:style-name="T53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0" draw:text-style-name="P44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39" draw:text-style-name="P14" draw:layer="layout" svg:width="4.441cm" svg:height="1.772cm" svg:x="19.262cm" svg:y="11.328cm">
          <text:p text:style-name="P1"><text:span text:style-name="T53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2.377cm" svg:x="0.991cm" svg:y="3.545cm">
          <text:list text:style-name="L2">
            <text:list-item>
              <text:p text:style-name="P17"><text:span text:style-name="T15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0" draw:layer="layout" svg:width="2.704cm" svg:height="0.75cm" svg:x="4.996cm" svg:y="7.382cm">
          <text:p text:style-name="P18"><text:span text:style-name="T53">H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1" draw:layer="layout" svg:width="2.704cm" svg:height="0.75cm" svg:x="4.996cm" svg:y="8.136cm">
          <text:p text:style-name="P18"><text:span text:style-name="T53">L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1" draw:layer="layout" svg:width="2.704cm" svg:height="0.75cm" svg:x="4.996cm" svg:y="8.864cm">
          <text:p text:style-name="P18"><text:span text:style-name="T53">U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40" draw:layer="layout" svg:width="2.704cm" svg:height="0.75cm" svg:x="4.996cm" svg:y="9.618cm">
          <text:p text:style-name="P18"><text:span text:style-name="T53">H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7" draw:text-style-name="P42" draw:layer="layout" svg:width="2.704cm" svg:height="0.75cm" svg:x="4.996cm" svg:y="10.345cm">
          <text:p text:style-name="P18"><text:span text:style-name="T53">L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41" draw:layer="layout" svg:width="2.704cm" svg:height="0.75cm" svg:x="4.996cm" svg:y="11.099cm">
          <text:p text:style-name="P18"><text:span text:style-name="T53">S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40" draw:layer="layout" svg:width="2.704cm" svg:height="0.75cm" svg:x="4.996cm" svg:y="11.827cm">
          <text:p text:style-name="P18"><text:span text:style-name="T53">T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2" draw:layer="layout" svg:width="2.704cm" svg:height="0.75cm" svg:x="4.996cm" svg:y="12.581cm">
          <text:p text:style-name="P18"><text:span text:style-name="T53">U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42" draw:layer="layout" svg:width="2.704cm" svg:height="0.75cm" svg:x="4.996cm" svg:y="13.309cm">
          <text:p text:style-name="P18"><text:span text:style-name="T53">S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0" draw:layer="layout" svg:width="2.704cm" svg:height="0.75cm" svg:x="4.996cm" svg:y="14.063cm">
          <text:p text:style-name="P18"><text:span text:style-name="T53">T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0" draw:layer="layout" svg:width="2.704cm" svg:height="0.75cm" svg:x="2.288cm" svg:y="7.382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1" draw:layer="layout" svg:width="2.704cm" svg:height="0.75cm" svg:x="2.288cm" svg:y="8.136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1" draw:layer="layout" svg:width="2.704cm" svg:height="0.75cm" svg:x="2.288cm" svg:y="8.864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40" draw:layer="layout" svg:width="2.704cm" svg:height="0.75cm" svg:x="2.288cm" svg:y="9.618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42" draw:layer="layout" svg:width="2.704cm" svg:height="0.75cm" svg:x="2.288cm" svg:y="10.345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41" draw:layer="layout" svg:width="2.704cm" svg:height="0.75cm" svg:x="2.288cm" svg:y="11.09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40" draw:layer="layout" svg:width="2.704cm" svg:height="0.75cm" svg:x="2.288cm" svg:y="11.827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2" draw:layer="layout" svg:width="2.704cm" svg:height="0.75cm" svg:x="2.288cm" svg:y="12.581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7" draw:text-style-name="P42" draw:layer="layout" svg:width="2.704cm" svg:height="0.75cm" svg:x="2.288cm" svg:y="13.309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0" draw:layer="layout" svg:width="2.704cm" svg:height="0.75cm" svg:x="2.288cm" svg:y="14.063cm">
          <text:p text:style-name="P18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0" draw:layer="layout" svg:width="2.704cm" svg:height="0.75cm" svg:x="7.703cm" svg:y="7.382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1" draw:layer="layout" svg:width="2.704cm" svg:height="0.75cm" svg:x="7.703cm" svg:y="8.136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1" draw:layer="layout" svg:width="2.704cm" svg:height="0.75cm" svg:x="7.703cm" svg:y="8.864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40" draw:layer="layout" svg:width="2.704cm" svg:height="0.75cm" svg:x="7.703cm" svg:y="9.618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42" draw:layer="layout" svg:width="2.704cm" svg:height="0.75cm" svg:x="7.703cm" svg:y="10.345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41" draw:layer="layout" svg:width="2.704cm" svg:height="0.75cm" svg:x="7.703cm" svg:y="11.09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2.704cm" svg:height="0.75cm" svg:x="7.703cm" svg:y="11.827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2" draw:layer="layout" svg:width="2.704cm" svg:height="0.75cm" svg:x="7.703cm" svg:y="12.581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42" draw:layer="layout" svg:width="2.704cm" svg:height="0.75cm" svg:x="7.703cm" svg:y="13.309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0" draw:layer="layout" svg:width="2.704cm" svg:height="0.75cm" svg:x="7.703cm" svg:y="14.063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0" draw:layer="layout" svg:width="2.704cm" svg:height="0.75cm" svg:x="12.951cm" svg:y="7.382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1" draw:layer="layout" svg:width="2.704cm" svg:height="0.75cm" svg:x="12.951cm" svg:y="8.136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1" draw:layer="layout" svg:width="2.704cm" svg:height="0.75cm" svg:x="12.951cm" svg:y="8.864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5" draw:text-style-name="P40" draw:layer="layout" svg:width="2.704cm" svg:height="0.75cm" svg:x="12.951cm" svg:y="9.618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7" draw:text-style-name="P42" draw:layer="layout" svg:width="2.704cm" svg:height="0.75cm" svg:x="12.951cm" svg:y="10.345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6" draw:text-style-name="P41" draw:layer="layout" svg:width="2.704cm" svg:height="0.75cm" svg:x="12.951cm" svg:y="11.09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5" draw:text-style-name="P40" draw:layer="layout" svg:width="2.704cm" svg:height="0.75cm" svg:x="12.951cm" svg:y="11.827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2" draw:layer="layout" svg:width="2.704cm" svg:height="0.75cm" svg:x="12.951cm" svg:y="12.581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7" draw:text-style-name="P42" draw:layer="layout" svg:width="2.704cm" svg:height="0.75cm" svg:x="12.951cm" svg:y="13.30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0" draw:layer="layout" svg:width="2.704cm" svg:height="0.75cm" svg:x="12.951cm" svg:y="14.063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14" draw:layer="layout" svg:width="2.951cm" svg:height="1.011cm" svg:x="2.276cm" svg:y="6.343cm">
          <text:p text:style-name="P18"><text:span text:style-name="T53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14" draw:layer="layout" svg:width="1.774cm" svg:height="1.111cm" svg:x="5.513cm" svg:y="6.338cm">
          <text:p text:style-name="P18"><text:span text:style-name="T53">instr</text:span><text:span text:style-name="T8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14" draw:layer="layout" svg:width="1.321cm" svg:height="1.011cm" svg:x="13.696cm" svg:y="6.387cm">
          <text:p text:style-name="P18"><text:span text:style-name="T53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14" draw:layer="layout" svg:width="1.994cm" svg:height="1.111cm" svg:x="8.085cm" svg:y="6.338cm">
          <text:p text:style-name="P18"><text:span text:style-name="T53">%rdx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5" draw:text-style-name="P40" draw:layer="layout" svg:width="2.704cm" svg:height="0.75cm" svg:x="10.367cm" svg:y="7.382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6" draw:text-style-name="P41" draw:layer="layout" svg:width="2.704cm" svg:height="0.75cm" svg:x="10.367cm" svg:y="8.136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1" draw:layer="layout" svg:width="2.704cm" svg:height="0.75cm" svg:x="10.367cm" svg:y="8.864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40" draw:layer="layout" svg:width="2.704cm" svg:height="0.75cm" svg:x="10.367cm" svg:y="9.618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7" draw:text-style-name="P42" draw:layer="layout" svg:width="2.704cm" svg:height="0.75cm" svg:x="10.367cm" svg:y="10.345cm">
          <text:p text:style-name="P18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41" draw:layer="layout" svg:width="2.704cm" svg:height="0.75cm" svg:x="10.367cm" svg:y="11.099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5" draw:text-style-name="P40" draw:layer="layout" svg:width="2.704cm" svg:height="0.75cm" svg:x="10.367cm" svg:y="11.827cm">
          <text:p text:style-name="P18"><text:span text:style-name="T53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2" draw:layer="layout" svg:width="2.704cm" svg:height="0.75cm" svg:x="10.367cm" svg:y="12.581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2" draw:layer="layout" svg:width="2.704cm" svg:height="0.75cm" svg:x="10.367cm" svg:y="13.309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0" draw:layer="layout" svg:width="2.704cm" svg:height="0.75cm" svg:x="10.367cm" svg:y="14.063cm">
          <text:p text:style-name="P18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1" draw:text-style-name="P14" draw:layer="layout" svg:width="1.994cm" svg:height="1.111cm" svg:x="10.748cm" svg:y="6.338cm">
          <text:p text:style-name="P18"><text:span text:style-name="T53">%rdx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14" draw:layer="layout" svg:width="2.566cm" svg:height="1.265cm" svg:x="16.1cm" svg:y="13.764cm">
          <text:p text:style-name="P18"><text:span text:style-name="T39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3" draw:text-style-name="P46" draw:layer="layout" svg:width="21.088cm" svg:height="2.116cm" svg:x="0.771cm" svg:y="1.188cm" presentation:class="title" presentation:user-transformed="true">
          <draw:text-box>
            <text:p text:style-name="P45"><text:span text:style-name="T81">One worry: Races</text:span></text:p>
          </draw:text-box>
        </draw:frame>
        <draw:frame draw:name="Rectangle 4" presentation:style-name="pr4" draw:text-style-name="P48" draw:layer="layout" svg:width="24.592cm" svg:height="14.511cm" svg:x="0.807cm" svg:y="2.752cm" presentation:class="outline" presentation:user-transformed="true">
          <draw:text-box>
            <text:list text:style-name="L7">
              <text:list-item>
                <text:p text:style-name="P47"><text:span text:style-name="T82">A </text:span><text:span text:style-name="T83">race</text:span><text:span text:style-name="T84"> </text:span><text:span text:style-name="T82">occurs when </text:span><text:span text:style-name="T82">correctness of the program </text:span><text:span text:style-name="T82">depends on one thread </text:span><text:span text:style-name="T82">reaching point x before </text:span><text:span text:style-name="T82">another thread reaches point </text:span><text:span text:style-name="T82">y</text:span></text:p>
              </text:list-item>
            </text:list>
          </draw:text-box>
        </draw:frame>
        <draw:custom-shape draw:name="Rectangle 5" draw:style-name="gr41" draw:text-style-name="P50" draw:layer="layout" svg:width="15.583cm" svg:height="13.522cm" svg:x="1.979cm" svg:y="5.237cm">
          <text:p text:style-name="P49"><text:span text:style-name="T85">/* A threaded program with a race */</text:span></text:p>
          <text:p text:style-name="P49"><text:span text:style-name="T86">int</text:span><text:span text:style-name="T87"> </text:span><text:span text:style-name="T88">main</text:span><text:span text:style-name="T87">()</text:span></text:p>
          <text:p text:style-name="P49"><text:span text:style-name="T87">{</text:span></text:p>
          <text:p text:style-name="P49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49"><text:span text:style-name="T90"><text:s text:c="4"/></text:span><text:span text:style-name="T91">int</text:span><text:span text:style-name="T90"> </text:span><text:span text:style-name="T92">i</text:span><text:span text:style-name="T90">;</text:span></text:p>
          <text:p text:style-name="P49"><text:span text:style-name="T90"/></text:p>
          <text:p text:style-name="P49"><text:span text:style-name="T93"><text:s text:c="4"/></text:span><text:span text:style-name="T94">for</text:span><text:span text:style-name="T93"> (i = 0; i &lt; N; i++)</text:span></text:p>
          <text:p text:style-name="P49"><text:span text:style-name="T87"><text:s text:c="8"/></text:span><text:span text:style-name="T87">Pthread_create(&amp;tid[i], </text:span><text:span text:style-name="T95">NULL</text:span><text:span text:style-name="T87">, thread, &amp;i); </text:span></text:p>
          <text:p text:style-name="P49"><text:span text:style-name="T93"><text:s text:c="4"/></text:span><text:span text:style-name="T94">for</text:span><text:span text:style-name="T93"> (i = 0; i &lt; N; i++)</text:span></text:p>
          <text:p text:style-name="P49"><text:span text:style-name="T93"><text:s text:c="8"/></text:span><text:span text:style-name="T93">Pthread_join(tid[i], </text:span><text:span text:style-name="T96">NULL</text:span><text:span text:style-name="T93">);</text:span></text:p>
          <text:p text:style-name="P49"><text:span text:style-name="T93"><text:s text:c="4"/></text:span><text:span text:style-name="T93">exit(0);</text:span></text:p>
          <text:p text:style-name="P49"><text:span text:style-name="T93">}</text:span></text:p>
          <text:p text:style-name="P49"><text:span text:style-name="T93"/></text:p>
          <text:p text:style-name="P49"><text:span text:style-name="T97">/* Thread routine */</text:span></text:p>
          <text:p text:style-name="P49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49"><text:span text:style-name="T93">{</text:span></text:p>
          <text:p text:style-name="P49"><text:span text:style-name="T87"><text:s text:c="4"/></text:span><text:span text:style-name="T86">int</text:span><text:span text:style-name="T87"> </text:span><text:span text:style-name="T89">myid</text:span><text:span text:style-name="T87"> = *((</text:span><text:span text:style-name="T86">int</text:span><text:span text:style-name="T87"> *)vargp); <text:s/></text:span></text:p>
          <text:p text:style-name="P49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49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49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2" draw:text-style-name="P51" draw:layer="layout" svg:width="2.052cm" svg:height="1.013cm" svg:x="16.52cm" svg:y="17.812cm">
          <text:p text:style-name="P49"><text:span text:style-name="T103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3" draw:text-style-name="P53" draw:layer="layout" svg:width="9.784cm" svg:height="1.267cm" svg:x="12.44cm" svg:y="6.41cm">
          <text:p text:style-name="P52"><text:span text:style-name="T82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4" draw:text-style-name="P20" draw:layer="layout" svg:width="7.619cm" svg:height="1.263cm" svg:x="4.794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name="Rectangle 137" draw:style-name="gr6" draw:layer="layout" svg:width="13.546cm" svg:height="10.159cm" svg:x="3.387cm" svg:y="1.905cm" draw:page-number="20" presentation:class="page"/>
          <draw:frame draw:name="Rectangle 1" presentation:style-name="pr5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3" draw:text-style-name="P46" draw:layer="layout" svg:width="23.349cm" svg:height="2.116cm" svg:x="0.992cm" svg:y="1.058cm" presentation:class="title" presentation:user-transformed="true">
          <draw:text-box>
            <text:p text:style-name="P45"><text:span text:style-name="T81">Race Illustration</text:span></text:p>
          </draw:text-box>
        </draw:frame>
        <draw:custom-shape draw:name="Text Box 16" draw:style-name="gr45" draw:text-style-name="P55" draw:layer="layout" svg:width="3.758cm" svg:height="1.099cm" svg:x="5.079cm" svg:y="6.567cm">
          <text:p text:style-name="P52"><text:span text:style-name="T10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46" draw:text-style-name="P56" draw:layer="layout" svg:width="4.444cm" svg:height="1.099cm" svg:x="16.51cm" svg:y="9.861cm">
          <text:p text:style-name="P52"><text:span text:style-name="T104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7" draw:text-style-name="P57" draw:layer="layout" svg:x1="6.905cm" svg:y1="8.089cm" svg:x2="6.958cm" svg:y2="14.616cm">
          <text:p/>
        </draw:line>
        <draw:line draw:name="Line 17" draw:style-name="gr47" draw:text-style-name="P57" draw:layer="layout" svg:x1="17.541cm" svg:y1="11.432cm" svg:x2="17.542cm" svg:y2="13.125cm">
          <text:p/>
        </draw:line>
        <draw:line draw:name="Line 18" draw:style-name="gr48" draw:text-style-name="P57" draw:layer="layout" svg:x1="6.905cm" svg:y1="9.148cm" svg:x2="17.541cm" svg:y2="11.432cm">
          <text:p/>
        </draw:line>
        <draw:custom-shape draw:name="Rectangle 6" draw:style-name="gr49" draw:text-style-name="P50" draw:layer="layout" svg:width="15.003cm" svg:height="1.603cm" svg:x="3.045cm" svg:y="4.091cm">
          <text:p text:style-name="P49"><text:span text:style-name="T93"><text:s/></text:span><text:span text:style-name="T94">for</text:span><text:span text:style-name="T93"> (i = 0; i &lt; N; i++)</text:span></text:p>
          <text:p text:style-name="P49"><text:span text:style-name="T87"><text:s text:c="5"/></text:span><text:span text:style-name="T87">Pthread_create(&amp;tid[i], </text:span><text:span text:style-name="T95">NULL</text:span><text:span text:style-name="T87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0" draw:text-style-name="P51" draw:layer="layout" svg:width="1.646cm" svg:height="1.098cm" svg:x="6.995cm" svg:y="8.054cm">
          <text:p text:style-name="P49"><text:span text:style-name="T104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1" draw:text-style-name="P51" draw:layer="layout" svg:width="6.358cm" svg:height="1.098cm" svg:x="17.38cm" svg:y="11.653cm">
          <text:p text:style-name="P49"><text:span text:style-name="T104"><text:s/></text:span><text:span text:style-name="T104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2" draw:text-style-name="P51" draw:layer="layout" svg:width="1.646cm" svg:height="1.098cm" svg:x="6.995cm" svg:y="11.864cm">
          <text:p text:style-name="P49"><text:span text:style-name="T104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3" draw:text-style-name="P57" xml:id="id36" draw:id="id36" draw:layer="layout" svg:x1="8.651cm" svg:y1="12.287cm" svg:x2="17.581cm" svg:y2="12.234cm">
          <text:p/>
        </draw:line>
        <draw:custom-shape draw:name="Text Box 21" draw:style-name="gr54" draw:text-style-name="P55" xml:id="id35" draw:id="id35" draw:layer="layout" svg:width="2.082cm" svg:height="1.098cm" svg:x="13.347cm" svg:y="12.288cm">
          <text:p text:style-name="P52"><text:span text:style-name="T105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48" draw:layer="layout" svg:width="21.933cm" svg:height="4.232cm" svg:x="1.102cm" svg:y="14.817cm" presentation:class="outline" presentation:user-transformed="true">
          <draw:text-box>
            <text:list text:style-name="L7">
              <text:list-item>
                <text:p xml:id="id37" text:id="id37" text:style-name="P47"><text:span text:style-name="T82">Race between increment of i in main thread and deref of vargp in peer thread:</text:span></text:p>
              </text:list-item>
            </text:list>
            <text:list text:style-name="L12">
              <text:list-item>
                <text:list>
                  <text:list-item>
                    <text:p xml:id="id38" text:id="id38" text:style-name="P58"><text:span text:style-name="T106">If deref happens while i = 0, then OK</text:span></text:p>
                  </text:list-item>
                  <text:list-item>
                    <text:p xml:id="id39" text:id="id39" text:style-name="P58"><text:span text:style-name="T106">Otherwise, peer thread gets wrong id value</text:span></text:p>
                  </text:list-item>
                </text:list>
              </text:list-item>
            </text:list>
            <text:p text:style-name="P59"><text:span text:style-name="T10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141" draw:style-name="gr6" draw:layer="layout" svg:width="13.546cm" svg:height="10.159cm" svg:x="3.387cm" svg:y="1.905cm" draw:page-number="21" presentation:class="page"/>
          <draw:frame draw:name="Rectangle 7" presentation:style-name="pr7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3" draw:text-style-name="P46" draw:layer="layout" svg:width="21.088cm" svg:height="2.116cm" svg:x="0.992cm" svg:y="1.21cm" presentation:class="title" presentation:user-transformed="true">
          <draw:text-box>
            <text:p text:style-name="P45"><text:span text:style-name="T81">Could this race really occur?</text:span></text:p>
          </draw:text-box>
        </draw:frame>
        <draw:custom-shape draw:name="Rectangle 9" draw:style-name="gr55" draw:text-style-name="P50" draw:layer="layout" svg:width="11.429cm" svg:height="4.307cm" svg:x="0.212cm" svg:y="4.457cm">
          <text:p text:style-name="P49"><text:span text:style-name="T86">int</text:span><text:span text:style-name="T87"> </text:span><text:span text:style-name="T107">i</text:span><text:span text:style-name="T87">;</text:span></text:p>
          <text:p text:style-name="P49"><text:span text:style-name="T94">for</text:span><text:span text:style-name="T93"> (i = 0; i &lt; 100; i++) {</text:span></text:p>
          <text:p text:style-name="P49"><text:span text:style-name="T93"><text:s text:c="4"/></text:span><text:span text:style-name="T93">Pthread_create(&amp;tid, </text:span><text:span text:style-name="T108">NULL</text:span><text:span text:style-name="T93">,</text:span></text:p>
          <text:p text:style-name="P49"><text:span text:style-name="T93"><text:s text:c="19"/></text:span><text:span text:style-name="T93">thread,</text:span><text:span text:style-name="T109">&amp;i</text:span><text:span text:style-name="T93">);</text:span></text:p>
          <text:p text:style-name="P49"><text:span text:style-name="T93">}</text:span></text:p>
          <text:p text:style-name="P49"><text:span text:style-name="T1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" presentation:style-name="pr4" draw:text-style-name="P48" draw:layer="layout" svg:width="23.745cm" svg:height="3.663cm" svg:x="0.807cm" svg:y="10.575cm" presentation:class="outline" presentation:user-transformed="true">
          <draw:text-box>
            <text:list text:style-name="L7">
              <text:list-item>
                <text:p text:style-name="P60"><text:span text:style-name="T111">Race Test</text:span></text:p>
              </text:list-item>
            </text:list>
            <text:list text:style-name="L12">
              <text:list-item>
                <text:list>
                  <text:list-item>
                    <text:p text:style-name="P61"><text:span text:style-name="T112">If no race, then each thread </text:span><text:span text:style-name="T112">would get different value of i</text:span></text:p>
                  </text:list-item>
                  <text:list-item>
                    <text:p text:style-name="P61"><text:span text:style-name="T112">Set of saved values would </text:span><text:span text:style-name="T112">consist of one copy each of 0 </text:span><text:span text:style-name="T112">through 99</text:span></text:p>
                  </text:list-item>
                </text:list>
              </text:list-item>
            </text:list>
          </draw:text-box>
        </draw:frame>
        <draw:custom-shape draw:name="TextBox 1" draw:style-name="gr56" draw:text-style-name="P51" draw:layer="layout" svg:width="4.135cm" svg:height="1.098cm" svg:x="0.234cm" svg:y="3.431cm">
          <text:p text:style-name="P49"><text:span text:style-name="T113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50" draw:layer="layout" svg:width="11.48cm" svg:height="4.307cm" svg:x="12.586cm" svg:y="4.457cm">
          <text:p text:style-name="P49"><text:span text:style-name="T86">void</text:span><text:span text:style-name="T87"> *</text:span><text:span text:style-name="T88">thread</text:span><text:span text:style-name="T87">(</text:span><text:span text:style-name="T86">void</text:span><text:span text:style-name="T87"> *</text:span><text:span text:style-name="T107">vargp</text:span><text:span text:style-name="T87">) {</text:span></text:p>
          <text:p text:style-name="P49"><text:span text:style-name="T87"><text:s text:c="4"/></text:span><text:span text:style-name="T87">Pthread_detach(pthread_self());</text:span></text:p>
          <text:p text:style-name="P49"><text:span text:style-name="T93"><text:s text:c="4"/></text:span><text:span text:style-name="T98">int</text:span><text:span text:style-name="T93"> </text:span><text:span text:style-name="T114">i</text:span><text:span text:style-name="T93"> = *((</text:span><text:span text:style-name="T98">int</text:span><text:span text:style-name="T93"> *)vargp);</text:span></text:p>
          <text:p text:style-name="P49"><text:span text:style-name="T93"><text:s text:c="4"/></text:span><text:span text:style-name="T93">save_value(i);</text:span></text:p>
          <text:p text:style-name="P49"><text:span text:style-name="T93"><text:s text:c="4"/></text:span><text:span text:style-name="T94">return</text:span><text:span text:style-name="T93"> </text:span><text:span text:style-name="T108">NULL</text:span><text:span text:style-name="T93">;</text:span></text:p>
          <text:p text:style-name="P49"><text:span text:style-name="T9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8" draw:text-style-name="P51" draw:layer="layout" svg:width="3.94cm" svg:height="1.098cm" svg:x="12.094cm" svg:y="3.431cm">
          <text:p text:style-name="P49"><text:span text:style-name="T113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9" draw:text-style-name="P51" draw:layer="layout" svg:width="2.052cm" svg:height="1.013cm" svg:x="22.454cm" svg:y="7.832cm">
          <text:p text:style-name="P49"><text:span text:style-name="T115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47" draw:style-name="gr6" draw:layer="layout" svg:width="13.546cm" svg:height="10.159cm" svg:x="3.387cm" svg:y="1.905cm" draw:page-number="22" presentation:class="page"/>
          <draw:frame draw:name="Rectangle 8" presentation:style-name="pr8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3" draw:text-style-name="P46" draw:layer="layout" svg:width="21.088cm" svg:height="2.116cm" svg:x="0.992cm" svg:y="0.847cm" presentation:class="title" presentation:user-transformed="true">
          <draw:text-box>
            <text:p text:style-name="P45"><text:span text:style-name="T81">Experimental Results</text:span></text:p>
          </draw:text-box>
        </draw:frame>
        <draw:frame draw:name="Content Placeholder 1" presentation:style-name="pr4" draw:text-style-name="P48" draw:layer="layout" svg:width="21.933cm" svg:height="1.507cm" svg:x="1.102cm" svg:y="17.33cm" presentation:class="outline" presentation:user-transformed="true">
          <draw:text-box>
            <text:list text:style-name="L7">
              <text:list-item>
                <text:p xml:id="id44" text:id="id44" text:style-name="P60"><text:span text:style-name="T111">The race can really happen!</text:span></text:p>
              </text:list-item>
            </text:list>
          </draw:text-box>
        </draw:frame>
        <draw:custom-shape draw:name="TextBox 5" draw:style-name="gr60" draw:text-style-name="P51" draw:layer="layout" svg:width="2.666cm" svg:height="1.013cm" svg:x="1.387cm" svg:y="2.752cm">
          <text:p text:style-name="P49"><text:span text:style-name="T116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1" draw:text-style-name="P51" xml:id="id42" draw:id="id42" draw:layer="layout" svg:width="4.868cm" svg:height="1.013cm" svg:x="1.39cm" svg:y="9.346cm">
          <text:p text:style-name="P49"><text:span text:style-name="T116">Multico</text:span><text:span text:style-name="T116">re </text:span><text:span text:style-name="T11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62" draw:text-style-name="P20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62" draw:text-style-name="P20" xml:id="id43" draw:id="id43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0" draw:style-name="gr63" draw:text-style-name="P51" xml:id="id40" draw:id="id40" draw:layer="layout" svg:width="5.219cm" svg:height="1.013cm" svg:x="1.39cm" svg:y="5.8cm">
          <text:p text:style-name="P49"><text:span text:style-name="T116">Single </text:span><text:span text:style-name="T116">core </text:span><text:span text:style-name="T116">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62" draw:text-style-name="P20" xml:id="id41" draw:id="id41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3.313cm" svg:height="9.985cm" svg:x="3.485cm" svg:y="2.023cm" draw:page-number="23" presentation:class="page"/>
          <draw:frame presentation:style-name="pr9" draw:text-style-name="P13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3" draw:text-style-name="P46" draw:layer="layout" svg:width="21.088cm" svg:height="2.116cm" svg:x="1.058cm" svg:y="0.635cm" presentation:class="title" presentation:user-transformed="true">
          <draw:text-box>
            <text:p text:style-name="P45"><text:span text:style-name="T81">Race Elimination</text:span></text:p>
          </draw:text-box>
        </draw:frame>
        <draw:custom-shape draw:name="Rectangle 12" draw:style-name="gr64" draw:text-style-name="P50" draw:layer="layout" svg:width="16.243cm" svg:height="16.226cm" svg:x="2.288cm" svg:y="2.634cm">
          <text:p text:style-name="P49"><text:span text:style-name="T85">/* Threaded program without the race */</text:span></text:p>
          <text:p text:style-name="P49"><text:span text:style-name="T86">int</text:span><text:span text:style-name="T87"> </text:span><text:span text:style-name="T88">main</text:span><text:span text:style-name="T87">()</text:span></text:p>
          <text:p text:style-name="P49"><text:span text:style-name="T87">{</text:span></text:p>
          <text:p text:style-name="P49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49"><text:span text:style-name="T90"><text:s text:c="4"/></text:span><text:span text:style-name="T91">int</text:span><text:span text:style-name="T90"> </text:span><text:span text:style-name="T92">i</text:span><text:span text:style-name="T90">, *</text:span><text:span text:style-name="T92">ptr</text:span><text:span text:style-name="T90">;</text:span></text:p>
          <text:p text:style-name="P49"><text:span text:style-name="T90"/></text:p>
          <text:p text:style-name="P49"><text:span text:style-name="T93"><text:s text:c="4"/></text:span><text:span text:style-name="T94">for</text:span><text:span text:style-name="T93"> (i = 0; i &lt; N; i++) {</text:span></text:p>
          <text:p text:style-name="P49"><text:span text:style-name="T87"><text:s text:c="8"/></text:span><text:span text:style-name="T87">ptr = Malloc(</text:span><text:span text:style-name="T102">sizeof</text:span><text:span text:style-name="T87">(</text:span><text:span text:style-name="T86">int</text:span><text:span text:style-name="T87">)); <text:s text:c="19"/></text:span></text:p>
          <text:p text:style-name="P49"><text:span text:style-name="T87"><text:s text:c="8"/></text:span><text:span text:style-name="T87">*ptr = i; <text:s text:c="36"/></text:span></text:p>
          <text:p text:style-name="P49"><text:span text:style-name="T87"><text:s text:c="8"/></text:span><text:span text:style-name="T87">Pthread_create(&amp;tid[i], </text:span><text:span text:style-name="T95">NULL</text:span><text:span text:style-name="T87">, thread, ptr); <text:s text:c="2"/></text:span></text:p>
          <text:p text:style-name="P49"><text:span text:style-name="T117"><text:s text:c="4"/></text:span><text:span text:style-name="T117">}</text:span></text:p>
          <text:p text:style-name="P49"><text:span text:style-name="T93"><text:s text:c="4"/></text:span><text:span text:style-name="T94">for</text:span><text:span text:style-name="T93"> (i = 0; i &lt; N; i++)</text:span></text:p>
          <text:p text:style-name="P49"><text:span text:style-name="T93"><text:s text:c="8"/></text:span><text:span text:style-name="T93">Pthread_join(tid[i], </text:span><text:span text:style-name="T96">NULL</text:span><text:span text:style-name="T93">);</text:span></text:p>
          <text:p text:style-name="P49"><text:span text:style-name="T93"><text:s text:c="4"/></text:span><text:span text:style-name="T93">exit(0);</text:span></text:p>
          <text:p text:style-name="P49"><text:span text:style-name="T93">}</text:span></text:p>
          <text:p text:style-name="P49"><text:span text:style-name="T93"/></text:p>
          <text:p text:style-name="P49"><text:span text:style-name="T97">/* Thread routine */</text:span></text:p>
          <text:p text:style-name="P49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49"><text:span text:style-name="T93">{</text:span></text:p>
          <text:p text:style-name="P49"><text:span text:style-name="T118"><text:s text:c="4"/></text:span><text:span text:style-name="T119">int</text:span><text:span text:style-name="T118"> </text:span><text:span text:style-name="T120">myid</text:span><text:span text:style-name="T118"> = *((</text:span><text:span text:style-name="T119">int</text:span><text:span text:style-name="T118"> *)vargp);</text:span></text:p>
          <text:p text:style-name="P49"><text:span text:style-name="T87"><text:s text:c="4"/></text:span><text:span text:style-name="T87">Free(vargp);</text:span></text:p>
          <text:p text:style-name="P49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49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49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51" draw:layer="layout" svg:width="2.734cm" svg:height="1.013cm" svg:x="16.736cm" svg:y="18.024cm">
          <text:p text:style-name="P49"><text:span text:style-name="T103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10" draw:text-style-name="P62" draw:layer="layout" svg:width="11.852cm" svg:height="2.751cm" svg:x="12.488cm" svg:y="3.598cm" presentation:class="outline" presentation:user-transformed="true">
          <draw:text-box>
            <text:list text:style-name="L7">
              <text:list-item>
                <text:p text:style-name="P47"><text:span text:style-name="T82">Avoid unintended sharing of </text:span><text:span text:style-name="T82">sta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152" draw:style-name="gr6" draw:layer="layout" svg:width="13.546cm" svg:height="10.159cm" svg:x="3.387cm" svg:y="1.905cm" draw:page-number="24" presentation:class="page"/>
          <draw:frame draw:name="Rectangle 14" presentation:style-name="pr11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66" draw:text-style-name="P63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6" draw:text-style-name="P63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66" draw:text-style-name="P63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6" draw:text-style-name="P63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6" draw:text-style-name="P63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6" draw:text-style-name="P63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14" draw:layer="layout" svg:width="21.085cm" svg:height="2.113cm" svg:x="0.992cm" svg:y="1.21cm">
          <text:p text:style-name="P9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4" draw:layer="layout" svg:width="7.341cm" svg:height="13.615cm" svg:x="16.501cm" svg:y="3.669cm">
          <text:p text:style-name="P1"><text:span text:style-name="T53">A </text:span><text:span text:style-name="T121">progress graph</text:span><text:span text:style-name="T122"> </text:span><text:span text:style-name="T53">depicts</text:span></text:p>
          <text:p text:style-name="P1"><text:span text:style-name="T53">the discrete </text:span><text:span text:style-name="T121">execution </text:span></text:p>
          <text:p text:style-name="P1"><text:span text:style-name="T121">state space</text:span><text:span text:style-name="T53"> of concurrent</text:span></text:p>
          <text:p text:style-name="P1"><text:span text:style-name="T53"><text:s/></text:span><text:span text:style-name="T53">threads.</text:span></text:p>
          <text:p text:style-name="P1"><text:span text:style-name="T2"/></text:p>
          <text:p text:style-name="P1"><text:span text:style-name="T53">Each axis corresponds to</text:span></text:p>
          <text:p text:style-name="P1"><text:span text:style-name="T53">the sequential order of</text:span></text:p>
          <text:p text:style-name="P1"><text:span text:style-name="T53">instructions in a thread.</text:span></text:p>
          <text:p text:style-name="P1"><text:span text:style-name="T2"/></text:p>
          <text:p text:style-name="P1"><text:span text:style-name="T53">Each point corresponds to</text:span></text:p>
          <text:p text:style-name="P1"><text:span text:style-name="T53">a possible </text:span><text:span text:style-name="T121">execution state</text:span></text:p>
          <text:p text:style-name="P1"><text:span text:style-name="T53">(Inst</text:span><text:span text:style-name="T80">1</text:span><text:span text:style-name="T53">, Inst</text:span><text:span text:style-name="T80">2</text:span><text:span text:style-name="T53">).</text:span></text:p>
          <text:p text:style-name="P1"><text:span text:style-name="T2"/></text:p>
          <text:p text:style-name="P1"><text:span text:style-name="T53">E.g., </text:span><text:span text:style-name="T122">(L</text:span><text:span text:style-name="T123">1</text:span><text:span text:style-name="T122">, S</text:span><text:span text:style-name="T123">2</text:span><text:span text:style-name="T122">) <text:s/></text:span><text:span text:style-name="T53">denotes state</text:span></text:p>
          <text:p text:style-name="P1"><text:span text:style-name="T53">where <text:s/>thread 1 has</text:span></text:p>
          <text:p text:style-name="P1"><text:span text:style-name="T53">completed L</text:span><text:span text:style-name="T80">1</text:span><text:span text:style-name="T53"> and thread</text:span></text:p>
          <text:p text:style-name="P1"><text:span text:style-name="T53">2 has completed S</text:span><text:span text:style-name="T80">2</text:span><text:span text:style-name="T5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7" draw:text-style-name="P20" draw:layer="layout" svg:x1="2.253cm" svg:y1="15.733cm" svg:x2="12.836cm" svg:y2="15.734cm">
          <text:p/>
        </draw:line>
        <draw:line draw:name="Line 10" draw:style-name="gr67" draw:text-style-name="P20" draw:layer="layout" svg:x1="2.253cm" svg:y1="15.733cm" svg:x2="2.254cm" svg:y2="5.066cm">
          <text:p/>
        </draw:line>
        <draw:custom-shape draw:name="CustomShape 11" draw:style-name="gr11" draw:text-style-name="P14" draw:layer="layout" svg:width="1.152cm" svg:height="1.208cm" svg:x="2.704cm" svg:y="15.693cm">
          <text:p text:style-name="P64"><text:span text:style-name="T3">H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4" draw:layer="layout" svg:width="1.008cm" svg:height="1.208cm" svg:x="4.639cm" svg:y="15.693cm">
          <text:p text:style-name="P64"><text:span text:style-name="T3">L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4" draw:layer="layout" svg:width="1.168cm" svg:height="1.208cm" svg:x="6.584cm" svg:y="15.693cm">
          <text:p text:style-name="P64"><text:span text:style-name="T3">U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4" draw:layer="layout" svg:width="1.041cm" svg:height="1.208cm" svg:x="8.578cm" svg:y="15.693cm">
          <text:p text:style-name="P64"><text:span text:style-name="T3">S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14" draw:layer="layout" svg:width="1.058cm" svg:height="1.208cm" svg:x="10.591cm" svg:y="15.693cm">
          <text:p text:style-name="P64"><text:span text:style-name="T3">T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14" draw:layer="layout" svg:width="1.152cm" svg:height="1.208cm" svg:x="1.218cm" svg:y="14.14cm">
          <text:p text:style-name="P64"><text:span text:style-name="T3">H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14" draw:layer="layout" svg:width="1.008cm" svg:height="1.208cm" svg:x="1.296cm" svg:y="12.209cm">
          <text:p text:style-name="P64"><text:span text:style-name="T3">L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14" draw:layer="layout" svg:width="1.168cm" svg:height="1.208cm" svg:x="1.217cm" svg:y="10.207cm">
          <text:p text:style-name="P64"><text:span text:style-name="T3">U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4" draw:layer="layout" svg:width="1.041cm" svg:height="1.208cm" svg:x="1.249cm" svg:y="8.315cm">
          <text:p text:style-name="P64"><text:span text:style-name="T3">S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" draw:text-style-name="P14" draw:layer="layout" svg:width="1.058cm" svg:height="1.208cm" svg:x="1.278cm" svg:y="6.318cm">
          <text:p text:style-name="P64"><text:span text:style-name="T3">T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" draw:text-style-name="P14" draw:layer="layout" svg:width="3.078cm" svg:height="1.096cm" svg:x="12.793cm" svg:y="15.271cm">
          <text:p text:style-name="P18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" draw:text-style-name="P14" draw:layer="layout" svg:width="3.078cm" svg:height="1.096cm" svg:x="0.724cm" svg:y="3.881cm">
          <text:p text:style-name="P18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6" draw:text-style-name="P63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3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3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3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3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3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3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3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3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3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3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3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3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3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3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3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8" draw:text-style-name="P65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3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3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3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3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3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3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3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3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3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3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3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3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3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6" draw:text-style-name="P63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6" draw:text-style-name="P63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66" draw:text-style-name="P63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66" draw:text-style-name="P63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66" draw:text-style-name="P63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66" draw:text-style-name="P63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8" draw:text-style-name="P14" draw:layer="layout" svg:width="2.888cm" svg:height="1.402cm" svg:x="4.811cm" svg:y="6.594cm">
          <text:p text:style-name="P1"><text:span text:style-name="T125">(L</text:span><text:span text:style-name="T126">1</text:span><text:span text:style-name="T125">, S</text:span><text:span text:style-name="T126">2</text:span><text:span text:style-name="T125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4" draw:layer="layout" svg:width="10.579cm" svg:height="6.006cm" svg:x="14.605cm" svg:y="4.715cm">
          <text:p text:style-name="P1"><text:span text:style-name="T53">A </text:span><text:span text:style-name="T121">trajectory</text:span><text:span text:style-name="T53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53">Example:</text:span></text:p>
          <text:p text:style-name="P34"><text:span text:style-name="T53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7" draw:text-style-name="P20" draw:layer="layout" svg:x1="2.618cm" svg:y1="15.733cm" svg:x2="13.201cm" svg:y2="15.734cm">
          <text:p/>
        </draw:line>
        <draw:line draw:name="Line 4" draw:style-name="gr67" draw:text-style-name="P20" draw:layer="layout" svg:x1="2.618cm" svg:y1="15.733cm" svg:x2="2.619cm" svg:y2="5.066cm">
          <text:p/>
        </draw:line>
        <draw:custom-shape draw:name="CustomShape 5" draw:style-name="gr11" draw:text-style-name="P14" draw:layer="layout" svg:width="1.152cm" svg:height="1.208cm" svg:x="3.069cm" svg:y="15.693cm">
          <text:p text:style-name="P64"><text:span text:style-name="T3">H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4" draw:layer="layout" svg:width="1.008cm" svg:height="1.208cm" svg:x="5.004cm" svg:y="15.693cm">
          <text:p text:style-name="P64"><text:span text:style-name="T3">L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4" draw:layer="layout" svg:width="1.168cm" svg:height="1.208cm" svg:x="6.949cm" svg:y="15.693cm">
          <text:p text:style-name="P64"><text:span text:style-name="T3">U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4" draw:layer="layout" svg:width="1.041cm" svg:height="1.208cm" svg:x="8.943cm" svg:y="15.693cm">
          <text:p text:style-name="P64"><text:span text:style-name="T3">S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4" draw:layer="layout" svg:width="1.058cm" svg:height="1.208cm" svg:x="10.956cm" svg:y="15.693cm">
          <text:p text:style-name="P64"><text:span text:style-name="T3">T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4" draw:layer="layout" svg:width="1.152cm" svg:height="1.208cm" svg:x="1.583cm" svg:y="14.14cm">
          <text:p text:style-name="P64"><text:span text:style-name="T3">H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14" draw:layer="layout" svg:width="1.008cm" svg:height="1.208cm" svg:x="1.661cm" svg:y="12.209cm">
          <text:p text:style-name="P64"><text:span text:style-name="T3">L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4" draw:layer="layout" svg:width="1.168cm" svg:height="1.208cm" svg:x="1.582cm" svg:y="10.207cm">
          <text:p text:style-name="P64"><text:span text:style-name="T3">U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4" draw:layer="layout" svg:width="1.041cm" svg:height="1.208cm" svg:x="1.614cm" svg:y="8.315cm">
          <text:p text:style-name="P64"><text:span text:style-name="T3">S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4" draw:layer="layout" svg:width="1.058cm" svg:height="1.208cm" svg:x="1.643cm" svg:y="6.318cm">
          <text:p text:style-name="P64"><text:span text:style-name="T3">T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14" draw:layer="layout" svg:width="3.078cm" svg:height="1.096cm" svg:x="13.158cm" svg:y="15.271cm">
          <text:p text:style-name="P18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14" draw:layer="layout" svg:width="3.078cm" svg:height="1.096cm" svg:x="1.089cm" svg:y="3.881cm">
          <text:p text:style-name="P18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6" draw:text-style-name="P63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6" draw:text-style-name="P63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6" draw:text-style-name="P63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6" draw:text-style-name="P63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6" draw:text-style-name="P63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6" draw:text-style-name="P63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6" draw:text-style-name="P63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3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3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3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3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3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3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3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3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3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3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3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3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3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3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3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6" draw:text-style-name="P63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3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3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3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3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3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3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3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3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3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3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3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3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3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69" draw:text-style-name="P20" xml:id="id45" draw:id="id45" draw:layer="layout" svg:width="2.031cm" svg:height="0.025cm" svg:x="2.547cm" svg:y="15.703cm" svg:viewBox="0 0 2032 26" draw:points="0,0 2032,26">
          <text:p/>
        </draw:polyline>
        <draw:polyline draw:name="Line 54" draw:style-name="gr69" draw:text-style-name="P20" xml:id="id46" draw:id="id46" draw:layer="layout" svg:width="2.054cm" svg:height="0cm" svg:x="4.62cm" svg:y="15.703cm" svg:viewBox="0 0 2055 1" draw:points="0,0 2055,1">
          <text:p/>
        </draw:polyline>
        <draw:polyline draw:name="Line 55" draw:style-name="gr69" draw:text-style-name="P20" xml:id="id47" draw:id="id47" draw:layer="layout" svg:width="1.82cm" svg:height="0cm" svg:x="6.825cm" svg:y="15.703cm" svg:viewBox="0 0 1821 1" draw:points="0,0 1821,1">
          <text:p/>
        </draw:polyline>
        <draw:polyline draw:name="Line 56" draw:style-name="gr69" draw:text-style-name="P20" xml:id="id48" draw:id="id48" draw:layer="layout" svg:width="0cm" svg:height="1.758cm" svg:x="8.602cm" svg:y="13.829cm" svg:viewBox="0 0 1 1759" draw:points="0,1759 1,0">
          <text:p/>
        </draw:polyline>
        <draw:polyline draw:name="Line 57" draw:style-name="gr69" draw:text-style-name="P20" xml:id="id49" draw:id="id49" draw:layer="layout" svg:width="0cm" svg:height="1.799cm" svg:x="8.575cm" svg:y="11.857cm" svg:viewBox="0 0 1 1800" draw:points="0,1800 1,0">
          <text:p/>
        </draw:polyline>
        <draw:polyline draw:name="Line 58" draw:style-name="gr69" draw:text-style-name="P20" xml:id="id50" draw:id="id50" draw:layer="layout" svg:width="1.82cm" svg:height="0cm" svg:x="8.743cm" svg:y="11.884cm" svg:viewBox="0 0 1821 1" draw:points="0,0 1821,1">
          <text:p/>
        </draw:polyline>
        <draw:polyline draw:name="Line 59" draw:style-name="gr69" draw:text-style-name="P20" xml:id="id51" draw:id="id51" draw:layer="layout" svg:width="1.82cm" svg:height="0cm" svg:x="10.661cm" svg:y="11.884cm" svg:viewBox="0 0 1821 1" draw:points="0,0 1821,1">
          <text:p/>
        </draw:polyline>
        <draw:polyline draw:name="Line 60" draw:style-name="gr69" draw:text-style-name="P20" xml:id="id52" draw:id="id52" draw:layer="layout" svg:width="0cm" svg:height="1.798cm" svg:x="12.553cm" svg:y="9.891cm" svg:viewBox="0 0 1 1799" draw:points="0,1799 1,0">
          <text:p/>
        </draw:polyline>
        <draw:polyline draw:name="Line 61" draw:style-name="gr69" draw:text-style-name="P20" xml:id="id53" draw:id="id53" draw:layer="layout" svg:width="0cm" svg:height="1.798cm" svg:x="12.553cm" svg:y="7.906cm" svg:viewBox="0 0 1 1799" draw:points="0,1799 1,0">
          <text:p/>
        </draw:polyline>
        <draw:polyline draw:name="Line 62" draw:style-name="gr69" draw:text-style-name="P20" xml:id="id54" draw:id="id5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334cm">
          <text:list text:style-name="L2">
            <text:list-item>
              <text:p text:style-name="P38"><text:span text:style-name="T14">Question:</text:span><text:span text:style-name="T15"> How can we guarantee a safe trajectory?</text:span></text:p>
            </text:list-item>
          </text:list>
          <text:p text:style-name="P66"><text:span text:style-name="T37"/></text:p>
          <text:list text:continue-numbering="true" text:style-name="L2">
            <text:list-item>
              <text:p text:style-name="P67"><text:span text:style-name="T15">Answer: We must </text:span><text:span text:style-name="T127">synchronize</text:span><text:span text:style-name="T14"> </text:span><text:span text:style-name="T15">the execution of the threads so that they can never have an unsafe trajectory.</text:span><text:span text:style-name="T15"><text:tab/>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4">i.e., need to guarantee </text:span><text:span text:style-name="T128">mutually exclusive access </text:span><text:span text:style-name="T4">for each critical section.</text:span></text:p>
                </text:list-item>
              </text:list>
            </text:list-item>
          </text:list>
          <text:p text:style-name="P68"><text:span text:style-name="T35"/></text:p>
          <text:list text:continue-numbering="true" text:style-name="L3">
            <text:list-item>
              <text:p text:style-name="P67"><text:span text:style-name="T15">Classic solution: </text:span></text:p>
              <text:list>
                <text:list-item>
                  <text:p text:style-name="P39"><text:span text:style-name="T4">Semaphores (Edsger Dijkstra)</text:span></text:p>
                </text:list-item>
              </text:list>
            </text:list-item>
          </text:list>
          <text:p text:style-name="P68"><text:span text:style-name="T35"/></text:p>
          <text:list text:continue-numbering="true" text:style-name="L3">
            <text:list-item>
              <text:p text:style-name="P67"><text:span text:style-name="T15">Other approaches</text:span></text:p>
              <text:list>
                <text:list-item>
                  <text:p text:style-name="P39"><text:span text:style-name="T4">Mutexes and condition variables from Pthreads</text:span></text:p>
                </text:list-item>
                <text:list-item>
                  <text:p text:style-name="P39"><text:span text:style-name="T4">Monitors (Java) (boring languages are outside our scope)</text:span></text:p>
                </text:list-item>
              </text:list>
            </text:list-item>
          </text:list>
          <text:p text:style-name="P68"><text:span text:style-name="T35"/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70" draw:text-style-name="P69" xml:id="id60" draw:id="id6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1.085cm" svg:height="2.113cm" svg:x="0.992cm" svg:y="1.21cm">
          <text:p text:style-name="P9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2" draw:layer="layout" svg:width="8.101cm" svg:height="9.905cm" svg:x="16.66cm" svg:y="4.626cm">
          <text:p text:style-name="P1"><text:span text:style-name="T53">L, U, and S form a </text:span><text:span text:style-name="T121">critical section </text:span><text:span text:style-name="T53">with respect to the shared variable </text:span><text:span text:style-name="T29">cnt</text:span></text:p>
          <text:p text:style-name="P1"><text:span text:style-name="T2"/></text:p>
          <text:p text:style-name="P1"><text:span text:style-name="T53">Instructions in critical sections (wrt. some shared variable) should not be interleaved</text:span></text:p>
          <text:p text:style-name="P1"><text:span text:style-name="T2"/></text:p>
          <text:p text:style-name="P1"><text:span text:style-name="T53">Sets of states where such interleaving occurs form </text:span><text:span text:style-name="T121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7" draw:text-style-name="P20" draw:layer="layout" svg:x1="3.72cm" svg:y1="15.733cm" svg:x2="14.304cm" svg:y2="15.734cm">
          <text:p/>
        </draw:line>
        <draw:line draw:name="Line 5" draw:style-name="gr67" draw:text-style-name="P20" draw:layer="layout" svg:x1="3.72cm" svg:y1="15.733cm" svg:x2="3.721cm" svg:y2="5.066cm">
          <text:p/>
        </draw:line>
        <draw:custom-shape draw:name="CustomShape 6" draw:style-name="gr11" draw:text-style-name="P70" draw:layer="layout" svg:width="1.152cm" svg:height="1.208cm" svg:x="4.172cm" svg:y="15.693cm">
          <text:p text:style-name="P64"><text:span text:style-name="T3">H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70" draw:layer="layout" svg:width="1.008cm" svg:height="1.208cm" svg:x="6.106cm" svg:y="15.693cm">
          <text:p text:style-name="P64"><text:span text:style-name="T3">L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70" draw:layer="layout" svg:width="1.168cm" svg:height="1.208cm" svg:x="8.051cm" svg:y="15.693cm">
          <text:p text:style-name="P64"><text:span text:style-name="T3">U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70" draw:layer="layout" svg:width="1.041cm" svg:height="1.208cm" svg:x="10.045cm" svg:y="15.693cm">
          <text:p text:style-name="P64"><text:span text:style-name="T3">S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70" draw:layer="layout" svg:width="1.058cm" svg:height="1.208cm" svg:x="12.059cm" svg:y="15.693cm">
          <text:p text:style-name="P64"><text:span text:style-name="T3">T</text:span><text:span text:style-name="T1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70" draw:layer="layout" svg:width="1.152cm" svg:height="1.208cm" svg:x="2.686cm" svg:y="14.14cm">
          <text:p text:style-name="P64"><text:span text:style-name="T3">H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70" draw:layer="layout" svg:width="1.008cm" svg:height="1.208cm" svg:x="2.764cm" svg:y="12.209cm">
          <text:p text:style-name="P64"><text:span text:style-name="T3">L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0" draw:layer="layout" svg:width="1.168cm" svg:height="1.208cm" svg:x="2.685cm" svg:y="10.207cm">
          <text:p text:style-name="P64"><text:span text:style-name="T3">U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0" draw:layer="layout" svg:width="1.041cm" svg:height="1.208cm" svg:x="2.716cm" svg:y="8.315cm">
          <text:p text:style-name="P64"><text:span text:style-name="T3">S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70" draw:layer="layout" svg:width="1.058cm" svg:height="1.208cm" svg:x="2.745cm" svg:y="6.318cm">
          <text:p text:style-name="P64"><text:span text:style-name="T3">T</text:span><text:span text:style-name="T1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71" draw:layer="layout" svg:width="3.078cm" svg:height="1.096cm" svg:x="14.261cm" svg:y="15.271cm">
          <text:p text:style-name="P18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71" draw:layer="layout" svg:width="3.078cm" svg:height="1.096cm" svg:x="2.191cm" svg:y="3.881cm">
          <text:p text:style-name="P18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6" draw:text-style-name="P63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6" draw:text-style-name="P63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6" draw:text-style-name="P63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6" draw:text-style-name="P63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6" draw:text-style-name="P63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6" draw:text-style-name="P63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3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3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3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3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3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3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3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3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3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3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3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3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3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3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3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6" draw:text-style-name="P63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3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3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3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3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3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3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3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3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3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3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3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3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3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6" draw:text-style-name="P63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2" draw:text-style-name="P20" xml:id="id55" draw:id="id5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55" draw:style-name="gr32" draw:text-style-name="P20" xml:id="id57" draw:id="id5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56" draw:style-name="gr72" draw:text-style-name="P71" xml:id="id58" draw:id="id58" draw:layer="layout" svg:width="6.643cm" svg:height="1.011cm" svg:x="5.475cm" svg:y="17.423cm">
          <text:p text:style-name="P18"><text:span text:style-name="T53">critical section wrt </text:span><text:span text:style-name="T2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3" draw:text-style-name="P71" xml:id="id56" draw:id="id56" draw:layer="layout" svg:width="2.611cm" svg:height="3.297cm" svg:x="0cm" svg:y="9.17cm">
          <text:p text:style-name="P18"><text:span text:style-name="T53">critical section wrt </text:span><text:span text:style-name="T2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8" draw:text-style-name="P2" xml:id="id59" draw:id="id59" draw:layer="layout" svg:width="4.183cm" svg:height="1.01cm" svg:x="6.587cm" svg:y="10.409cm">
          <text:p text:style-name="P1"><text:span text:style-name="T129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8" presentation:class="page"/>
          <draw:frame presentation:style-name="pr2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2T11">
        <office:forms form:automatic-focus="false" form:apply-design-mode="false"/>
        <draw:custom-shape draw:name="Rectangle 129" draw:style-name="gr74" draw:text-style-name="P73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2" draw:text-style-name="P46" draw:layer="layout" svg:width="21.088cm" svg:height="2.116cm" svg:x="0.992cm" svg:y="1.21cm" presentation:class="title" presentation:user-transformed="true">
          <draw:text-box>
            <text:p text:style-name="P74"><text:span text:style-name="T130">Critical Sections and Unsafe Regions</text:span></text:p>
          </draw:text-box>
        </draw:frame>
        <draw:line draw:name="Line 4" draw:style-name="gr75" draw:text-style-name="P57" draw:layer="layout" svg:x1="3.72cm" svg:y1="15.733cm" svg:x2="14.304cm" svg:y2="15.734cm">
          <text:p/>
        </draw:line>
        <draw:line draw:name="Line 5" draw:style-name="gr75" draw:text-style-name="P57" draw:layer="layout" svg:x1="3.72cm" svg:y1="15.733cm" svg:x2="3.721cm" svg:y2="5.066cm">
          <text:p/>
        </draw:line>
        <draw:custom-shape draw:name="Text Box 6" draw:style-name="gr76" draw:text-style-name="P76" draw:layer="layout" svg:width="1.151cm" svg:height="1.211cm" svg:x="4.174cm" svg:y="15.693cm">
          <text:p text:style-name="P75"><text:span text:style-name="T131">H</text:span><text:span text:style-name="T1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7" draw:text-style-name="P76" draw:layer="layout" svg:width="1.007cm" svg:height="1.211cm" svg:x="6.108cm" svg:y="15.693cm">
          <text:p text:style-name="P75"><text:span text:style-name="T131">L</text:span><text:span text:style-name="T1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78" draw:text-style-name="P76" draw:layer="layout" svg:width="1.167cm" svg:height="1.211cm" svg:x="8.053cm" svg:y="15.693cm">
          <text:p text:style-name="P75"><text:span text:style-name="T131">U</text:span><text:span text:style-name="T1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9" draw:text-style-name="P76" draw:layer="layout" svg:width="1.04cm" svg:height="1.211cm" svg:x="10.047cm" svg:y="15.693cm">
          <text:p text:style-name="P75"><text:span text:style-name="T131">S</text:span><text:span text:style-name="T1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0" draw:text-style-name="P76" draw:layer="layout" svg:width="1.057cm" svg:height="1.211cm" svg:x="12.061cm" svg:y="15.693cm">
          <text:p text:style-name="P75"><text:span text:style-name="T131">T</text:span><text:span text:style-name="T1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1" draw:text-style-name="P76" draw:layer="layout" svg:width="1.151cm" svg:height="1.211cm" svg:x="2.688cm" svg:y="14.14cm">
          <text:p text:style-name="P75"><text:span text:style-name="T131">H</text:span><text:span text:style-name="T1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2" draw:text-style-name="P76" draw:layer="layout" svg:width="1.007cm" svg:height="1.211cm" svg:x="2.766cm" svg:y="12.209cm">
          <text:p text:style-name="P75"><text:span text:style-name="T131">L</text:span><text:span text:style-name="T1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3" draw:text-style-name="P76" draw:layer="layout" svg:width="1.167cm" svg:height="1.211cm" svg:x="2.687cm" svg:y="10.207cm">
          <text:p text:style-name="P75"><text:span text:style-name="T131">U</text:span><text:span text:style-name="T1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84" draw:text-style-name="P76" draw:layer="layout" svg:width="1.04cm" svg:height="1.211cm" svg:x="2.718cm" svg:y="8.315cm">
          <text:p text:style-name="P75"><text:span text:style-name="T131">S</text:span><text:span text:style-name="T1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85" draw:text-style-name="P76" draw:layer="layout" svg:width="1.057cm" svg:height="1.211cm" svg:x="2.747cm" svg:y="6.318cm">
          <text:p text:style-name="P75"><text:span text:style-name="T131">T</text:span><text:span text:style-name="T1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86" draw:text-style-name="P55" draw:layer="layout" svg:width="3.077cm" svg:height="1.099cm" svg:x="14.263cm" svg:y="15.271cm">
          <text:p text:style-name="P52"><text:span text:style-name="T13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7" draw:text-style-name="P55" draw:layer="layout" svg:width="3.077cm" svg:height="1.099cm" svg:x="2.193cm" svg:y="3.881cm">
          <text:p text:style-name="P52"><text:span text:style-name="T13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88" draw:text-style-name="P77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88" draw:text-style-name="P77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88" draw:text-style-name="P77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88" draw:text-style-name="P77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88" draw:text-style-name="P77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88" draw:text-style-name="P77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88" draw:text-style-name="P77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88" draw:text-style-name="P77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88" draw:text-style-name="P77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88" draw:text-style-name="P77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88" draw:text-style-name="P77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88" draw:text-style-name="P77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88" draw:text-style-name="P77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88" draw:text-style-name="P77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88" draw:text-style-name="P77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88" draw:text-style-name="P77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88" draw:text-style-name="P77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88" draw:text-style-name="P77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88" draw:text-style-name="P77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88" draw:text-style-name="P77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88" draw:text-style-name="P77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88" draw:text-style-name="P77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88" draw:text-style-name="P77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88" draw:text-style-name="P77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88" draw:text-style-name="P77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88" draw:text-style-name="P77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88" draw:text-style-name="P77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88" draw:text-style-name="P77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88" draw:text-style-name="P77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88" draw:text-style-name="P77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88" draw:text-style-name="P77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88" draw:text-style-name="P77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88" draw:text-style-name="P77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88" draw:text-style-name="P77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88" draw:text-style-name="P77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88" draw:text-style-name="P77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89" draw:text-style-name="P57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AutoShape 57" draw:style-name="gr89" draw:text-style-name="P57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 Box 58" draw:style-name="gr90" draw:text-style-name="P55" draw:layer="layout" svg:width="6.642cm" svg:height="1.014cm" svg:x="5.508cm" svg:y="17.423cm">
          <text:p text:style-name="P52"><text:span text:style-name="T133">critical section wrt </text:span><text:span text:style-name="T13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91" draw:text-style-name="P55" draw:layer="layout" svg:width="2.614cm" svg:height="3.3cm" svg:x="0cm" svg:y="9.17cm">
          <text:p text:style-name="P52"><text:span text:style-name="T133">critical section wrt </text:span><text:span text:style-name="T13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92" draw:text-style-name="P51" draw:layer="layout" svg:width="4.182cm" svg:height="1.013cm" svg:x="6.589cm" svg:y="10.409cm">
          <text:p text:style-name="P49"><text:span text:style-name="T13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93" draw:text-style-name="P51" draw:layer="layout" svg:width="9.736cm" svg:height="4.574cm" svg:x="14.817cm" svg:y="6.078cm">
          <text:p xml:id="id61" text:id="id61" text:style-name="P49"><text:span text:style-name="T136">Def:</text:span><text:span text:style-name="T137"> </text:span><text:span text:style-name="T133">A trajectory is </text:span><text:span text:style-name="T136">safe <text:s/></text:span><text:span text:style-name="T133">iff it does not enter any unsafe region</text:span></text:p>
          <text:p text:style-name="P49"><text:span text:style-name="T133"/></text:p>
          <text:p xml:id="id84" text:id="id84" text:style-name="P49"><text:span text:style-name="T136">Claim:</text:span><text:span text:style-name="T137"> </text:span><text:span text:style-name="T133">A trajectory is <text:s/>correct (wrt </text:span><text:span text:style-name="T134">cnt</text:span><text:span text:style-name="T133">) <text:s/>iff it is safe</text:span></text:p>
          <text:p text:style-name="P49"><text:span text:style-name="T1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4" draw:style-name="gr94" draw:text-style-name="P57" xml:id="id73" draw:id="id73" draw:layer="layout" svg:width="2.031cm" svg:height="0.025cm" svg:x="3.642cm" svg:y="15.703cm" svg:viewBox="0 0 2032 26" draw:points="0,0 2032,26">
          <text:p/>
        </draw:polyline>
        <draw:polyline draw:name="Line 55" draw:style-name="gr94" draw:text-style-name="P57" xml:id="id74" draw:id="id74" draw:layer="layout" svg:width="2.054cm" svg:height="0cm" svg:x="5.714cm" svg:y="15.703cm" svg:viewBox="0 0 2055 1" draw:points="0,0 2055,1">
          <text:p/>
        </draw:polyline>
        <draw:polyline draw:name="Line 56" draw:style-name="gr94" draw:text-style-name="P57" xml:id="id75" draw:id="id75" draw:layer="layout" svg:width="1.82cm" svg:height="0cm" svg:x="7.919cm" svg:y="15.703cm" svg:viewBox="0 0 1821 1" draw:points="0,0 1821,1">
          <text:p/>
        </draw:polyline>
        <draw:polyline draw:name="Line 57" draw:style-name="gr94" draw:text-style-name="P57" xml:id="id76" draw:id="id76" draw:layer="layout" svg:width="0cm" svg:height="1.758cm" svg:x="9.696cm" svg:y="13.829cm" svg:viewBox="0 0 1 1759" draw:points="0,1759 1,0">
          <text:p/>
        </draw:polyline>
        <draw:polyline draw:name="Line 58" draw:style-name="gr94" draw:text-style-name="P57" xml:id="id77" draw:id="id77" draw:layer="layout" svg:width="0cm" svg:height="1.799cm" svg:x="9.67cm" svg:y="11.857cm" svg:viewBox="0 0 1 1800" draw:points="0,1800 1,0">
          <text:p/>
        </draw:polyline>
        <draw:polyline draw:name="Line 59" draw:style-name="gr94" draw:text-style-name="P57" xml:id="id78" draw:id="id78" draw:layer="layout" svg:width="1.821cm" svg:height="0cm" svg:x="9.837cm" svg:y="11.884cm" svg:viewBox="0 0 1822 1" draw:points="0,0 1822,1">
          <text:p/>
        </draw:polyline>
        <draw:polyline draw:name="Line 60" draw:style-name="gr94" draw:text-style-name="P57" xml:id="id79" draw:id="id79" draw:layer="layout" svg:width="1.82cm" svg:height="0cm" svg:x="11.756cm" svg:y="11.884cm" svg:viewBox="0 0 1821 1" draw:points="0,0 1821,1">
          <text:p/>
        </draw:polyline>
        <draw:polyline draw:name="Line 61" draw:style-name="gr94" draw:text-style-name="P57" xml:id="id80" draw:id="id80" draw:layer="layout" svg:width="0cm" svg:height="1.798cm" svg:x="13.647cm" svg:y="9.891cm" svg:viewBox="0 0 1 1799" draw:points="0,1799 1,0">
          <text:p/>
        </draw:polyline>
        <draw:polyline draw:name="Line 62" draw:style-name="gr94" draw:text-style-name="P57" xml:id="id81" draw:id="id81" draw:layer="layout" svg:width="0cm" svg:height="1.798cm" svg:x="13.647cm" svg:y="7.906cm" svg:viewBox="0 0 1 1799" draw:points="0,1799 1,0">
          <text:p/>
        </draw:polyline>
        <draw:polyline draw:name="Line 63" draw:style-name="gr94" draw:text-style-name="P57" xml:id="id82" draw:id="id82" draw:layer="layout" svg:width="0cm" svg:height="1.798cm" svg:x="13.647cm" svg:y="5.962cm" svg:viewBox="0 0 1 1799" draw:points="0,1799 1,0">
          <text:p/>
        </draw:polyline>
        <draw:custom-shape draw:name="TextBox 120" draw:style-name="gr95" draw:text-style-name="P51" xml:id="id83" draw:id="id83" draw:layer="layout" svg:width="2.252cm" svg:height="1.013cm" svg:x="12.55cm" svg:y="12.065cm">
          <text:p text:style-name="P49"><text:span text:style-name="T138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1" draw:style-name="gr96" draw:text-style-name="P57" xml:id="id62" draw:id="id62" draw:layer="layout" svg:width="0cm" svg:height="1.798cm" svg:x="3.699cm" svg:y="13.855cm" svg:viewBox="0 0 1 1799" draw:points="0,1799 1,0">
          <text:p/>
        </draw:polyline>
        <draw:polyline draw:name="Line 62" draw:style-name="gr96" draw:text-style-name="P57" xml:id="id63" draw:id="id63" draw:layer="layout" svg:width="0cm" svg:height="1.799cm" svg:x="3.699cm" svg:y="11.87cm" svg:viewBox="0 0 1 1800" draw:points="0,1800 1,0">
          <text:p/>
        </draw:polyline>
        <draw:polyline draw:name="Line 63" draw:style-name="gr96" draw:text-style-name="P57" xml:id="id64" draw:id="id64" draw:layer="layout" svg:width="0cm" svg:height="1.798cm" svg:x="3.699cm" svg:y="9.926cm" svg:viewBox="0 0 1 1799" draw:points="0,1799 1,0">
          <text:p/>
        </draw:polyline>
        <draw:polyline draw:name="Line 60" draw:style-name="gr96" draw:text-style-name="P57" xml:id="id65" draw:id="id65" draw:layer="layout" svg:width="1.82cm" svg:height="0cm" svg:x="3.81cm" svg:y="9.935cm" svg:viewBox="0 0 1821 1" draw:points="0,0 1821,1">
          <text:p/>
        </draw:polyline>
        <draw:polyline draw:name="Line 61" draw:style-name="gr96" draw:text-style-name="P57" xml:id="id66" draw:id="id66" draw:layer="layout" svg:width="0cm" svg:height="1.798cm" svg:x="5.701cm" svg:y="7.942cm" svg:viewBox="0 0 1 1799" draw:points="0,1799 1,0">
          <text:p/>
        </draw:polyline>
        <draw:polyline draw:name="Line 60" draw:style-name="gr96" draw:text-style-name="P57" xml:id="id67" draw:id="id67" draw:layer="layout" svg:width="1.82cm" svg:height="0cm" svg:x="5.807cm" svg:y="8.043cm" svg:viewBox="0 0 1821 1" draw:points="0,0 1821,1">
          <text:p/>
        </draw:polyline>
        <draw:polyline draw:name="Line 61" draw:style-name="gr96" draw:text-style-name="P57" xml:id="id68" draw:id="id68" draw:layer="layout" svg:width="0cm" svg:height="1.799cm" svg:x="7.699cm" svg:y="6.049cm" svg:viewBox="0 0 1 1800" draw:points="0,1800 1,0">
          <text:p/>
        </draw:polyline>
        <draw:polyline draw:name="Line 54" draw:style-name="gr96" draw:text-style-name="P57" xml:id="id69" draw:id="id69" draw:layer="layout" svg:width="2.031cm" svg:height="0.026cm" svg:x="7.659cm" svg:y="6.067cm" svg:viewBox="0 0 2032 27" draw:points="0,0 2032,27">
          <text:p/>
        </draw:polyline>
        <draw:polyline draw:name="Line 55" draw:style-name="gr96" draw:text-style-name="P57" xml:id="id70" draw:id="id70" draw:layer="layout" svg:width="2.054cm" svg:height="0cm" svg:x="9.732cm" svg:y="6.067cm" svg:viewBox="0 0 2055 1" draw:points="0,0 2055,1">
          <text:p/>
        </draw:polyline>
        <draw:polyline draw:name="Line 56" draw:style-name="gr96" draw:text-style-name="P57" xml:id="id71" draw:id="id71" draw:layer="layout" svg:width="1.82cm" svg:height="0cm" svg:x="11.937cm" svg:y="6.067cm" svg:viewBox="0 0 1821 1" draw:points="0,0 1821,1">
          <text:p/>
        </draw:polyline>
        <draw:custom-shape draw:name="TextBox 137" draw:style-name="gr97" draw:text-style-name="P51" xml:id="id72" draw:id="id72" draw:layer="layout" svg:width="1.574cm" svg:height="1.013cm" svg:x="8.787cm" svg:y="4.901cm">
          <text:p text:style-name="P49"><text:span text:style-name="T139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2" draw:style-name="gr6" draw:layer="layout" svg:width="19.798cm" svg:height="11.136cm" svg:x="0.6cm" svg:y="2.257cm" draw:page-number="29" presentation:class="page"/>
          <draw:frame draw:name="Rectangle 3" presentation:style-name="pr13" draw:text-style-name="P6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8" draw:text-style-name="P14" draw:layer="layout" svg:width="24.011cm" svg:height="15.077cm" svg:x="1.102cm" svg:y="3.334cm">
          <text:list text:style-name="L2">
            <text:list-item>
              <text:p text:style-name="P67"><text:span text:style-name="T39">Semaphore:</text:span><text:span text:style-name="T14"> </text:span><text:span text:style-name="T15"><text:s/>non-negative global integer synchronization variable. Manipulated by </text:span><text:span text:style-name="T14">P (passering)</text:span><text:span text:style-name="T15"> and </text:span><text:span text:style-name="T14">V (vrijgave)</text:span><text:span text:style-name="T15"> operations. </text:span></text:p>
            </text:list-item>
            <text:list-item>
              <text:p text:style-name="P67"><text:span text:style-name="T15">P(s):</text:span></text:p>
            </text:list-item>
          </text:list>
          <text:list text:style-name="L3">
            <text:list-item>
              <text:list>
                <text:list-item>
                  <text:p text:style-name="P78"><text:span text:style-name="T4">If </text:span><text:span text:style-name="T13">s</text:span><text:span text:style-name="T4"> is nonzero, then decrement </text:span><text:span text:style-name="T13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8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78"><text:span text:style-name="T4">If </text:span><text:span text:style-name="T13">s</text:span><text:span text:style-name="T4"> is zero, then suspend thread until </text:span><text:span text:style-name="T13">s</text:span><text:span text:style-name="T4"> becomes nonzero and the thread is restarted by a V operation. </text:span></text:p>
                </text:list-item>
                <text:list-item>
                  <text:p text:style-name="P78"><text:span text:style-name="T4">After restarting, the P operation decrements </text:span><text:span text:style-name="T13">s</text:span><text:span text:style-name="T4"> and returns control to the caller. </text:span></text:p>
                </text:list-item>
              </text:list>
            </text:list-item>
            <text:list-item>
              <text:p text:style-name="P79"><text:span text:style-name="T14">V(s): </text:span></text:p>
              <text:list>
                <text:list-item>
                  <text:p text:style-name="P78"><text:span text:style-name="T4">Increment </text:span><text:span text:style-name="T13">s</text:span><text:span text:style-name="T4"> by 1. </text:span></text:p>
                  <text:list>
                    <text:list-item>
                      <text:p text:style-name="P78"><text:span text:style-name="T4">Increment operation occurs atomically</text:span></text:p>
                    </text:list-item>
                  </text:list>
                </text:list-item>
                <text:list-item>
                  <text:p text:style-name="P78"><text:span text:style-name="T4">If there are any threads blocked in a P operation waiting for </text:span><text:span text:style-name="T13">s</text:span><text:span text:style-name="T4"> to become non-zero, then restart exactly one of those threads, which then completes its P operation by decrementing </text:span><text:span text:style-name="T13">s</text:span><text:span text:style-name="T4">. </text:span></text:p>
                </text:list-item>
              </text:list>
            </text:list-item>
          </text:list>
          <text:p text:style-name="P80"><text:span text:style-name="T35"/></text:p>
          <text:list text:continue-numbering="true" text:style-name="L4">
            <text:list-item>
              <text:p text:style-name="P38"><text:span text:style-name="T125">Semaphore invariant: </text:span><text:span text:style-name="T39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.502cm" svg:x="0.635cm" svg:y="3.935cm">
          <text:p text:style-name="P28"><text:span text:style-name="T15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9" draw:text-style-name="P37" draw:layer="layout" svg:width="22.979cm" svg:height="4.82cm" svg:x="1.07cm" svg:y="5.441cm">
          <text:p text:style-name="P1"><text:span text:style-name="T29">#include &lt;semaphore.h&gt;</text:span></text:p>
          <text:p text:style-name="P1"><text:span text:style-name="T2"/></text:p>
          <text:p text:style-name="P1"><text:span text:style-name="T29">int sem_init(sem_t *s, 0, unsigned int val);} /* s = val */</text:span></text:p>
          <text:p text:style-name="P1"><text:span text:style-name="T2"/></text:p>
          <text:p text:style-name="P1"><text:span text:style-name="T29">int sem_wait(sem_t *s); <text:s/>/* P(s) */</text:span></text:p>
          <text:p text:style-name="P1"><text:span text:style-name="T29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1.93cm" svg:height="1.689cm" svg:x="0.635cm" svg:y="11.642cm">
          <text:p text:style-name="P28"><text:span text:style-name="T15">CS:APP wrapper functions:</text:span></text:p>
          <text:p text:style-name="P28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9" draw:text-style-name="P37" draw:layer="layout" svg:width="20.693cm" svg:height="3.296cm" svg:x="0.932cm" svg:y="13.123cm">
          <text:p text:style-name="P1"><text:span text:style-name="T29">#include "csapp.h”</text:span></text:p>
          <text:p text:style-name="P1"><text:span text:style-name="T2"/></text:p>
          <text:p text:style-name="P1"><text:span text:style-name="T29">void P(sem_t *s); /* Wrapper function for sem_wait */</text:span></text:p>
          <text:p text:style-name="P1"><text:span text:style-name="T29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54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55">/* Global shared variable */</text:span></text:p>
          <text:p text:style-name="P22"><text:span text:style-name="T56">volatile</text:span><text:span text:style-name="T57"> </text:span><text:span text:style-name="T58">long</text:span><text:span text:style-name="T57"> </text:span><text:span text:style-name="T59">cnt</text:span><text:span text:style-name="T57"> = 0; </text:span><text:span text:style-name="T55">/* Counter */</text:span></text:p>
          <text:p text:style-name="P22"><text:span text:style-name="T60"/></text:p>
          <text:p text:style-name="P22"><text:span text:style-name="T58">int</text:span><text:span text:style-name="T57"> </text:span><text:span text:style-name="T61">main</text:span><text:span text:style-name="T57">(</text:span><text:span text:style-name="T58">int</text:span><text:span text:style-name="T57"> </text:span><text:span text:style-name="T59">argc</text:span><text:span text:style-name="T57">, </text:span><text:span text:style-name="T58">char</text:span><text:span text:style-name="T57"> **</text:span><text:span text:style-name="T59">argv</text:span><text:span text:style-name="T57">)</text:span></text:p>
          <text:p text:style-name="P22"><text:span text:style-name="T57">{</text:span></text:p>
          <text:p text:style-name="P22"><text:span text:style-name="T57"><text:s text:c="4"/></text:span><text:span text:style-name="T58">long</text:span><text:span text:style-name="T57"> </text:span><text:span text:style-name="T59">niters</text:span><text:span text:style-name="T57">;</text:span></text:p>
          <text:p text:style-name="P22"><text:span text:style-name="T57"><text:s text:c="4"/></text:span><text:span text:style-name="T58">pthread_t</text:span><text:span text:style-name="T57"> </text:span><text:span text:style-name="T59">tid1</text:span><text:span text:style-name="T57">, </text:span><text:span text:style-name="T59">tid2</text:span><text:span text:style-name="T57">;</text:span></text:p>
          <text:p text:style-name="P22"><text:span text:style-name="T60"/></text:p>
          <text:p text:style-name="P22"><text:span text:style-name="T57"><text:s text:c="4"/></text:span><text:span text:style-name="T57">niters = atoi(argv[1]);</text:span></text:p>
          <text:p text:style-name="P22"><text:span text:style-name="T57"><text:s text:c="4"/></text:span><text:span text:style-name="T57">Pthread_create(&amp;tid1, </text:span><text:span text:style-name="T62">NULL</text:span><text:span text:style-name="T57">,</text:span></text:p>
          <text:p text:style-name="P22"><text:span text:style-name="T57"><text:s text:c="8"/></text:span><text:span text:style-name="T57">thread, &amp;niters);</text:span></text:p>
          <text:p text:style-name="P22"><text:span text:style-name="T57"><text:s text:c="4"/></text:span><text:span text:style-name="T57">Pthread_create(&amp;tid2, </text:span><text:span text:style-name="T62">NULL</text:span><text:span text:style-name="T57">,</text:span></text:p>
          <text:p text:style-name="P22"><text:span text:style-name="T57"><text:s text:c="8"/></text:span><text:span text:style-name="T57">thread, &amp;niters);</text:span></text:p>
          <text:p text:style-name="P22"><text:span text:style-name="T57"><text:s text:c="4"/></text:span><text:span text:style-name="T57">Pthread_join(tid1, </text:span><text:span text:style-name="T62">NULL</text:span><text:span text:style-name="T57">);</text:span></text:p>
          <text:p text:style-name="P22"><text:span text:style-name="T57"><text:s text:c="4"/></text:span><text:span text:style-name="T57">Pthread_join(tid2, </text:span><text:span text:style-name="T62">NULL</text:span><text:span text:style-name="T57">);</text:span></text:p>
          <text:p text:style-name="P22"><text:span text:style-name="T60"/></text:p>
          <text:p text:style-name="P22"><text:span text:style-name="T57"><text:s text:c="4"/></text:span><text:span text:style-name="T55">/* Check result */</text:span></text:p>
          <text:p text:style-name="P22"><text:span text:style-name="T57"><text:s text:c="4"/></text:span><text:span text:style-name="T56">if</text:span><text:span text:style-name="T57"> (cnt != (2 * niters))</text:span></text:p>
          <text:p text:style-name="P22"><text:span text:style-name="T57"><text:s text:c="8"/></text:span><text:span text:style-name="T57">printf(</text:span><text:span text:style-name="T63">"BOOM! cnt=%ld\n"</text:span><text:span text:style-name="T57">, cnt);</text:span></text:p>
          <text:p text:style-name="P22"><text:span text:style-name="T57"><text:s text:c="4"/></text:span><text:span text:style-name="T56">else</text:span></text:p>
          <text:p text:style-name="P22"><text:span text:style-name="T57"><text:s text:c="8"/></text:span><text:span text:style-name="T57">printf(</text:span><text:span text:style-name="T63">"OK cnt=%ld\n"</text:span><text:span text:style-name="T57">, cnt);</text:span></text:p>
          <text:p text:style-name="P22"><text:span text:style-name="T57"><text:s text:c="4"/></text:span><text:span text:style-name="T57">exit(0);</text:span></text:p>
          <text:p text:style-name="P22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0" draw:text-style-name="P24" draw:layer="layout" svg:width="11.43cm" svg:height="7.685cm" svg:x="13.716cm" svg:y="3.491cm">
          <text:p text:style-name="P22"><text:span text:style-name="T64">/* Thread routine */</text:span><text:span text:style-name="T18"> <text:s text:c="92"/></text:span></text:p>
          <text:p text:style-name="P22"><text:span text:style-name="T65">void</text:span><text:span text:style-name="T18"> *</text:span><text:span text:style-name="T66">thread</text:span><text:span text:style-name="T18">(</text:span><text:span text:style-name="T65">void</text:span><text:span text:style-name="T18"> *</text:span><text:span text:style-name="T67">vargp</text:span><text:span text:style-name="T18">) <text:s text:c="87"/></text:span></text:p>
          <text:p text:style-name="P22"><text:span text:style-name="T18">{ <text:s text:c="111"/></text:span></text:p>
          <text:p text:style-name="P22"><text:span text:style-name="T18"><text:s text:c="4"/></text:span><text:span text:style-name="T65">long</text:span><text:span text:style-name="T18"> </text:span><text:span text:style-name="T67">i</text:span><text:span text:style-name="T18">, </text:span><text:span text:style-name="T67">niters</text:span><text:span text:style-name="T18"> = </text:span></text:p>
          <text:p text:style-name="P22"><text:span text:style-name="T18"><text:s text:c="15"/></text:span><text:span text:style-name="T18">*((</text:span><text:span text:style-name="T65">long</text:span><text:span text:style-name="T18"> *)vargp); <text:s text:c="74"/></text:span></text:p>
          <text:p text:style-name="P22"><text:span text:style-name="T18"><text:s text:c="113"/></text:span></text:p>
          <text:p text:style-name="P22"><text:span text:style-name="T18"><text:s text:c="4"/></text:span><text:span text:style-name="T68">for</text:span><text:span text:style-name="T18"> (i = 0; i &lt; niters; i++)</text:span></text:p>
          <text:p text:style-name="P22"><text:span text:style-name="T18"><text:s text:c="8"/></text:span><text:span text:style-name="T18">cnt++; <text:s text:c="18"/></text:span></text:p>
          <text:p text:style-name="P22"><text:span text:style-name="T18"><text:s text:c="113"/></text:span></text:p>
          <text:p text:style-name="P22"><text:span text:style-name="T18"><text:s text:c="4"/></text:span><text:span text:style-name="T68">return</text:span><text:span text:style-name="T18"> </text:span><text:span text:style-name="T69">NULL</text:span><text:span text:style-name="T18">; <text:s text:c="96"/></text:span></text:p>
          <text:p text:style-name="P22"><text:span text:style-name="T1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6" draw:layer="layout" svg:width="7.612cm" svg:height="3.629cm" svg:x="15.28cm" svg:y="11.666cm">
          <text:p text:style-name="P1"><text:span text:style-name="T70">$ ./badcnt 10000</text:span></text:p>
          <text:p text:style-name="P1"><text:span text:style-name="T70">OK cnt=20000</text:span></text:p>
          <text:p text:style-name="P1"><text:span text:style-name="T70">$ ./badcnt 10000</text:span></text:p>
          <text:p text:style-name="P1"><text:span text:style-name="T70">BOOM! cnt=13051</text:span></text:p>
          <text:p text:style-name="P1"><text:span text:style-name="T70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6">cnt</text:span><text:span text:style-name="T15"> should equal 20,000.</text:span></text:p>
          <text:p text:style-name="P18"><text:span text:style-name="T37"/></text:p>
          <text:p text:style-name="P18"><text:span text:style-name="T71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28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041cm" svg:height="2.113cm" svg:x="0.992cm" svg:y="1.21cm">
          <text:p text:style-name="P9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5">Basic idea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Associate a unique semaphore </text:span><text:span text:style-name="T13">mutex</text:span><text:span text:style-name="T4">, initially 1, with each shared variable (or related set of shared variables).</text:span></text:p>
                </text:list-item>
                <text:list-item>
                  <text:p text:style-name="P16"><text:span text:style-name="T4">Surround corresponding critical sections with </text:span><text:span text:style-name="T13">P(mutex)</text:span><text:span text:style-name="T4"> and </text:span></text:p>
                </text:list-item>
              </text:list>
            </text:list-item>
          </text:list>
          <text:p text:style-name="P4"><text:span text:style-name="T13"><text:tab/></text:span><text:span text:style-name="T13">V(mutex)</text:span><text:span text:style-name="T4"> operations.</text:span></text:p>
          <text:p text:style-name="P17"><text:span text:style-name="T35"/></text:p>
          <text:list text:continue-numbering="true" text:style-name="L3">
            <text:list-item>
              <text:p text:style-name="P17"><text:span text:style-name="T15">Terminology:</text:span></text:p>
              <text:list>
                <text:list-item>
                  <text:p text:style-name="P16"><text:span text:style-name="T140">Binary semaphore</text:span><text:span text:style-name="T4">: semaphore whose value is always 0 or 1</text:span></text:p>
                </text:list-item>
                <text:list-item>
                  <text:p text:style-name="P16"><text:span text:style-name="T140">Mutex:</text:span><text:span text:style-name="T141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4">P operation: </text:span><text:span text:style-name="T141">“locking” </text:span><text:span text:style-name="T4">the mutex</text:span></text:p>
                    </text:list-item>
                    <text:list-item>
                      <text:p text:style-name="P16"><text:span text:style-name="T4">V operation: </text:span><text:span text:style-name="T141">“unlocking” </text:span><text:span text:style-name="T4">or </text:span><text:span text:style-name="T141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6"><text:span text:style-name="T140">“</text:span><text:span text:style-name="T140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6"><text:span text:style-name="T140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058cm">
          <text:p text:style-name="P9"><text:span text:style-name="T54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.275cm" svg:x="0.635cm" svg:y="3.378cm">
          <text:list text:style-name="L2">
            <text:list-item>
              <text:p text:style-name="P17"><text:span text:style-name="T15">Define and initialize a mutex for the shared variable </text:span><text:span text:style-name="T36">cnt:</text:span></text:p>
            </text:list-item>
          </text:list>
          <text:p text:style-name="P4"><text:span text:style-name="T37"/></text:p>
          <text:p text:style-name="P17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1" draw:text-style-name="P23" draw:layer="layout" svg:width="23.568cm" svg:height="3.472cm" svg:x="0.982cm" svg:y="4.991cm">
          <text:p text:style-name="P22"><text:span text:style-name="T142"><text:s text:c="2"/></text:span><text:span text:style-name="T143">volatile</text:span><text:span text:style-name="T142"> </text:span><text:span text:style-name="T144">long</text:span><text:span text:style-name="T142"> </text:span><text:span text:style-name="T145">cnt</text:span><text:span text:style-name="T142"> = 0; <text:s/></text:span><text:span text:style-name="T146">/* Counter */</text:span></text:p>
          <text:p text:style-name="P22"><text:span text:style-name="T142"><text:s text:c="2"/></text:span><text:span text:style-name="T144">sem_t</text:span><text:span text:style-name="T142"> </text:span><text:span text:style-name="T145">mutex</text:span><text:span text:style-name="T142">; <text:s text:c="11"/></text:span><text:span text:style-name="T146">/* Semaphore that protects cnt */</text:span></text:p>
          <text:p text:style-name="P22"><text:span text:style-name="T142"><text:s/></text:span></text:p>
          <text:p text:style-name="P22"><text:span text:style-name="T142"><text:s text:c="2"/></text:span><text:span text:style-name="T142">Sem_init(&amp;mutex, 0, 1); </text:span><text:span text:style-name="T146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3.072cm" svg:height="1.275cm" svg:x="0.992cm" svg:y="9.313cm">
          <text:list text:style-name="L2">
            <text:list-item>
              <text:p text:style-name="P17"><text:span text:style-name="T15">Surround critical section with </text:span><text:span text:style-name="T14">P</text:span><text:span text:style-name="T15"> and </text:span><text:span text:style-name="T14">V</text:span><text:span text:style-name="T15">:</text:span></text:p>
            </text:list-item>
          </text:list>
          <text:p text:style-name="P16"><text:span text:style-name="T37"/></text:p>
          <text:p text:style-name="P17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1" draw:text-style-name="P23" draw:layer="layout" svg:width="13.258cm" svg:height="4.229cm" svg:x="1.343cm" svg:y="11.007cm">
          <text:p text:style-name="P22"><text:span text:style-name="T142"><text:s/></text:span><text:span text:style-name="T143">for</text:span><text:span text:style-name="T142"> (i = 0; i &lt; niters; i++) {</text:span></text:p>
          <text:p text:style-name="P22"><text:span text:style-name="T142"><text:s text:c="5"/></text:span><text:span text:style-name="T142">P(&amp;mutex);</text:span></text:p>
          <text:p text:style-name="P22"><text:span text:style-name="T142"><text:s text:c="5"/></text:span><text:span text:style-name="T142">cnt++;</text:span></text:p>
          <text:p text:style-name="P22"><text:span text:style-name="T142"><text:s text:c="5"/></text:span><text:span text:style-name="T142">V(&amp;mutex);</text:span></text:p>
          <text:p text:style-name="P22"><text:span text:style-name="T142"><text:s text:c="2"/></text:span><text:span text:style-name="T1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6" draw:layer="layout" svg:width="7.951cm" svg:height="3.629cm" svg:x="15.704cm" svg:y="11.239cm">
          <text:p text:style-name="P1"><text:span text:style-name="T70">$ ./goodcnt 10000</text:span></text:p>
          <text:p text:style-name="P1"><text:span text:style-name="T70">OK cnt=20000</text:span></text:p>
          <text:p text:style-name="P1"><text:span text:style-name="T70">$ ./goodcnt 10000</text:span></text:p>
          <text:p text:style-name="P1"><text:span text:style-name="T70">OK cnt=20000</text:span></text:p>
          <text:p text:style-name="P1"><text:span text:style-name="T70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14" draw:layer="layout" svg:width="14.952cm" svg:height="2.28cm" svg:x="9.948cm" svg:y="16.119cm">
          <text:p text:style-name="P18"><text:span text:style-name="T15">Warning: It’s orders of magnitude slower than </text:span><text:span text:style-name="T36">badcnt.c.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draw:layer="layout" svg:width="3.078cm" svg:height="1.01cm" svg:x="11.64cm" svg:y="14.214cm">
          <text:p text:style-name="P1"><text:span text:style-name="T28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02" draw:text-style-name="P81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69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4" draw:layer="layout" svg:width="4.183cm" svg:height="1.01cm" svg:x="6.23cm" svg:y="10.055cm">
          <text:p text:style-name="P1"><text:span text:style-name="T147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4" draw:layer="layout" svg:width="21.085cm" svg:height="2.113cm" svg:x="0.992cm" svg:y="1.21cm">
          <text:p text:style-name="P9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3" draw:text-style-name="P14" draw:layer="layout" svg:width="8.621cm" svg:height="9.142cm" svg:x="16.14cm" svg:y="3.836cm">
          <text:p text:style-name="P1"><text:span text:style-name="T53">Provide mutually exclusive access to shared variable by surrounding critical section with <text:s/></text:span><text:span text:style-name="T48">P</text:span><text:span text:style-name="T53"> and </text:span><text:span text:style-name="T48">V</text:span><text:span text:style-name="T53"> operations on semaphore </text:span><text:span text:style-name="T29">s</text:span><text:span text:style-name="T53"> (initially set to 1)</text:span></text:p>
          <text:p text:style-name="P1"><text:span text:style-name="T2"/></text:p>
          <text:p text:style-name="P1"><text:span text:style-name="T53">Semaphore invariant </text:span></text:p>
          <text:p text:style-name="P1"><text:span text:style-name="T53">creates a </text:span><text:span text:style-name="T148">forbidden region</text:span></text:p>
          <text:p text:style-name="P1"><text:span text:style-name="T53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20" draw:layer="layout" svg:x1="2.271cm" svg:y1="16.355cm" svg:x2="15.023cm" svg:y2="16.356cm">
          <text:p/>
        </draw:line>
        <draw:line draw:name="Line 7" draw:style-name="gr67" draw:text-style-name="P20" draw:layer="layout" svg:x1="2.297cm" svg:y1="16.355cm" svg:x2="2.298cm" svg:y2="4.259cm">
          <text:p/>
        </draw:line>
        <draw:custom-shape draw:name="CustomShape 8" draw:style-name="gr11" draw:text-style-name="P14" draw:layer="layout" svg:width="1.088cm" svg:height="1.111cm" svg:x="2.679cm" svg:y="16.25cm">
          <text:p text:style-name="P82"><text:span text:style-name="T53">H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4" draw:layer="layout" svg:width="1.491cm" svg:height="1.011cm" svg:x="4.097cm" svg:y="16.299cm">
          <text:p text:style-name="P82"><text:span text:style-name="T122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4" draw:layer="layout" svg:width="1.529cm" svg:height="1.011cm" svg:x="10.904cm" svg:y="16.299cm">
          <text:p text:style-name="P82"><text:span text:style-name="T122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14" draw:layer="layout" svg:width="0.999cm" svg:height="1.111cm" svg:x="12.812cm" svg:y="16.25cm">
          <text:p text:style-name="P82"><text:span text:style-name="T53">T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4" draw:layer="layout" svg:width="2.811cm" svg:height="1.011cm" svg:x="15.254cm" svg:y="15.811cm">
          <text:p text:style-name="P1"><text:span text:style-name="T5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4" draw:layer="layout" svg:width="2.811cm" svg:height="1.011cm" svg:x="0.861cm" svg:y="3.001cm">
          <text:p text:style-name="P1"><text:span text:style-name="T5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4" draw:text-style-name="P83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4" draw:text-style-name="P83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4" draw:text-style-name="P83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4" draw:text-style-name="P83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4" draw:text-style-name="P83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4" draw:text-style-name="P83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04" draw:text-style-name="P83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4" draw:text-style-name="P83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04" draw:text-style-name="P83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04" draw:text-style-name="P83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04" draw:text-style-name="P83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04" draw:text-style-name="P83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04" draw:text-style-name="P83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04" draw:text-style-name="P83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04" draw:text-style-name="P83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04" draw:text-style-name="P83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04" draw:text-style-name="P83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04" draw:text-style-name="P83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04" draw:text-style-name="P83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04" draw:text-style-name="P83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04" draw:text-style-name="P83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04" draw:text-style-name="P83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04" draw:text-style-name="P83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04" draw:text-style-name="P83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4" draw:text-style-name="P83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04" draw:text-style-name="P83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04" draw:text-style-name="P83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04" draw:text-style-name="P83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04" draw:text-style-name="P83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04" draw:text-style-name="P83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04" draw:text-style-name="P83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4" draw:text-style-name="P83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4" draw:text-style-name="P83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04" draw:text-style-name="P83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04" draw:text-style-name="P83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4" draw:text-style-name="P83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04" draw:text-style-name="P83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04" draw:text-style-name="P83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04" draw:text-style-name="P83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04" draw:text-style-name="P83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04" draw:text-style-name="P83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04" draw:text-style-name="P83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04" draw:text-style-name="P83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04" draw:text-style-name="P83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04" draw:text-style-name="P83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04" draw:text-style-name="P83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104" draw:text-style-name="P83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104" draw:text-style-name="P83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104" draw:text-style-name="P83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104" draw:text-style-name="P83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4" draw:text-style-name="P83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104" draw:text-style-name="P83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104" draw:text-style-name="P83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104" draw:text-style-name="P83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104" draw:text-style-name="P83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104" draw:text-style-name="P83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104" draw:text-style-name="P83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104" draw:text-style-name="P83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104" draw:text-style-name="P83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04" draw:text-style-name="P83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04" draw:text-style-name="P83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04" draw:text-style-name="P83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04" draw:text-style-name="P83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04" draw:text-style-name="P83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" draw:text-style-name="P14" draw:layer="layout" svg:width="0.953cm" svg:height="1.111cm" svg:x="6.11cm" svg:y="16.25cm">
          <text:p text:style-name="P82"><text:span text:style-name="T53">L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" draw:text-style-name="P14" draw:layer="layout" svg:width="1.101cm" svg:height="1.111cm" svg:x="7.732cm" svg:y="16.25cm">
          <text:p text:style-name="P82"><text:span text:style-name="T53">U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1" draw:text-style-name="P14" draw:layer="layout" svg:width="0.987cm" svg:height="1.111cm" svg:x="9.433cm" svg:y="16.25cm">
          <text:p text:style-name="P82"><text:span text:style-name="T53">S</text:span><text:span text:style-name="T8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1" draw:text-style-name="P14" draw:layer="layout" svg:width="1.088cm" svg:height="1.111cm" svg:x="1.257cm" svg:y="14.914cm">
          <text:p text:style-name="P82"><text:span text:style-name="T53">H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1" draw:text-style-name="P14" draw:layer="layout" svg:width="1.491cm" svg:height="1.011cm" svg:x="0.836cm" svg:y="13.375cm">
          <text:p text:style-name="P82"><text:span text:style-name="T122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1" draw:text-style-name="P14" draw:layer="layout" svg:width="1.529cm" svg:height="1.011cm" svg:x="0.835cm" svg:y="6.858cm">
          <text:p text:style-name="P82"><text:span text:style-name="T122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1" draw:text-style-name="P14" draw:layer="layout" svg:width="0.999cm" svg:height="1.111cm" svg:x="1.314cm" svg:y="5.089cm">
          <text:p text:style-name="P82"><text:span text:style-name="T53">T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1" draw:text-style-name="P14" draw:layer="layout" svg:width="0.953cm" svg:height="1.111cm" svg:x="1.333cm" svg:y="11.673cm">
          <text:p text:style-name="P82"><text:span text:style-name="T53">L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1" draw:text-style-name="P14" draw:layer="layout" svg:width="1.101cm" svg:height="1.111cm" svg:x="1.257cm" svg:y="10.112cm">
          <text:p text:style-name="P82"><text:span text:style-name="T53">U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1" draw:text-style-name="P14" draw:layer="layout" svg:width="0.987cm" svg:height="1.111cm" svg:x="1.287cm" svg:y="8.427cm">
          <text:p text:style-name="P82"><text:span text:style-name="T53">S</text:span><text:span text:style-name="T8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2" draw:text-style-name="P14" draw:layer="layout" svg:width="0.695cm" svg:height="0.756cm" svg:x="2.229cm" svg:y="15.664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2" draw:text-style-name="P14" draw:layer="layout" svg:width="0.695cm" svg:height="0.756cm" svg:x="4.045cm" svg:y="15.664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2" draw:text-style-name="P14" draw:layer="layout" svg:width="0.695cm" svg:height="0.756cm" svg:x="5.76cm" svg:y="15.66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72" draw:text-style-name="P14" draw:layer="layout" svg:width="0.695cm" svg:height="0.756cm" svg:x="7.286cm" svg:y="15.66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72" draw:text-style-name="P14" draw:layer="layout" svg:width="0.695cm" svg:height="0.756cm" svg:x="9.005cm" svg:y="15.66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72" draw:text-style-name="P14" draw:layer="layout" svg:width="0.695cm" svg:height="0.756cm" svg:x="10.722cm" svg:y="15.66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72" draw:text-style-name="P14" draw:layer="layout" svg:width="0.695cm" svg:height="0.756cm" svg:x="12.436cm" svg:y="15.664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72" draw:text-style-name="P14" draw:layer="layout" svg:width="0.695cm" svg:height="0.756cm" svg:x="14.155cm" svg:y="15.664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72" draw:text-style-name="P14" draw:layer="layout" svg:width="0.695cm" svg:height="0.756cm" svg:x="2.321cm" svg:y="13.8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72" draw:text-style-name="P14" draw:layer="layout" svg:width="0.695cm" svg:height="0.756cm" svg:x="4.138cm" svg:y="13.8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72" draw:text-style-name="P14" draw:layer="layout" svg:width="0.695cm" svg:height="0.756cm" svg:x="5.852cm" svg:y="13.8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2" draw:text-style-name="P14" draw:layer="layout" svg:width="0.695cm" svg:height="0.756cm" svg:x="7.379cm" svg:y="13.8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2" draw:text-style-name="P14" draw:layer="layout" svg:width="0.695cm" svg:height="0.756cm" svg:x="9.099cm" svg:y="13.8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2" draw:text-style-name="P14" draw:layer="layout" svg:width="0.695cm" svg:height="0.756cm" svg:x="10.814cm" svg:y="13.8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72" draw:text-style-name="P14" draw:layer="layout" svg:width="0.695cm" svg:height="0.756cm" svg:x="12.529cm" svg:y="13.8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72" draw:text-style-name="P14" draw:layer="layout" svg:width="0.695cm" svg:height="0.756cm" svg:x="14.25cm" svg:y="13.8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2" draw:text-style-name="P14" draw:layer="layout" svg:width="0.695cm" svg:height="0.756cm" svg:x="2.32cm" svg:y="12.34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2" draw:text-style-name="P14" draw:layer="layout" svg:width="0.695cm" svg:height="0.756cm" svg:x="4.137cm" svg:y="12.34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2" draw:text-style-name="P14" draw:layer="layout" svg:width="0.809cm" svg:height="0.756cm" svg:x="5.711cm" svg:y="12.229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72" draw:text-style-name="P14" draw:layer="layout" svg:width="0.809cm" svg:height="0.756cm" svg:x="7.33cm" svg:y="12.229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72" draw:text-style-name="P14" draw:layer="layout" svg:width="0.809cm" svg:height="0.756cm" svg:x="9.045cm" svg:y="12.229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72" draw:text-style-name="P14" draw:layer="layout" svg:width="0.809cm" svg:height="0.756cm" svg:x="9.927cm" svg:y="12.229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72" draw:text-style-name="P14" draw:layer="layout" svg:width="0.695cm" svg:height="0.756cm" svg:x="12.529cm" svg:y="12.34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72" draw:text-style-name="P14" draw:layer="layout" svg:width="0.695cm" svg:height="0.756cm" svg:x="14.249cm" svg:y="12.344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72" draw:text-style-name="P14" draw:layer="layout" svg:width="0.695cm" svg:height="0.756cm" svg:x="2.334cm" svg:y="10.628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2" draw:text-style-name="P14" draw:layer="layout" svg:width="0.695cm" svg:height="0.756cm" svg:x="4.146cm" svg:y="10.628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2" draw:text-style-name="P14" draw:layer="layout" svg:width="0.809cm" svg:height="0.756cm" svg:x="5.711cm" svg:y="11.008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72" draw:text-style-name="P14" draw:layer="layout" svg:width="0.809cm" svg:height="0.756cm" svg:x="7.33cm" svg:y="11.008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72" draw:text-style-name="P14" draw:layer="layout" svg:width="0.809cm" svg:height="0.756cm" svg:x="9.045cm" svg:y="11.008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72" draw:text-style-name="P14" draw:layer="layout" svg:width="0.809cm" svg:height="0.756cm" svg:x="9.927cm" svg:y="11.008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72" draw:text-style-name="P14" draw:layer="layout" svg:width="0.695cm" svg:height="0.756cm" svg:x="12.538cm" svg:y="10.628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72" draw:text-style-name="P14" draw:layer="layout" svg:width="0.695cm" svg:height="0.756cm" svg:x="14.253cm" svg:y="10.628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72" draw:text-style-name="P14" draw:layer="layout" svg:width="0.695cm" svg:height="0.756cm" svg:x="2.334cm" svg:y="9.103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72" draw:text-style-name="P14" draw:layer="layout" svg:width="0.695cm" svg:height="0.756cm" svg:x="4.146cm" svg:y="9.103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72" draw:text-style-name="P14" draw:layer="layout" svg:width="0.809cm" svg:height="0.756cm" svg:x="5.711cm" svg:y="9.367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72" draw:text-style-name="P14" draw:layer="layout" svg:width="0.809cm" svg:height="0.756cm" svg:x="7.33cm" svg:y="9.367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72" draw:text-style-name="P14" draw:layer="layout" svg:width="0.809cm" svg:height="0.756cm" svg:x="9.045cm" svg:y="9.367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72" draw:text-style-name="P14" draw:layer="layout" svg:width="0.809cm" svg:height="0.756cm" svg:x="9.927cm" svg:y="9.367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72" draw:text-style-name="P14" draw:layer="layout" svg:width="0.695cm" svg:height="0.756cm" svg:x="12.538cm" svg:y="9.103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72" draw:text-style-name="P14" draw:layer="layout" svg:width="0.695cm" svg:height="0.756cm" svg:x="14.253cm" svg:y="9.103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72" draw:text-style-name="P14" draw:layer="layout" svg:width="0.695cm" svg:height="0.756cm" svg:x="2.32cm" svg:y="7.46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72" draw:text-style-name="P14" draw:layer="layout" svg:width="0.695cm" svg:height="0.756cm" svg:x="4.137cm" svg:y="7.46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2" draw:text-style-name="P14" draw:layer="layout" svg:width="0.809cm" svg:height="0.756cm" svg:x="5.711cm" svg:y="8.146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72" draw:text-style-name="P14" draw:layer="layout" svg:width="0.809cm" svg:height="0.756cm" svg:x="7.33cm" svg:y="8.146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72" draw:text-style-name="P14" draw:layer="layout" svg:width="0.809cm" svg:height="0.756cm" svg:x="9.045cm" svg:y="8.146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72" draw:text-style-name="P14" draw:layer="layout" svg:width="0.809cm" svg:height="0.756cm" svg:x="9.927cm" svg:y="8.146cm">
          <text:p text:style-name="P1"><text:span text:style-name="T14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72" draw:text-style-name="P14" draw:layer="layout" svg:width="0.695cm" svg:height="0.756cm" svg:x="12.529cm" svg:y="7.46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72" draw:text-style-name="P14" draw:layer="layout" svg:width="0.695cm" svg:height="0.756cm" svg:x="14.249cm" svg:y="7.46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72" draw:text-style-name="P14" draw:layer="layout" svg:width="0.695cm" svg:height="0.756cm" svg:x="2.321cm" svg:y="5.85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72" draw:text-style-name="P14" draw:layer="layout" svg:width="0.695cm" svg:height="0.756cm" svg:x="4.138cm" svg:y="5.85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72" draw:text-style-name="P14" draw:layer="layout" svg:width="0.695cm" svg:height="0.756cm" svg:x="5.852cm" svg:y="5.85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72" draw:text-style-name="P14" draw:layer="layout" svg:width="0.695cm" svg:height="0.756cm" svg:x="7.379cm" svg:y="5.85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72" draw:text-style-name="P14" draw:layer="layout" svg:width="0.695cm" svg:height="0.756cm" svg:x="9.099cm" svg:y="5.85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72" draw:text-style-name="P14" draw:layer="layout" svg:width="0.695cm" svg:height="0.756cm" svg:x="10.814cm" svg:y="5.857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72" draw:text-style-name="P14" draw:layer="layout" svg:width="0.695cm" svg:height="0.756cm" svg:x="12.529cm" svg:y="5.85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72" draw:text-style-name="P14" draw:layer="layout" svg:width="0.695cm" svg:height="0.756cm" svg:x="14.25cm" svg:y="5.857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72" draw:text-style-name="P14" draw:layer="layout" svg:width="0.695cm" svg:height="0.756cm" svg:x="2.321cm" svg:y="4.142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72" draw:text-style-name="P14" draw:layer="layout" svg:width="0.695cm" svg:height="0.756cm" svg:x="4.138cm" svg:y="4.142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72" draw:text-style-name="P14" draw:layer="layout" svg:width="0.695cm" svg:height="0.756cm" svg:x="5.852cm" svg:y="4.14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72" draw:text-style-name="P14" draw:layer="layout" svg:width="0.695cm" svg:height="0.756cm" svg:x="7.379cm" svg:y="4.14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72" draw:text-style-name="P14" draw:layer="layout" svg:width="0.695cm" svg:height="0.756cm" svg:x="9.099cm" svg:y="4.14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72" draw:text-style-name="P14" draw:layer="layout" svg:width="0.695cm" svg:height="0.756cm" svg:x="10.814cm" svg:y="4.142cm">
          <text:p text:style-name="P1"><text:span text:style-name="T1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72" draw:text-style-name="P14" draw:layer="layout" svg:width="0.695cm" svg:height="0.756cm" svg:x="12.529cm" svg:y="4.142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72" draw:text-style-name="P14" draw:layer="layout" svg:width="0.695cm" svg:height="0.756cm" svg:x="14.25cm" svg:y="4.142cm">
          <text:p text:style-name="P1"><text:span text:style-name="T1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72" draw:text-style-name="P14" draw:layer="layout" svg:width="2.464cm" svg:height="1.773cm" svg:x="0.434cm" svg:y="17.198cm">
          <text:p text:style-name="P18"><text:span text:style-name="T53">Initially</text:span></text:p>
          <text:p text:style-name="P18"><text:span text:style-name="T53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8" draw:text-style-name="P14" draw:layer="layout" svg:width="4.992cm" svg:height="1.01cm" svg:x="5.742cm" svg:y="6.985cm">
          <text:p text:style-name="P1"><text:span text:style-name="T129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05" draw:text-style-name="P20" draw:layer="layout" svg:width="0.759cm" svg:height="0.599cm" draw:transform="rotate (-1.5707963267949) translate (2.247cm 16.40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3" draw:text-style-name="P46" draw:layer="layout" svg:width="21.088cm" svg:height="2.116cm" svg:x="0.635cm" svg:y="0.847cm" presentation:class="title" presentation:user-transformed="true">
          <draw:text-box>
            <text:p text:style-name="P45"><text:span text:style-name="T81">Deadlocking With Semaphores</text:span></text:p>
          </draw:text-box>
        </draw:frame>
        <draw:custom-shape draw:name="Text Box 4" draw:style-name="gr106" draw:text-style-name="P50" draw:layer="layout" svg:width="16.556cm" svg:height="8.114cm" svg:x="1.86cm" svg:y="2.791cm">
          <text:p text:style-name="P49"><text:span text:style-name="T86">int</text:span><text:span text:style-name="T87"> </text:span><text:span text:style-name="T88">main</text:span><text:span text:style-name="T87">()</text:span></text:p>
          <text:p text:style-name="P49"><text:span text:style-name="T87">{</text:span></text:p>
          <text:p text:style-name="P49"><text:span text:style-name="T87"><text:s text:c="4"/></text:span><text:span text:style-name="T86">pthread_t</text:span><text:span text:style-name="T87"> </text:span><text:span text:style-name="T107">tid</text:span><text:span text:style-name="T87">[2];</text:span></text:p>
          <text:p text:style-name="P49"><text:span text:style-name="T150"><text:s text:c="4"/></text:span><text:span text:style-name="T150">Sem_init(&amp;mutex[0], 0, 1); <text:s/></text:span><text:span text:style-name="T151">/* mutex[0] = 1 */</text:span></text:p>
          <text:p text:style-name="P49"><text:span text:style-name="T150"><text:s text:c="4"/></text:span><text:span text:style-name="T150">Sem_init(&amp;mutex[1], 0, 1); <text:s/></text:span><text:span text:style-name="T151">/* mutex[1] = 1 */</text:span></text:p>
          <text:p text:style-name="P49"><text:span text:style-name="T150"><text:s text:c="4"/></text:span><text:span text:style-name="T150">Pthread_create(&amp;tid[0], </text:span><text:span text:style-name="T152">NULL</text:span><text:span text:style-name="T150">, count, (</text:span><text:span text:style-name="T153">void</text:span><text:span text:style-name="T150">*) 0);</text:span></text:p>
          <text:p text:style-name="P49"><text:span text:style-name="T150"><text:s text:c="4"/></text:span><text:span text:style-name="T150">Pthread_create(&amp;tid[1], </text:span><text:span text:style-name="T152">NULL</text:span><text:span text:style-name="T150">, count, (</text:span><text:span text:style-name="T153">void</text:span><text:span text:style-name="T150">*) 1);</text:span></text:p>
          <text:p text:style-name="P49"><text:span text:style-name="T150"><text:s text:c="4"/></text:span><text:span text:style-name="T150">Pthread_join(tid[0], </text:span><text:span text:style-name="T152">NULL</text:span><text:span text:style-name="T150">);</text:span></text:p>
          <text:p text:style-name="P49"><text:span text:style-name="T150"><text:s text:c="4"/></text:span><text:span text:style-name="T150">Pthread_join(tid[1], </text:span><text:span text:style-name="T152">NULL</text:span><text:span text:style-name="T150">);</text:span></text:p>
          <text:p text:style-name="P49"><text:span text:style-name="T154"><text:s text:c="4"/></text:span><text:span text:style-name="T154">printf(</text:span><text:span text:style-name="T155">"cnt=%d\n"</text:span><text:span text:style-name="T154">, cnt);</text:span></text:p>
          <text:p text:style-name="P49"><text:span text:style-name="T154"><text:s text:c="4"/></text:span><text:span text:style-name="T154">exit(0);</text:span></text:p>
          <text:p text:style-name="P49"><text:span text:style-name="T15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7" draw:text-style-name="P50" draw:layer="layout" svg:width="12.166cm" svg:height="7.438cm" svg:x="1.735cm" svg:y="11.291cm">
          <text:p text:style-name="P49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07">vargp</text:span><text:span text:style-name="T87">)</text:span></text:p>
          <text:p text:style-name="P49"><text:span text:style-name="T87">{</text:span></text:p>
          <text:p text:style-name="P49"><text:span text:style-name="T90"><text:s text:c="4"/></text:span><text:span text:style-name="T91">int</text:span><text:span text:style-name="T90"> </text:span><text:span text:style-name="T156">i</text:span><text:span text:style-name="T90">;</text:span></text:p>
          <text:p text:style-name="P49"><text:span text:style-name="T90"><text:s text:c="4"/></text:span><text:span text:style-name="T91">int</text:span><text:span text:style-name="T90"> </text:span><text:span text:style-name="T156">id</text:span><text:span text:style-name="T90"> = (</text:span><text:span text:style-name="T91">int</text:span><text:span text:style-name="T90">) vargp;</text:span></text:p>
          <text:p text:style-name="P49"><text:span text:style-name="T93"><text:s text:c="4"/></text:span><text:span text:style-name="T94">for</text:span><text:span text:style-name="T93"> (i = 0; i &lt; NITERS; i++) {</text:span></text:p>
          <text:p text:style-name="P49"><text:span text:style-name="T150"><text:tab/></text:span><text:span text:style-name="T150">P(&amp;mutex[id]); P(&amp;mutex[1-id]);</text:span></text:p>
          <text:p text:style-name="P49"><text:span text:style-name="T150"><text:tab/></text:span><text:span text:style-name="T150">cnt++;</text:span></text:p>
          <text:p text:style-name="P49"><text:span text:style-name="T150"><text:tab/></text:span><text:span text:style-name="T150">V(&amp;mutex[id]); V(&amp;mutex[1-id]);</text:span></text:p>
          <text:p text:style-name="P49"><text:span text:style-name="T150"><text:s text:c="4"/></text:span><text:span text:style-name="T150">}</text:span></text:p>
          <text:p text:style-name="P49"><text:span text:style-name="T150"><text:s text:c="4"/></text:span><text:span text:style-name="T157">return</text:span><text:span text:style-name="T150"> </text:span><text:span text:style-name="T152">NULL</text:span><text:span text:style-name="T150">;</text:span></text:p>
          <text:p text:style-name="P49"><text:span text:style-name="T1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8" draw:text-style-name="P84" draw:layer="layout" svg:width="2.244cm" svg:height="5.999cm" svg:x="17.145cm" svg:y="12.065cm">
          <text:p text:style-name="P49"><text:span text:style-name="T158">Tid[0]:</text:span></text:p>
          <text:p text:style-name="P49"><text:span text:style-name="T158">P(s</text:span><text:span text:style-name="T159">0</text:span><text:span text:style-name="T158">);</text:span></text:p>
          <text:p text:style-name="P49"><text:span text:style-name="T158">P(s</text:span><text:span text:style-name="T159">1</text:span><text:span text:style-name="T158">);</text:span></text:p>
          <text:p text:style-name="P49"><text:span text:style-name="T158">cnt++;</text:span></text:p>
          <text:p text:style-name="P49"><text:span text:style-name="T158">V(s</text:span><text:span text:style-name="T159">0</text:span><text:span text:style-name="T158">);</text:span></text:p>
          <text:p text:style-name="P49"><text:span text:style-name="T158">V(s</text:span><text:span text:style-name="T159">1</text:span><text:span text:style-name="T158">);</text:span></text:p>
          <text:p text:style-name="P49"><text:span text:style-name="T1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9" draw:text-style-name="P84" draw:layer="layout" svg:width="2.244cm" svg:height="5.999cm" svg:x="20.32cm" svg:y="12.065cm">
          <text:p text:style-name="P49"><text:span text:style-name="T158">Tid[1]:</text:span></text:p>
          <text:p text:style-name="P49"><text:span text:style-name="T158">P(s</text:span><text:span text:style-name="T159">1</text:span><text:span text:style-name="T158">);</text:span></text:p>
          <text:p text:style-name="P49"><text:span text:style-name="T158">P(s</text:span><text:span text:style-name="T159">0</text:span><text:span text:style-name="T158">);</text:span></text:p>
          <text:p text:style-name="P49"><text:span text:style-name="T158">cnt++;</text:span></text:p>
          <text:p text:style-name="P49"><text:span text:style-name="T158">V(s</text:span><text:span text:style-name="T159">1</text:span><text:span text:style-name="T158">);</text:span></text:p>
          <text:p text:style-name="P49"><text:span text:style-name="T158">V(s</text:span><text:span text:style-name="T159">0</text:span><text:span text:style-name="T158">);</text:span></text:p>
          <text:p text:style-name="P49"><text:span text:style-name="T1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60" draw:style-name="gr6" draw:layer="layout" svg:width="13.546cm" svg:height="10.159cm" svg:x="3.387cm" svg:y="1.905cm" draw:page-number="36" presentation:class="page"/>
          <draw:frame draw:name="Rectangle 16" presentation:style-name="pr14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10" draw:text-style-name="P85" xml:id="id89" draw:id="id89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7" presentation:style-name="pr3" draw:text-style-name="P46" draw:layer="layout" svg:width="21.088cm" svg:height="2.116cm" svg:x="0.992cm" svg:y="1.21cm" presentation:class="title" presentation:user-transformed="true">
          <draw:text-box>
            <text:p text:style-name="P45"><text:span text:style-name="T81">Deadlock Visualized in Progress Graph</text:span></text:p>
          </draw:text-box>
        </draw:frame>
        <draw:custom-shape draw:name="Text Box 1" draw:style-name="gr111" draw:text-style-name="P51" xml:id="id90" draw:id="id90" draw:layer="layout" svg:width="8.624cm" svg:height="13.347cm" svg:x="15.937cm" svg:y="3.836cm">
          <text:p text:style-name="P49"><text:span text:style-name="T158">L</text:span><text:span text:style-name="T158">o</text:span><text:span text:style-name="T158">c</text:span><text:span text:style-name="T158">k</text:span><text:span text:style-name="T158">i</text:span><text:span text:style-name="T158">n</text:span><text:span text:style-name="T158">g</text:span><text:span text:style-name="T158"> </text:span><text:span text:style-name="T158">i</text:span><text:span text:style-name="T158">n</text:span><text:span text:style-name="T158">t</text:span><text:span text:style-name="T158">r</text:span><text:span text:style-name="T158">o</text:span><text:span text:style-name="T158">d</text:span><text:span text:style-name="T158">u</text:span><text:span text:style-name="T158">c</text:span><text:span text:style-name="T158">e</text:span><text:span text:style-name="T158">s</text:span><text:span text:style-name="T158"> <text:s/></text:span><text:span text:style-name="T158">t</text:span><text:span text:style-name="T158">h</text:span><text:span text:style-name="T158">e</text:span></text:p>
          <text:p text:style-name="P49"><text:span text:style-name="T158">p</text:span><text:span text:style-name="T158">o</text:span><text:span text:style-name="T158">t</text:span><text:span text:style-name="T158">e</text:span><text:span text:style-name="T158">n</text:span><text:span text:style-name="T158">t</text:span><text:span text:style-name="T158">i</text:span><text:span text:style-name="T158">a</text:span><text:span text:style-name="T158">l </text:span><text:span text:style-name="T158">f</text:span><text:span text:style-name="T158">o</text:span><text:span text:style-name="T158">r</text:span><text:span text:style-name="T158"> </text:span><text:span text:style-name="T160">d</text:span><text:span text:style-name="T160">e</text:span><text:span text:style-name="T160">a</text:span><text:span text:style-name="T160">d</text:span><text:span text:style-name="T160">l</text:span><text:span text:style-name="T160">o</text:span><text:span text:style-name="T160">c</text:span><text:span text:style-name="T160">k</text:span><text:span text:style-name="T160">: </text:span></text:p>
          <text:p text:style-name="P49"><text:span text:style-name="T158">w</text:span><text:span text:style-name="T158">a</text:span><text:span text:style-name="T158">i</text:span><text:span text:style-name="T158">t</text:span><text:span text:style-name="T158">i</text:span><text:span text:style-name="T158">n</text:span><text:span text:style-name="T158">g</text:span><text:span text:style-name="T158"> </text:span><text:span text:style-name="T158">f</text:span><text:span text:style-name="T158">o</text:span><text:span text:style-name="T158">r</text:span><text:span text:style-name="T158"> </text:span><text:span text:style-name="T158">a</text:span><text:span text:style-name="T158"> </text:span><text:span text:style-name="T158">c</text:span><text:span text:style-name="T158">o</text:span><text:span text:style-name="T158">n</text:span><text:span text:style-name="T158">d</text:span><text:span text:style-name="T158">i</text:span><text:span text:style-name="T158">t</text:span><text:span text:style-name="T158">i</text:span><text:span text:style-name="T158">o</text:span><text:span text:style-name="T158">n</text:span><text:span text:style-name="T158"> </text:span><text:span text:style-name="T158">t</text:span><text:span text:style-name="T158">h</text:span><text:span text:style-name="T158">a</text:span><text:span text:style-name="T158">t</text:span><text:span text:style-name="T158"> </text:span><text:span text:style-name="T158">w</text:span><text:span text:style-name="T158">i</text:span><text:span text:style-name="T158">l</text:span><text:span text:style-name="T158">l </text:span><text:span text:style-name="T158">n</text:span><text:span text:style-name="T158">e</text:span><text:span text:style-name="T158">v</text:span><text:span text:style-name="T158">e</text:span><text:span text:style-name="T158">r</text:span><text:span text:style-name="T158"> </text:span><text:span text:style-name="T158">b</text:span><text:span text:style-name="T158">e</text:span><text:span text:style-name="T158"> </text:span><text:span text:style-name="T158">t</text:span><text:span text:style-name="T158">r</text:span><text:span text:style-name="T158">u</text:span><text:span text:style-name="T158">e</text:span></text:p>
          <text:p text:style-name="P49"><text:span text:style-name="T158"/></text:p>
          <text:p text:style-name="P49"><text:span text:style-name="T158">A</text:span><text:span text:style-name="T158">n</text:span><text:span text:style-name="T158">y</text:span><text:span text:style-name="T158"> </text:span><text:span text:style-name="T158">t</text:span><text:span text:style-name="T158">r</text:span><text:span text:style-name="T158">a</text:span><text:span text:style-name="T158">j</text:span><text:span text:style-name="T158">e</text:span><text:span text:style-name="T158">c</text:span><text:span text:style-name="T158">t</text:span><text:span text:style-name="T158">o</text:span><text:span text:style-name="T158">r</text:span><text:span text:style-name="T158">y</text:span><text:span text:style-name="T158"> </text:span><text:span text:style-name="T158">t</text:span><text:span text:style-name="T158">h</text:span><text:span text:style-name="T158">a</text:span><text:span text:style-name="T158">t</text:span><text:span text:style-name="T158"> </text:span><text:span text:style-name="T158">e</text:span><text:span text:style-name="T158">n</text:span><text:span text:style-name="T158">t</text:span><text:span text:style-name="T158">e</text:span><text:span text:style-name="T158">r</text:span><text:span text:style-name="T158">s</text:span></text:p>
          <text:p text:style-name="P49"><text:span text:style-name="T158">t</text:span><text:span text:style-name="T158">h</text:span><text:span text:style-name="T158">e</text:span><text:span text:style-name="T158"> </text:span><text:span text:style-name="T160">d</text:span><text:span text:style-name="T160">e</text:span><text:span text:style-name="T160">a</text:span><text:span text:style-name="T160">d</text:span><text:span text:style-name="T160">l</text:span><text:span text:style-name="T160">o</text:span><text:span text:style-name="T160">c</text:span><text:span text:style-name="T160">k</text:span><text:span text:style-name="T160"> </text:span><text:span text:style-name="T160">r</text:span><text:span text:style-name="T160">e</text:span><text:span text:style-name="T160">g</text:span><text:span text:style-name="T160">i</text:span><text:span text:style-name="T160">o</text:span><text:span text:style-name="T160">n</text:span><text:span text:style-name="T160"> </text:span><text:span text:style-name="T158">w</text:span><text:span text:style-name="T158">i</text:span><text:span text:style-name="T158">l</text:span><text:span text:style-name="T158">l</text:span></text:p>
          <text:p text:style-name="P49"><text:span text:style-name="T158">e</text:span><text:span text:style-name="T158">v</text:span><text:span text:style-name="T158">e</text:span><text:span text:style-name="T158">n</text:span><text:span text:style-name="T158">t</text:span><text:span text:style-name="T158">u</text:span><text:span text:style-name="T158">a</text:span><text:span text:style-name="T158">l</text:span><text:span text:style-name="T158">l</text:span><text:span text:style-name="T158">y</text:span><text:span text:style-name="T158"> </text:span><text:span text:style-name="T158">r</text:span><text:span text:style-name="T158">e</text:span><text:span text:style-name="T158">a</text:span><text:span text:style-name="T158">c</text:span><text:span text:style-name="T158">h</text:span><text:span text:style-name="T158"> </text:span><text:span text:style-name="T158">t</text:span><text:span text:style-name="T158">h</text:span><text:span text:style-name="T158">e</text:span></text:p>
          <text:p text:style-name="P49"><text:span text:style-name="T160">d</text:span><text:span text:style-name="T160">e</text:span><text:span text:style-name="T160">a</text:span><text:span text:style-name="T160">d</text:span><text:span text:style-name="T160">l</text:span><text:span text:style-name="T160">o</text:span><text:span text:style-name="T160">c</text:span><text:span text:style-name="T160">k</text:span><text:span text:style-name="T160"> </text:span><text:span text:style-name="T160">s</text:span><text:span text:style-name="T160">t</text:span><text:span text:style-name="T160">a</text:span><text:span text:style-name="T160">t</text:span><text:span text:style-name="T160">e</text:span><text:span text:style-name="T161">, </text:span><text:span text:style-name="T158">w</text:span><text:span text:style-name="T158">a</text:span><text:span text:style-name="T158">i</text:span><text:span text:style-name="T158">t</text:span><text:span text:style-name="T158">i</text:span><text:span text:style-name="T158">n</text:span><text:span text:style-name="T158">g</text:span><text:span text:style-name="T158"> </text:span><text:span text:style-name="T158">f</text:span><text:span text:style-name="T158">o</text:span><text:span text:style-name="T158">r</text:span><text:span text:style-name="T158"> </text:span><text:span text:style-name="T158">e</text:span><text:span text:style-name="T158">i</text:span><text:span text:style-name="T158">t</text:span><text:span text:style-name="T158">h</text:span><text:span text:style-name="T158">e</text:span><text:span text:style-name="T158">r</text:span><text:span text:style-name="T158"> </text:span><text:span text:style-name="T162">s</text:span><text:span text:style-name="T163">0</text:span><text:span text:style-name="T158"> </text:span><text:span text:style-name="T158">o</text:span><text:span text:style-name="T158">r</text:span><text:span text:style-name="T158"> </text:span><text:span text:style-name="T162">s</text:span><text:span text:style-name="T163">1</text:span><text:span text:style-name="T158"> </text:span><text:span text:style-name="T158">t</text:span><text:span text:style-name="T158">o</text:span><text:span text:style-name="T158"> </text:span><text:span text:style-name="T158">b</text:span><text:span text:style-name="T158">e</text:span><text:span text:style-name="T158">c</text:span><text:span text:style-name="T158">o</text:span><text:span text:style-name="T158">m</text:span><text:span text:style-name="T158">e</text:span><text:span text:style-name="T158"> </text:span><text:span text:style-name="T158">n</text:span><text:span text:style-name="T158">o</text:span><text:span text:style-name="T158">n</text:span><text:span text:style-name="T158">z</text:span><text:span text:style-name="T158">e</text:span><text:span text:style-name="T158">r</text:span><text:span text:style-name="T158">o</text:span></text:p>
          <text:p text:style-name="P49"><text:span text:style-name="T158"/></text:p>
          <text:p text:style-name="P49"><text:span text:style-name="T158">O</text:span><text:span text:style-name="T158">t</text:span><text:span text:style-name="T158">h</text:span><text:span text:style-name="T158">e</text:span><text:span text:style-name="T158">r</text:span><text:span text:style-name="T158"> </text:span><text:span text:style-name="T158">t</text:span><text:span text:style-name="T158">r</text:span><text:span text:style-name="T158">a</text:span><text:span text:style-name="T158">j</text:span><text:span text:style-name="T158">e</text:span><text:span text:style-name="T158">c</text:span><text:span text:style-name="T158">t</text:span><text:span text:style-name="T158">o</text:span><text:span text:style-name="T158">r</text:span><text:span text:style-name="T158">i</text:span><text:span text:style-name="T158">e</text:span><text:span text:style-name="T158">s</text:span><text:span text:style-name="T158"> </text:span><text:span text:style-name="T158">l</text:span><text:span text:style-name="T158">u</text:span><text:span text:style-name="T158">c</text:span><text:span text:style-name="T158">k</text:span><text:span text:style-name="T158"> </text:span><text:span text:style-name="T158">o</text:span><text:span text:style-name="T158">u</text:span><text:span text:style-name="T158">t</text:span><text:span text:style-name="T158"> </text:span><text:span text:style-name="T158">a</text:span><text:span text:style-name="T158">n</text:span><text:span text:style-name="T158">d</text:span><text:span text:style-name="T158"> </text:span><text:span text:style-name="T158">s</text:span><text:span text:style-name="T158">k</text:span><text:span text:style-name="T158">i</text:span><text:span text:style-name="T158">r</text:span><text:span text:style-name="T158">t</text:span><text:span text:style-name="T158"> </text:span><text:span text:style-name="T158">t</text:span><text:span text:style-name="T158">h</text:span><text:span text:style-name="T158">e</text:span><text:span text:style-name="T158"> </text:span><text:span text:style-name="T158">d</text:span><text:span text:style-name="T158">e</text:span><text:span text:style-name="T158">a</text:span><text:span text:style-name="T158">d</text:span><text:span text:style-name="T158">l</text:span><text:span text:style-name="T158">o</text:span><text:span text:style-name="T158">c</text:span><text:span text:style-name="T158">k</text:span><text:span text:style-name="T158"> </text:span><text:span text:style-name="T158">r</text:span><text:span text:style-name="T158">e</text:span><text:span text:style-name="T158">g</text:span><text:span text:style-name="T158">i</text:span><text:span text:style-name="T158">o</text:span><text:span text:style-name="T158">n</text:span></text:p>
          <text:p text:style-name="P49"><text:span text:style-name="T158"/></text:p>
          <text:p text:style-name="P49"><text:span text:style-name="T158">U</text:span><text:span text:style-name="T158">n</text:span><text:span text:style-name="T158">f</text:span><text:span text:style-name="T158">o</text:span><text:span text:style-name="T158">r</text:span><text:span text:style-name="T158">t</text:span><text:span text:style-name="T158">u</text:span><text:span text:style-name="T158">n</text:span><text:span text:style-name="T158">a</text:span><text:span text:style-name="T158">t</text:span><text:span text:style-name="T158">e</text:span><text:span text:style-name="T158"> </text:span><text:span text:style-name="T158">f</text:span><text:span text:style-name="T158">a</text:span><text:span text:style-name="T158">c</text:span><text:span text:style-name="T158">t</text:span><text:span text:style-name="T158">: </text:span><text:span text:style-name="T158">d</text:span><text:span text:style-name="T158">e</text:span><text:span text:style-name="T158">a</text:span><text:span text:style-name="T158">d</text:span><text:span text:style-name="T158">l</text:span><text:span text:style-name="T158">o</text:span><text:span text:style-name="T158">c</text:span><text:span text:style-name="T158">k</text:span><text:span text:style-name="T158"> </text:span><text:span text:style-name="T158">i</text:span><text:span text:style-name="T158">s</text:span><text:span text:style-name="T158"> </text:span><text:span text:style-name="T158">o</text:span><text:span text:style-name="T158">f</text:span><text:span text:style-name="T158">t</text:span><text:span text:style-name="T158">e</text:span><text:span text:style-name="T158">n</text:span><text:span text:style-name="T158"> </text:span><text:span text:style-name="T158">n</text:span><text:span text:style-name="T158">o</text:span><text:span text:style-name="T158">n</text:span><text:span text:style-name="T158">d</text:span><text:span text:style-name="T158">e</text:span><text:span text:style-name="T158">t</text:span><text:span text:style-name="T158">e</text:span><text:span text:style-name="T158">r</text:span><text:span text:style-name="T158">m</text:span><text:span text:style-name="T158">i</text:span><text:span text:style-name="T158">n</text:span><text:span text:style-name="T158">i</text:span><text:span text:style-name="T158">s</text:span><text:span text:style-name="T158">t</text:span><text:span text:style-name="T158">i</text:span><text:span text:style-name="T158">c</text:span><text:span text:style-name="T158"> </text:span><text:span text:style-name="T158">(</text:span><text:span text:style-name="T158">r</text:span><text:span text:style-name="T158">a</text:span><text:span text:style-name="T158">c</text:span><text:span text:style-name="T158">e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12" draw:text-style-name="P57" draw:layer="layout" svg:x1="2.39cm" svg:y1="15.733cm" svg:x2="12.973cm" svg:y2="15.734cm">
          <text:p/>
        </draw:line>
        <draw:line draw:name="Line 21" draw:style-name="gr112" draw:text-style-name="P57" draw:layer="layout" svg:x1="2.39cm" svg:y1="15.733cm" svg:x2="2.391cm" svg:y2="5.066cm">
          <text:p/>
        </draw:line>
        <draw:custom-shape draw:name="Text Box 2" draw:style-name="gr113" draw:text-style-name="P55" draw:layer="layout" svg:width="3.081cm" svg:height="1.099cm" svg:x="12.929cm" svg:y="15.271cm">
          <text:p text:style-name="P52"><text:span text:style-name="T113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14" draw:text-style-name="P55" draw:layer="layout" svg:width="3.081cm" svg:height="1.099cm" svg:x="0.861cm" svg:y="3.881cm">
          <text:p text:style-name="P52"><text:span text:style-name="T11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15" draw:text-style-name="P87" draw:layer="layout" svg:width="1.68cm" svg:height="1.114cm" svg:x="2.768cm" svg:y="16.043cm">
          <text:p text:style-name="P86"><text:span text:style-name="T158">P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6" draw:text-style-name="P87" draw:layer="layout" svg:width="1.718cm" svg:height="1.114cm" svg:x="7.586cm" svg:y="16.043cm">
          <text:p text:style-name="P86"><text:span text:style-name="T158">V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17" draw:text-style-name="P87" draw:layer="layout" svg:width="1.68cm" svg:height="1.114cm" svg:x="4.942cm" svg:y="16.043cm">
          <text:p text:style-name="P86"><text:span text:style-name="T158">P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18" draw:text-style-name="P87" draw:layer="layout" svg:width="1.718cm" svg:height="1.114cm" svg:x="10.126cm" svg:y="16.043cm">
          <text:p text:style-name="P86"><text:span text:style-name="T158">V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19" draw:text-style-name="P57" draw:layer="layout" svg:x1="2.015cm" svg:y1="14.234cm" svg:x2="2.354cm" svg:y2="14.235cm">
          <text:p/>
        </draw:line>
        <draw:line draw:name="Line 23" draw:style-name="gr120" draw:text-style-name="P57" draw:layer="layout" svg:x1="2.015cm" svg:y1="9.511cm" svg:x2="2.368cm" svg:y2="9.498cm">
          <text:p/>
        </draw:line>
        <draw:custom-shape draw:name="Text Box 28" draw:style-name="gr121" draw:text-style-name="P87" draw:layer="layout" svg:width="1.718cm" svg:height="1.114cm" svg:x="0.406cm" svg:y="9.566cm">
          <text:p text:style-name="P86"><text:span text:style-name="T158">V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22" draw:text-style-name="P87" draw:layer="layout" svg:width="1.68cm" svg:height="1.114cm" svg:x="0.469cm" svg:y="13.998cm">
          <text:p text:style-name="P86"><text:span text:style-name="T158">P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19" draw:text-style-name="P57" draw:layer="layout" svg:x1="2.015cm" svg:y1="11.906cm" svg:x2="2.354cm" svg:y2="11.907cm">
          <text:p/>
        </draw:line>
        <draw:custom-shape draw:name="Text Box 30" draw:style-name="gr123" draw:text-style-name="P87" draw:layer="layout" svg:width="1.68cm" svg:height="1.114cm" svg:x="0.469cm" svg:y="11.965cm">
          <text:p text:style-name="P86"><text:span text:style-name="T158">P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0" draw:text-style-name="P57" draw:layer="layout" svg:x1="2.015cm" svg:y1="7.148cm" svg:x2="2.368cm" svg:y2="7.134cm">
          <text:p/>
        </draw:line>
        <draw:custom-shape draw:name="Text Box 31" draw:style-name="gr124" draw:text-style-name="P87" draw:layer="layout" svg:width="1.718cm" svg:height="1.114cm" svg:x="0.406cm" svg:y="7.203cm">
          <text:p text:style-name="P86"><text:span text:style-name="T158">V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19" draw:text-style-name="P57" draw:layer="layout" svg:x1="4.043cm" svg:y1="15.733cm" svg:x2="4.044cm" svg:y2="16.073cm">
          <text:p/>
        </draw:line>
        <draw:line draw:name="Line 32" draw:style-name="gr120" draw:text-style-name="P57" draw:layer="layout" svg:x1="9.232cm" svg:y1="15.733cm" svg:x2="9.25cm" svg:y2="16.086cm">
          <text:p/>
        </draw:line>
        <draw:line draw:name="Line 33" draw:style-name="gr120" draw:text-style-name="P57" draw:layer="layout" svg:x1="6.629cm" svg:y1="15.733cm" svg:x2="6.646cm" svg:y2="16.086cm">
          <text:p/>
        </draw:line>
        <draw:line draw:name="Line 34" draw:style-name="gr120" draw:text-style-name="P57" draw:layer="layout" svg:x1="11.835cm" svg:y1="15.733cm" svg:x2="11.853cm" svg:y2="16.086cm">
          <text:p/>
        </draw:line>
        <draw:custom-shape draw:name="Rectangle 18" draw:style-name="gr125" draw:text-style-name="P88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5" draw:text-style-name="P88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51" draw:layer="layout" svg:width="4.995cm" svg:height="1.877cm" svg:x="4.173cm" svg:y="7.229cm">
          <text:p text:style-name="P49"><text:span text:style-name="T164">Forbidden region</text:span></text:p>
          <text:p text:style-name="P49"><text:span text:style-name="T164">for s</text:span><text:span text:style-name="T16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7" draw:text-style-name="P90" draw:layer="layout" svg:width="4.995cm" svg:height="1.877cm" svg:x="6.724cm" svg:y="12.598cm">
          <text:p text:style-name="P89"><text:span text:style-name="T164">Forbidden region</text:span></text:p>
          <text:p text:style-name="P89"><text:span text:style-name="T164">for s</text:span><text:span text:style-name="T16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28" draw:text-style-name="P91" xml:id="id85" draw:id="id85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32" draw:style-name="gr129" draw:text-style-name="P51" xml:id="id88" draw:id="id88" draw:layer="layout" svg:width="2.95cm" svg:height="1.526cm" svg:x="11.444cm" svg:y="6.444cm">
          <text:p text:style-name="P49"><text:span text:style-name="T158">D</text:span><text:span text:style-name="T158">e</text:span><text:span text:style-name="T158">a</text:span><text:span text:style-name="T158">d</text:span><text:span text:style-name="T158">l</text:span><text:span text:style-name="T158">o</text:span><text:span text:style-name="T158">c</text:span><text:span text:style-name="T158">k</text:span></text:p>
          <text:p text:style-name="P49"><text:span text:style-name="T158">s</text:span><text:span text:style-name="T158">t</text:span><text:span text:style-name="T158">a</text:span><text:span text:style-name="T158">t</text:span><text:span text:style-name="T15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30" draw:text-style-name="P57" xml:id="id87" draw:id="id87" draw:layer="layout" svg:x1="11.549cm" svg:y1="7.217cm" svg:x2="6.504cm" svg:y2="12.085cm">
          <text:p/>
        </draw:line>
        <draw:custom-shape draw:name="Text Box 33" draw:style-name="gr131" draw:text-style-name="P51" xml:id="id86" draw:id="id86" draw:layer="layout" svg:width="2.412cm" svg:height="1.186cm" svg:x="3.891cm" svg:y="13.04cm">
          <text:p text:style-name="P49"><text:span text:style-name="T166">D</text:span><text:span text:style-name="T166">e</text:span><text:span text:style-name="T166">a</text:span><text:span text:style-name="T166">d</text:span><text:span text:style-name="T166">l</text:span><text:span text:style-name="T166">o</text:span><text:span text:style-name="T166">c</text:span><text:span text:style-name="T166">k</text:span></text:p>
          <text:p text:style-name="P49"><text:span text:style-name="T166">r</text:span><text:span text:style-name="T166">e</text:span><text:span text:style-name="T166">g</text:span><text:span text:style-name="T166">i</text:span><text:span text:style-name="T166">o</text:span><text:span text:style-name="T16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2" draw:text-style-name="P51" draw:layer="layout" svg:width="2.638cm" svg:height="1.154cm" svg:x="0.052cm" svg:y="16.869cm">
          <text:p text:style-name="P49"><text:span text:style-name="T162">s</text:span><text:span text:style-name="T163">0</text:span><text:span text:style-name="T158">=</text:span><text:span text:style-name="T162">s</text:span><text:span text:style-name="T163">1</text:span><text:span text:style-name="T158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33" draw:text-style-name="P20" draw:layer="layout" svg:width="1.198cm" svg:height="1.017cm" draw:transform="rotate (-1.5707963267949) translate (2.364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166" draw:style-name="gr6" draw:layer="layout" svg:width="13.546cm" svg:height="10.159cm" svg:x="3.387cm" svg:y="1.905cm" draw:page-number="37" presentation:class="page"/>
          <draw:frame draw:name="Rectangle 20" presentation:style-name="pr15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3" draw:text-style-name="P46" draw:layer="layout" svg:width="21.088cm" svg:height="2.116cm" svg:x="0.713cm" svg:y="0.847cm" presentation:class="title" presentation:user-transformed="true">
          <draw:text-box>
            <text:p text:style-name="P45"><text:span text:style-name="T81">Avoiding Deadlock</text:span></text:p>
          </draw:text-box>
        </draw:frame>
        <draw:custom-shape draw:name="Text Box 35" draw:style-name="gr134" draw:text-style-name="P50" draw:layer="layout" svg:width="18.114cm" svg:height="8.114cm" svg:x="1.199cm" svg:y="2.791cm">
          <text:p text:style-name="P49"><text:span text:style-name="T110">int main() </text:span></text:p>
          <text:p text:style-name="P49"><text:span text:style-name="T110">{</text:span></text:p>
          <text:p text:style-name="P49"><text:span text:style-name="T110"><text:s text:c="4"/></text:span><text:span text:style-name="T110">pthread_t tid[2];</text:span></text:p>
          <text:p text:style-name="P49"><text:span text:style-name="T110"><text:s text:c="4"/></text:span><text:span text:style-name="T110">Sem_init(&amp;mutex[0], 0, 1); <text:s/></text:span><text:span text:style-name="T167">/* mutex[0] = 1 */</text:span></text:p>
          <text:p text:style-name="P49"><text:span text:style-name="T110"><text:s text:c="4"/></text:span><text:span text:style-name="T110">Sem_init(&amp;mutex[1], 0, 1); <text:s/></text:span><text:span text:style-name="T167">/* mutex[1] = 1 */</text:span></text:p>
          <text:p text:style-name="P49"><text:span text:style-name="T110"><text:s text:c="4"/></text:span><text:span text:style-name="T110">Pthread_create(&amp;tid[0], NULL, count, (void*) 0);</text:span></text:p>
          <text:p text:style-name="P49"><text:span text:style-name="T110"><text:s text:c="4"/></text:span><text:span text:style-name="T110">Pthread_create(&amp;tid[1], NULL, count, (void*) 1);</text:span></text:p>
          <text:p text:style-name="P49"><text:span text:style-name="T110"><text:s text:c="4"/></text:span><text:span text:style-name="T110">Pthread_join(tid[0], NULL);</text:span></text:p>
          <text:p text:style-name="P49"><text:span text:style-name="T110"><text:s text:c="4"/></text:span><text:span text:style-name="T110">Pthread_join(tid[1], NULL);</text:span></text:p>
          <text:p text:style-name="P49"><text:span text:style-name="T110"><text:s text:c="4"/></text:span><text:span text:style-name="T110">printf("cnt=%d\n", cnt);</text:span></text:p>
          <text:p text:style-name="P49"><text:span text:style-name="T110"><text:s text:c="4"/></text:span><text:span text:style-name="T110">exit(0);</text:span></text:p>
          <text:p text:style-name="P49"><text:span text:style-name="T1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5" draw:text-style-name="P50" draw:layer="layout" svg:width="12.356cm" svg:height="7.438cm" svg:x="1.663cm" svg:y="11.357cm">
          <text:p text:style-name="P49"><text:span text:style-name="T110">void *count(void *vargp) </text:span></text:p>
          <text:p text:style-name="P49"><text:span text:style-name="T110">{</text:span></text:p>
          <text:p text:style-name="P49"><text:span text:style-name="T110"><text:s text:c="4"/></text:span><text:span text:style-name="T110">int i;</text:span></text:p>
          <text:p text:style-name="P49"><text:span text:style-name="T110"><text:s text:c="4"/></text:span><text:span text:style-name="T110">int id = (int) vargp;</text:span></text:p>
          <text:p text:style-name="P49"><text:span text:style-name="T110"><text:s text:c="4"/></text:span><text:span text:style-name="T110">for (i = 0; i &lt; NITERS; i++) {</text:span></text:p>
          <text:p text:style-name="P49"><text:span text:style-name="T110"><text:s text:c="8"/></text:span><text:span text:style-name="T110">P(&amp;mutex[0]); P(&amp;mutex[1]);</text:span></text:p>
          <text:p text:style-name="P49"><text:span text:style-name="T110"><text:tab/></text:span><text:span text:style-name="T110">cnt++;</text:span></text:p>
          <text:p text:style-name="P49"><text:span text:style-name="T110"><text:tab/></text:span><text:span text:style-name="T110">V(&amp;mutex[id]); V(&amp;mutex[1-id]);</text:span></text:p>
          <text:p text:style-name="P49"><text:span text:style-name="T110"><text:s text:c="4"/></text:span><text:span text:style-name="T110">}</text:span></text:p>
          <text:p text:style-name="P49"><text:span text:style-name="T110"><text:s text:c="4"/></text:span><text:span text:style-name="T110">return NULL;</text:span></text:p>
          <text:p text:style-name="P49"><text:span text:style-name="T1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6" draw:text-style-name="P84" draw:layer="layout" svg:width="2.244cm" svg:height="5.585cm" svg:x="17.145cm" svg:y="12.065cm">
          <text:p text:style-name="P49"><text:span text:style-name="T158">Tid[0]:</text:span></text:p>
          <text:p text:style-name="P49"><text:span text:style-name="T158">P(s0);</text:span></text:p>
          <text:p text:style-name="P49"><text:span text:style-name="T158">P(s1);</text:span></text:p>
          <text:p text:style-name="P49"><text:span text:style-name="T158">cnt++;</text:span></text:p>
          <text:p text:style-name="P49"><text:span text:style-name="T158">V(s0);</text:span></text:p>
          <text:p text:style-name="P49"><text:span text:style-name="T158">V(s1);</text:span></text:p>
          <text:p text:style-name="P49"><text:span text:style-name="T1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7" draw:text-style-name="P84" draw:layer="layout" svg:width="2.244cm" svg:height="5.585cm" svg:x="20.32cm" svg:y="12.065cm">
          <text:p text:style-name="P49"><text:span text:style-name="T158">Tid[1]:</text:span></text:p>
          <text:p text:style-name="P49"><text:span text:style-name="T158">P(s0);</text:span></text:p>
          <text:p text:style-name="P49"><text:span text:style-name="T158">P(s1);</text:span></text:p>
          <text:p text:style-name="P49"><text:span text:style-name="T158">cnt++;</text:span></text:p>
          <text:p text:style-name="P49"><text:span text:style-name="T158">V(s1);</text:span></text:p>
          <text:p text:style-name="P49"><text:span text:style-name="T158">V(s0);</text:span></text:p>
          <text:p text:style-name="P49"><text:span text:style-name="T1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8" draw:text-style-name="P51" draw:layer="layout" svg:width="11.759cm" svg:height="1.098cm" svg:x="11.678cm" svg:y="1.482cm">
          <text:p text:style-name="P49"><text:span text:style-name="T168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70" draw:style-name="gr6" draw:layer="layout" svg:width="13.546cm" svg:height="10.159cm" svg:x="3.387cm" svg:y="1.905cm" draw:page-number="38" presentation:class="page"/>
          <draw:frame draw:name="Rectangle 22" presentation:style-name="pr16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3" draw:text-style-name="P46" draw:layer="layout" svg:width="21.088cm" svg:height="2.116cm" svg:x="0.992cm" svg:y="1.21cm" presentation:class="title" presentation:user-transformed="true">
          <draw:text-box>
            <text:p text:style-name="P45"><text:span text:style-name="T81">Avoided Deadlock in Progress Graph</text:span></text:p>
          </draw:text-box>
        </draw:frame>
        <draw:line draw:name="Line 1" draw:style-name="gr75" draw:text-style-name="P57" draw:layer="layout" svg:x1="2.39cm" svg:y1="15.733cm" svg:x2="12.973cm" svg:y2="15.734cm">
          <text:p/>
        </draw:line>
        <draw:line draw:name="Line 2" draw:style-name="gr75" draw:text-style-name="P57" draw:layer="layout" svg:x1="2.39cm" svg:y1="15.733cm" svg:x2="2.391cm" svg:y2="5.066cm">
          <text:p/>
        </draw:line>
        <draw:custom-shape draw:name="Text Box 39" draw:style-name="gr139" draw:text-style-name="P55" draw:layer="layout" svg:width="3.081cm" svg:height="1.099cm" svg:x="12.929cm" svg:y="15.271cm">
          <text:p text:style-name="P52"><text:span text:style-name="T113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40" draw:text-style-name="P55" draw:layer="layout" svg:width="3.081cm" svg:height="1.099cm" svg:x="0.861cm" svg:y="3.881cm">
          <text:p text:style-name="P52"><text:span text:style-name="T11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1" draw:text-style-name="P87" draw:layer="layout" svg:width="1.68cm" svg:height="1.114cm" svg:x="2.768cm" svg:y="16.043cm">
          <text:p text:style-name="P86"><text:span text:style-name="T158">P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2" draw:text-style-name="P87" draw:layer="layout" svg:width="1.763cm" svg:height="1.114cm" svg:x="7.526cm" svg:y="16.035cm">
          <text:p text:style-name="P86"><text:span text:style-name="T158">V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3" draw:text-style-name="P87" draw:layer="layout" svg:width="1.68cm" svg:height="1.114cm" svg:x="4.942cm" svg:y="16.029cm">
          <text:p text:style-name="P86"><text:span text:style-name="T158">P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4" draw:text-style-name="P87" draw:layer="layout" svg:width="1.718cm" svg:height="1.114cm" svg:x="10.111cm" svg:y="16.043cm">
          <text:p text:style-name="P86"><text:span text:style-name="T158">V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45" draw:text-style-name="P57" draw:layer="layout" svg:x1="2.015cm" svg:y1="14.234cm" svg:x2="2.354cm" svg:y2="14.235cm">
          <text:p/>
        </draw:line>
        <draw:line draw:name="Line 37" draw:style-name="gr146" draw:text-style-name="P57" draw:layer="layout" svg:x1="2.015cm" svg:y1="9.511cm" svg:x2="2.368cm" svg:y2="9.498cm">
          <text:p/>
        </draw:line>
        <draw:custom-shape draw:name="Text Box 47" draw:style-name="gr147" draw:text-style-name="P87" draw:layer="layout" svg:width="1.718cm" svg:height="1.114cm" svg:x="0.406cm" svg:y="9.925cm">
          <text:p text:style-name="P86"><text:span text:style-name="T158">V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8" draw:text-style-name="P87" draw:layer="layout" svg:width="1.68cm" svg:height="1.114cm" svg:x="0.467cm" svg:y="14.139cm">
          <text:p text:style-name="P86"><text:span text:style-name="T158">P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45" draw:text-style-name="P57" draw:layer="layout" svg:x1="2.015cm" svg:y1="11.906cm" svg:x2="2.354cm" svg:y2="11.907cm">
          <text:p/>
        </draw:line>
        <draw:custom-shape draw:name="Text Box 49" draw:style-name="gr149" draw:text-style-name="P87" draw:layer="layout" svg:width="1.68cm" svg:height="1.114cm" svg:x="0.467cm" svg:y="12.324cm">
          <text:p text:style-name="P86"><text:span text:style-name="T158">P(s</text:span><text:span text:style-name="T159">1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46" draw:text-style-name="P57" draw:layer="layout" svg:x1="2.015cm" svg:y1="7.148cm" svg:x2="2.368cm" svg:y2="7.134cm">
          <text:p/>
        </draw:line>
        <draw:custom-shape draw:name="Text Box 50" draw:style-name="gr150" draw:text-style-name="P87" draw:layer="layout" svg:width="1.718cm" svg:height="1.114cm" svg:x="0.406cm" svg:y="7.561cm">
          <text:p text:style-name="P86"><text:span text:style-name="T158">V(s</text:span><text:span text:style-name="T159">0</text:span><text:span text:style-name="T1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45" draw:text-style-name="P57" draw:layer="layout" svg:x1="4.043cm" svg:y1="15.733cm" svg:x2="4.044cm" svg:y2="16.073cm">
          <text:p/>
        </draw:line>
        <draw:line draw:name="Line 41" draw:style-name="gr146" draw:text-style-name="P57" draw:layer="layout" svg:x1="9.232cm" svg:y1="15.733cm" svg:x2="9.25cm" svg:y2="16.086cm">
          <text:p/>
        </draw:line>
        <draw:line draw:name="Line 42" draw:style-name="gr146" draw:text-style-name="P57" draw:layer="layout" svg:x1="6.629cm" svg:y1="15.733cm" svg:x2="6.646cm" svg:y2="16.086cm">
          <text:p/>
        </draw:line>
        <draw:line draw:name="Line 43" draw:style-name="gr146" draw:text-style-name="P57" draw:layer="layout" svg:x1="11.835cm" svg:y1="15.733cm" svg:x2="11.853cm" svg:y2="16.086cm">
          <text:p/>
        </draw:line>
        <draw:custom-shape draw:name="Rectangle 23" draw:style-name="gr151" draw:text-style-name="P88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2" draw:text-style-name="P88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3" draw:text-style-name="P51" draw:layer="layout" svg:width="4.995cm" svg:height="1.877cm" svg:x="4.173cm" svg:y="7.229cm">
          <text:p text:style-name="P49"><text:span text:style-name="T164">Forbidden region</text:span></text:p>
          <text:p text:style-name="P49"><text:span text:style-name="T164">for s</text:span><text:span text:style-name="T16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4" draw:text-style-name="P90" draw:layer="layout" svg:width="4.995cm" svg:height="1.877cm" svg:x="6.724cm" svg:y="12.598cm">
          <text:p text:style-name="P89"><text:span text:style-name="T164">Forbidden region</text:span></text:p>
          <text:p text:style-name="P89"><text:span text:style-name="T164">for s</text:span><text:span text:style-name="T16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55" draw:text-style-name="P51" draw:layer="layout" svg:width="2.638cm" svg:height="1.154cm" svg:x="0.052cm" svg:y="16.869cm">
          <text:p text:style-name="P49"><text:span text:style-name="T162">s</text:span><text:span text:style-name="T163">0</text:span><text:span text:style-name="T158">=</text:span><text:span text:style-name="T162">s</text:span><text:span text:style-name="T163">1</text:span><text:span text:style-name="T158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56" draw:text-style-name="P20" draw:layer="layout" svg:width="1.198cm" svg:height="1.017cm" draw:transform="rotate (-1.5707963267949) translate (2.364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52" draw:style-name="gr157" draw:text-style-name="P51" draw:layer="layout" svg:width="8.624cm" svg:height="6.097cm" svg:x="15.937cm" svg:y="4.269cm">
          <text:p text:style-name="P49"><text:span text:style-name="T158">No way for trajectory to get stuck</text:span></text:p>
          <text:p text:style-name="P49"><text:span text:style-name="T158"/></text:p>
          <text:p text:style-name="P49"><text:span text:style-name="T158">Processes acquire locks in same order</text:span></text:p>
          <text:p text:style-name="P49"><text:span text:style-name="T158"/></text:p>
          <text:p text:style-name="P49"><text:span text:style-name="T158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75" draw:style-name="gr6" draw:layer="layout" svg:width="13.546cm" svg:height="10.159cm" svg:x="3.387cm" svg:y="1.905cm" draw:page-number="39" presentation:class="page"/>
          <draw:frame draw:name="Rectangle 25" presentation:style-name="pr17" draw:text-style-name="P5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5">Programmers need a clear model of how variables are shared by threads. </text:span></text:p>
            </text:list-item>
          </text:list>
          <text:p text:style-name="P17"><text:span text:style-name="T37"/></text:p>
          <text:list text:continue-numbering="true" text:style-name="L2">
            <text:list-item>
              <text:p text:style-name="P17"><text:span text:style-name="T15">Variables shared by multiple threads must be protected to ensure mutually exclusive access.</text:span></text:p>
            </text:list-item>
          </text:list>
          <text:p text:style-name="P17"><text:span text:style-name="T37"/></text:p>
          <text:list text:continue-numbering="true" text:style-name="L2">
            <text:list-item>
              <text:p text:style-name="P17"><text:span text:style-name="T15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10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3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2" draw:layer="backgroundobjects" svg:width="3.637cm" svg:height="0.758cm" svg:x="21.938cm" svg:y="-0.075cm">
        <text:p text:style-name="MP11"><text:span text:style-name="MT4">C</text:span><text:span text:style-name="MT4">a</text:span><text:span text:style-name="MT4">r</text:span><text:span text:style-name="MT4">n</text:span><text:span text:style-name="MT4">e</text:span><text:span text:style-name="MT4">g</text:span><text:span text:style-name="MT4">i</text:span><text:span text:style-name="MT4">e </text:span><text:span text:style-name="MT4">M</text:span><text:span text:style-name="MT4">e</text:span><text:span text:style-name="MT4">l</text:span><text:span text:style-name="MT4">l</text:span><text:span text:style-name="MT4">o</text:span><text:span text:style-name="MT4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2" draw:layer="backgroundobjects" svg:width="12.682cm" svg:height="0.674cm" svg:x="0.071cm" svg:y="18.415cm">
        <text:p text:style-name="MP11"><text:span text:style-name="MT6">B</text:span><text:span text:style-name="MT6">r</text:span><text:span text:style-name="MT6">y</text:span><text:span text:style-name="MT6">a</text:span><text:span text:style-name="MT6">n</text:span><text:span text:style-name="MT6">t </text:span><text:span text:style-name="MT6">a</text:span><text:span text:style-name="MT6">n</text:span><text:span text:style-name="MT6">d </text:span><text:span text:style-name="MT6">O</text:span><text:span text:style-name="MT6">’</text:span><text:span text:style-name="MT6">H</text:span><text:span text:style-name="MT6">a</text:span><text:span text:style-name="MT6">ll</text:span><text:span text:style-name="MT6">a</text:span><text:span text:style-name="MT6">r</text:span><text:span text:style-name="MT6">o</text:span><text:span text:style-name="MT6">n</text:span><text:span text:style-name="MT6">, </text:span><text:span text:style-name="MT6">C</text:span><text:span text:style-name="MT6">o</text:span><text:span text:style-name="MT6">m</text:span><text:span text:style-name="MT6">p</text:span><text:span text:style-name="MT6">u</text:span><text:span text:style-name="MT6">t</text:span><text:span text:style-name="MT6">e</text:span><text:span text:style-name="MT6">r </text:span><text:span text:style-name="MT6">S</text:span><text:span text:style-name="MT6">y</text:span><text:span text:style-name="MT6">s</text:span><text:span text:style-name="MT6">t</text:span><text:span text:style-name="MT6">e</text:span><text:span text:style-name="MT6">m</text:span><text:span text:style-name="MT6">s</text:span><text:span text:style-name="MT6">: </text:span><text:span text:style-name="MT6">A</text:span><text:span text:style-name="MT6"> </text:span><text:span text:style-name="MT6">P</text:span><text:span text:style-name="MT6">r</text:span><text:span text:style-name="MT6">o</text:span><text:span text:style-name="MT6">g</text:span><text:span text:style-name="MT6">r</text:span><text:span text:style-name="MT6">a</text:span><text:span text:style-name="MT6">m</text:span><text:span text:style-name="MT6">m</text:span><text:span text:style-name="MT6">e</text:span><text:span text:style-name="MT6">r’</text:span><text:span text:style-name="MT6">s </text:span><text:span text:style-name="MT6">P</text:span><text:span text:style-name="MT6">e</text:span><text:span text:style-name="MT6">r</text:span><text:span text:style-name="MT6">s</text:span><text:span text:style-name="MT6">p</text:span><text:span text:style-name="MT6">e</text:span><text:span text:style-name="MT6">c</text:span><text:span text:style-name="MT6">ti</text:span><text:span text:style-name="MT6">v</text:span><text:span text:style-name="MT6">e</text:span><text:span text:style-name="MT6">, </text:span><text:span text:style-name="MT6">T</text:span><text:span text:style-name="MT6">h</text:span><text:span text:style-name="MT6">ir</text:span><text:span text:style-name="MT6">d </text:span><text:span text:style-name="MT6">E</text:span><text:span text:style-name="MT6">d</text:span><text:span text:style-name="MT6">i</text:span><text:span text:style-name="MT6">ti</text:span><text:span text:style-name="MT6">o</text:span><text:span text:style-name="MT6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Content Placeholder 2" presentation:style-name="Mpr8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text </text:span><text:span text:style-name="MT8">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2-13T14:12:44.847377662</dc:date>
    <meta:editing-cycles>987</meta:editing-cycles>
    <dc:title>Introduction to Computer Systems 15-213/18-243, spring 2009</dc:title>
    <meta:editing-duration>P22DT22H45M5S</meta:editing-duration>
    <meta:generator>LibreOffice/7.2.3.2$Linux_X86_64 LibreOffice_project/a49ed84f3d037188bbbcb324f9afc3796d887539</meta:generator>
    <meta:document-statistic meta:object-count="9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888cm" svg:y="0.222cm" svg:width="21.293cm" svg:height="1.461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0.888cm" svg:y="0.152cm" svg:width="21.108cm" svg:height="6.388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888cm" svg:y="0.059cm" svg:width="21.293cm" svg:height="1.917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